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65cm" fo:margin-left="0.009cm" fo:margin-top="0cm" fo:margin-bottom="0cm" table:align="left" style:writing-mode="lr-tb"/>
    </style:style>
    <style:style style:name="Tabella1.A" style:family="table-column">
      <style:table-column-properties style:column-width="5.854cm"/>
    </style:style>
    <style:style style:name="Tabella1.C" style:family="table-column">
      <style:table-column-properties style:column-width="5.856cm"/>
    </style:style>
    <style:style style:name="Tabella1.1" style:family="table-row">
      <style:table-row-properties style:min-row-height="0.88cm" fo:keep-together="auto"/>
    </style:style>
    <style:style style:name="Tabel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2" style:family="table-row">
      <style:table-row-properties style:min-row-height="1.265cm" fo:keep-together="auto"/>
    </style:style>
    <style:style style:name="Tabel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7" style:family="table">
      <style:table-properties style:width="17.263cm" fo:margin-left="-0.199cm" table:align="left" style:writing-mode="lr-tb"/>
    </style:style>
    <style:style style:name="Tabella27.A" style:family="table-column">
      <style:table-column-properties style:column-width="8.622cm"/>
    </style:style>
    <style:style style:name="Tabella27.B" style:family="table-column">
      <style:table-column-properties style:column-width="8.641cm"/>
    </style:style>
    <style:style style:name="Tabella27.1" style:family="table-row">
      <style:table-row-properties fo:keep-together="auto"/>
    </style:style>
    <style:style style:name="Tabella2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8" style:family="table">
      <style:table-properties style:width="17.263cm" fo:margin-left="-0.199cm" table:align="left" style:writing-mode="lr-tb"/>
    </style:style>
    <style:style style:name="Tabella28.A" style:family="table-column">
      <style:table-column-properties style:column-width="8.622cm"/>
    </style:style>
    <style:style style:name="Tabella28.B" style:family="table-column">
      <style:table-column-properties style:column-width="8.641cm"/>
    </style:style>
    <style:style style:name="Tabella28.1" style:family="table-row">
      <style:table-row-properties fo:keep-together="auto"/>
    </style:style>
    <style:style style:name="Tabella2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9" style:family="table">
      <style:table-properties style:width="17.263cm" fo:margin-left="-0.199cm" table:align="left" style:writing-mode="lr-tb"/>
    </style:style>
    <style:style style:name="Tabella29.A" style:family="table-column">
      <style:table-column-properties style:column-width="8.622cm"/>
    </style:style>
    <style:style style:name="Tabella29.B" style:family="table-column">
      <style:table-column-properties style:column-width="8.641cm"/>
    </style:style>
    <style:style style:name="Tabella29.1" style:family="table-row">
      <style:table-row-properties fo:keep-together="auto"/>
    </style:style>
    <style:style style:name="Tabella2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" style:family="table">
      <style:table-properties style:width="17.263cm" fo:margin-left="-0.199cm" table:align="left" style:writing-mode="lr-tb"/>
    </style:style>
    <style:style style:name="Tabella2.A" style:family="table-column">
      <style:table-column-properties style:column-width="8.622cm"/>
    </style:style>
    <style:style style:name="Tabella2.B" style:family="table-column">
      <style:table-column-properties style:column-width="8.641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" style:family="table">
      <style:table-properties style:width="17.263cm" fo:margin-left="-0.199cm" table:align="left" style:writing-mode="lr-tb"/>
    </style:style>
    <style:style style:name="Tabella3.A" style:family="table-column">
      <style:table-column-properties style:column-width="8.622cm"/>
    </style:style>
    <style:style style:name="Tabella3.B" style:family="table-column">
      <style:table-column-properties style:column-width="8.641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" style:family="table">
      <style:table-properties style:width="17.263cm" fo:margin-left="-0.199cm" table:align="left" style:writing-mode="lr-tb"/>
    </style:style>
    <style:style style:name="Tabella4.A" style:family="table-column">
      <style:table-column-properties style:column-width="8.622cm"/>
    </style:style>
    <style:style style:name="Tabella4.B" style:family="table-column">
      <style:table-column-properties style:column-width="8.641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" style:family="table">
      <style:table-properties style:width="17.263cm" fo:margin-left="-0.199cm" table:align="left" style:writing-mode="lr-tb"/>
    </style:style>
    <style:style style:name="Tabella5.A" style:family="table-column">
      <style:table-column-properties style:column-width="8.622cm"/>
    </style:style>
    <style:style style:name="Tabella5.B" style:family="table-column">
      <style:table-column-properties style:column-width="8.641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" style:family="table">
      <style:table-properties style:width="17.263cm" fo:margin-left="-0.199cm" table:align="left" style:writing-mode="lr-tb"/>
    </style:style>
    <style:style style:name="Tabella6.A" style:family="table-column">
      <style:table-column-properties style:column-width="8.622cm"/>
    </style:style>
    <style:style style:name="Tabella6.B" style:family="table-column">
      <style:table-column-properties style:column-width="8.641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" style:family="table">
      <style:table-properties style:width="17.263cm" fo:margin-left="-0.199cm" table:align="left" style:writing-mode="lr-tb"/>
    </style:style>
    <style:style style:name="Tabella7.A" style:family="table-column">
      <style:table-column-properties style:column-width="8.622cm"/>
    </style:style>
    <style:style style:name="Tabella7.B" style:family="table-column">
      <style:table-column-properties style:column-width="8.641cm"/>
    </style:style>
    <style:style style:name="Tabella7.1" style:family="table-row">
      <style:table-row-properties fo:keep-together="auto"/>
    </style:style>
    <style:style style:name="Tabel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8" style:family="table">
      <style:table-properties style:width="17.263cm" fo:margin-left="-0.199cm" table:align="left" style:writing-mode="lr-tb"/>
    </style:style>
    <style:style style:name="Tabella8.A" style:family="table-column">
      <style:table-column-properties style:column-width="8.622cm"/>
    </style:style>
    <style:style style:name="Tabella8.B" style:family="table-column">
      <style:table-column-properties style:column-width="8.641cm"/>
    </style:style>
    <style:style style:name="Tabella8.1" style:family="table-row">
      <style:table-row-properties fo:keep-together="auto"/>
    </style:style>
    <style:style style:name="Tabel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1" style:family="table">
      <style:table-properties style:width="17.263cm" fo:margin-left="-0.199cm" table:align="left" style:writing-mode="lr-tb"/>
    </style:style>
    <style:style style:name="Tabella21.A" style:family="table-column">
      <style:table-column-properties style:column-width="8.622cm"/>
    </style:style>
    <style:style style:name="Tabella21.B" style:family="table-column">
      <style:table-column-properties style:column-width="8.641cm"/>
    </style:style>
    <style:style style:name="Tabella21.1" style:family="table-row">
      <style:table-row-properties fo:keep-together="auto"/>
    </style:style>
    <style:style style:name="Tabella2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2" style:family="table">
      <style:table-properties style:width="17.263cm" fo:margin-left="-0.199cm" table:align="left" style:writing-mode="lr-tb"/>
    </style:style>
    <style:style style:name="Tabella22.A" style:family="table-column">
      <style:table-column-properties style:column-width="8.622cm"/>
    </style:style>
    <style:style style:name="Tabella22.B" style:family="table-column">
      <style:table-column-properties style:column-width="8.641cm"/>
    </style:style>
    <style:style style:name="Tabella22.1" style:family="table-row">
      <style:table-row-properties fo:keep-together="auto"/>
    </style:style>
    <style:style style:name="Tabella2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3" style:family="table">
      <style:table-properties style:width="17.263cm" fo:margin-left="-0.199cm" table:align="left" style:writing-mode="lr-tb"/>
    </style:style>
    <style:style style:name="Tabella23.A" style:family="table-column">
      <style:table-column-properties style:column-width="8.622cm"/>
    </style:style>
    <style:style style:name="Tabella23.B" style:family="table-column">
      <style:table-column-properties style:column-width="8.641cm"/>
    </style:style>
    <style:style style:name="Tabella23.1" style:family="table-row">
      <style:table-row-properties fo:keep-together="auto"/>
    </style:style>
    <style:style style:name="Tabella2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4" style:family="table">
      <style:table-properties style:width="17.263cm" fo:margin-left="-0.199cm" table:align="left" style:writing-mode="lr-tb"/>
    </style:style>
    <style:style style:name="Tabella24.A" style:family="table-column">
      <style:table-column-properties style:column-width="8.622cm"/>
    </style:style>
    <style:style style:name="Tabella24.B" style:family="table-column">
      <style:table-column-properties style:column-width="8.641cm"/>
    </style:style>
    <style:style style:name="Tabella24.1" style:family="table-row">
      <style:table-row-properties fo:keep-together="auto"/>
    </style:style>
    <style:style style:name="Tabella2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5" style:family="table">
      <style:table-properties style:width="17.263cm" fo:margin-left="-0.199cm" table:align="left" style:writing-mode="lr-tb"/>
    </style:style>
    <style:style style:name="Tabella25.A" style:family="table-column">
      <style:table-column-properties style:column-width="8.622cm"/>
    </style:style>
    <style:style style:name="Tabella25.B" style:family="table-column">
      <style:table-column-properties style:column-width="8.641cm"/>
    </style:style>
    <style:style style:name="Tabella25.1" style:family="table-row">
      <style:table-row-properties fo:keep-together="auto"/>
    </style:style>
    <style:style style:name="Tabella2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6" style:family="table">
      <style:table-properties style:width="17.263cm" fo:margin-left="-0.199cm" table:align="left" style:writing-mode="lr-tb"/>
    </style:style>
    <style:style style:name="Tabella26.A" style:family="table-column">
      <style:table-column-properties style:column-width="8.622cm"/>
    </style:style>
    <style:style style:name="Tabella26.B" style:family="table-column">
      <style:table-column-properties style:column-width="8.641cm"/>
    </style:style>
    <style:style style:name="Tabella26.1" style:family="table-row">
      <style:table-row-properties fo:keep-together="auto"/>
    </style:style>
    <style:style style:name="Tabella2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0" style:family="table">
      <style:table-properties style:width="17.263cm" fo:margin-left="-0.199cm" table:align="left" style:writing-mode="lr-tb"/>
    </style:style>
    <style:style style:name="Tabella30.A" style:family="table-column">
      <style:table-column-properties style:column-width="8.622cm"/>
    </style:style>
    <style:style style:name="Tabella30.B" style:family="table-column">
      <style:table-column-properties style:column-width="8.641cm"/>
    </style:style>
    <style:style style:name="Tabella30.1" style:family="table-row">
      <style:table-row-properties fo:keep-together="auto"/>
    </style:style>
    <style:style style:name="Tabella3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9" style:family="table">
      <style:table-properties style:width="17.263cm" fo:margin-left="-0.199cm" table:align="left" style:writing-mode="lr-tb"/>
    </style:style>
    <style:style style:name="Tabella9.A" style:family="table-column">
      <style:table-column-properties style:column-width="8.622cm"/>
    </style:style>
    <style:style style:name="Tabella9.B" style:family="table-column">
      <style:table-column-properties style:column-width="8.641cm"/>
    </style:style>
    <style:style style:name="Tabella9.1" style:family="table-row">
      <style:table-row-properties fo:keep-together="auto"/>
    </style:style>
    <style:style style:name="Tabella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0" style:family="table">
      <style:table-properties style:width="17.263cm" fo:margin-left="-0.199cm" table:align="left" style:writing-mode="lr-tb"/>
    </style:style>
    <style:style style:name="Tabella10.A" style:family="table-column">
      <style:table-column-properties style:column-width="8.622cm"/>
    </style:style>
    <style:style style:name="Tabella10.B" style:family="table-column">
      <style:table-column-properties style:column-width="8.641cm"/>
    </style:style>
    <style:style style:name="Tabella10.1" style:family="table-row">
      <style:table-row-properties fo:keep-together="auto"/>
    </style:style>
    <style:style style:name="Tabella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1" style:family="table">
      <style:table-properties style:width="17.263cm" fo:margin-left="-0.199cm" table:align="left" style:writing-mode="lr-tb"/>
    </style:style>
    <style:style style:name="Tabella31.A" style:family="table-column">
      <style:table-column-properties style:column-width="8.622cm"/>
    </style:style>
    <style:style style:name="Tabella31.B" style:family="table-column">
      <style:table-column-properties style:column-width="8.641cm"/>
    </style:style>
    <style:style style:name="Tabella31.1" style:family="table-row">
      <style:table-row-properties fo:keep-together="auto"/>
    </style:style>
    <style:style style:name="Tabella3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2" style:family="table">
      <style:table-properties style:width="17.263cm" fo:margin-left="-0.199cm" table:align="left" style:writing-mode="lr-tb"/>
    </style:style>
    <style:style style:name="Tabella32.A" style:family="table-column">
      <style:table-column-properties style:column-width="8.622cm"/>
    </style:style>
    <style:style style:name="Tabella32.B" style:family="table-column">
      <style:table-column-properties style:column-width="8.641cm"/>
    </style:style>
    <style:style style:name="Tabella32.1" style:family="table-row">
      <style:table-row-properties fo:keep-together="auto"/>
    </style:style>
    <style:style style:name="Tabella3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3" style:family="table">
      <style:table-properties style:width="17.263cm" fo:margin-left="-0.199cm" table:align="left" style:writing-mode="lr-tb"/>
    </style:style>
    <style:style style:name="Tabella33.A" style:family="table-column">
      <style:table-column-properties style:column-width="8.622cm"/>
    </style:style>
    <style:style style:name="Tabella33.B" style:family="table-column">
      <style:table-column-properties style:column-width="8.641cm"/>
    </style:style>
    <style:style style:name="Tabella33.1" style:family="table-row">
      <style:table-row-properties fo:keep-together="auto"/>
    </style:style>
    <style:style style:name="Tabella3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4" style:family="table">
      <style:table-properties style:width="17.263cm" fo:margin-left="-0.199cm" table:align="left" style:writing-mode="lr-tb"/>
    </style:style>
    <style:style style:name="Tabella34.A" style:family="table-column">
      <style:table-column-properties style:column-width="8.622cm"/>
    </style:style>
    <style:style style:name="Tabella34.B" style:family="table-column">
      <style:table-column-properties style:column-width="8.641cm"/>
    </style:style>
    <style:style style:name="Tabella34.1" style:family="table-row">
      <style:table-row-properties fo:keep-together="auto"/>
    </style:style>
    <style:style style:name="Tabella3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1" style:family="table">
      <style:table-properties style:width="17.263cm" fo:margin-left="-0.199cm" table:align="left" style:writing-mode="lr-tb"/>
    </style:style>
    <style:style style:name="Tabella11.A" style:family="table-column">
      <style:table-column-properties style:column-width="8.622cm"/>
    </style:style>
    <style:style style:name="Tabella11.B" style:family="table-column">
      <style:table-column-properties style:column-width="8.641cm"/>
    </style:style>
    <style:style style:name="Tabella11.1" style:family="table-row">
      <style:table-row-properties fo:keep-together="auto"/>
    </style:style>
    <style:style style:name="Tabella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2" style:family="table">
      <style:table-properties style:width="17.263cm" fo:margin-left="-0.199cm" table:align="left" style:writing-mode="lr-tb"/>
    </style:style>
    <style:style style:name="Tabella12.A" style:family="table-column">
      <style:table-column-properties style:column-width="8.622cm"/>
    </style:style>
    <style:style style:name="Tabella12.B" style:family="table-column">
      <style:table-column-properties style:column-width="8.641cm"/>
    </style:style>
    <style:style style:name="Tabella12.1" style:family="table-row">
      <style:table-row-properties fo:keep-together="auto"/>
    </style:style>
    <style:style style:name="Tabella1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5" style:family="table">
      <style:table-properties style:width="17.263cm" fo:margin-left="-0.199cm" table:align="left" style:writing-mode="lr-tb"/>
    </style:style>
    <style:style style:name="Tabella35.A" style:family="table-column">
      <style:table-column-properties style:column-width="8.622cm"/>
    </style:style>
    <style:style style:name="Tabella35.B" style:family="table-column">
      <style:table-column-properties style:column-width="8.641cm"/>
    </style:style>
    <style:style style:name="Tabella35.1" style:family="table-row">
      <style:table-row-properties fo:keep-together="auto"/>
    </style:style>
    <style:style style:name="Tabella3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6" style:family="table">
      <style:table-properties style:width="17.263cm" fo:margin-left="-0.199cm" table:align="left" style:writing-mode="lr-tb"/>
    </style:style>
    <style:style style:name="Tabella36.A" style:family="table-column">
      <style:table-column-properties style:column-width="8.622cm"/>
    </style:style>
    <style:style style:name="Tabella36.B" style:family="table-column">
      <style:table-column-properties style:column-width="8.641cm"/>
    </style:style>
    <style:style style:name="Tabella36.1" style:family="table-row">
      <style:table-row-properties fo:keep-together="auto"/>
    </style:style>
    <style:style style:name="Tabella3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7" style:family="table">
      <style:table-properties style:width="17.263cm" fo:margin-left="-0.199cm" table:align="left" style:writing-mode="lr-tb"/>
    </style:style>
    <style:style style:name="Tabella37.A" style:family="table-column">
      <style:table-column-properties style:column-width="8.622cm"/>
    </style:style>
    <style:style style:name="Tabella37.B" style:family="table-column">
      <style:table-column-properties style:column-width="8.641cm"/>
    </style:style>
    <style:style style:name="Tabella37.1" style:family="table-row">
      <style:table-row-properties fo:keep-together="auto"/>
    </style:style>
    <style:style style:name="Tabella3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3" style:family="table">
      <style:table-properties style:width="17.263cm" fo:margin-left="-0.199cm" table:align="left" style:writing-mode="lr-tb"/>
    </style:style>
    <style:style style:name="Tabella13.A" style:family="table-column">
      <style:table-column-properties style:column-width="8.622cm"/>
    </style:style>
    <style:style style:name="Tabella13.B" style:family="table-column">
      <style:table-column-properties style:column-width="8.641cm"/>
    </style:style>
    <style:style style:name="Tabella13.1" style:family="table-row">
      <style:table-row-properties fo:keep-together="auto"/>
    </style:style>
    <style:style style:name="Tabella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4" style:family="table">
      <style:table-properties style:width="17.263cm" fo:margin-left="-0.199cm" table:align="left" style:writing-mode="lr-tb"/>
    </style:style>
    <style:style style:name="Tabella14.A" style:family="table-column">
      <style:table-column-properties style:column-width="8.622cm"/>
    </style:style>
    <style:style style:name="Tabella14.B" style:family="table-column">
      <style:table-column-properties style:column-width="8.641cm"/>
    </style:style>
    <style:style style:name="Tabella14.1" style:family="table-row">
      <style:table-row-properties fo:keep-together="auto"/>
    </style:style>
    <style:style style:name="Tabella1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5" style:family="table">
      <style:table-properties style:width="17.263cm" fo:margin-left="-0.199cm" table:align="left" style:writing-mode="lr-tb"/>
    </style:style>
    <style:style style:name="Tabella15.A" style:family="table-column">
      <style:table-column-properties style:column-width="8.622cm"/>
    </style:style>
    <style:style style:name="Tabella15.B" style:family="table-column">
      <style:table-column-properties style:column-width="8.641cm"/>
    </style:style>
    <style:style style:name="Tabella15.1" style:family="table-row">
      <style:table-row-properties fo:keep-together="auto"/>
    </style:style>
    <style:style style:name="Tabella1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6" style:family="table">
      <style:table-properties style:width="17.263cm" fo:margin-left="-0.199cm" table:align="left" style:writing-mode="lr-tb"/>
    </style:style>
    <style:style style:name="Tabella16.A" style:family="table-column">
      <style:table-column-properties style:column-width="8.622cm"/>
    </style:style>
    <style:style style:name="Tabella16.B" style:family="table-column">
      <style:table-column-properties style:column-width="8.641cm"/>
    </style:style>
    <style:style style:name="Tabella16.1" style:family="table-row">
      <style:table-row-properties fo:keep-together="auto"/>
    </style:style>
    <style:style style:name="Tabella1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8" style:family="table">
      <style:table-properties style:width="17.263cm" fo:margin-left="-0.199cm" table:align="left" style:writing-mode="lr-tb"/>
    </style:style>
    <style:style style:name="Tabella38.A" style:family="table-column">
      <style:table-column-properties style:column-width="8.622cm"/>
    </style:style>
    <style:style style:name="Tabella38.B" style:family="table-column">
      <style:table-column-properties style:column-width="8.641cm"/>
    </style:style>
    <style:style style:name="Tabella38.1" style:family="table-row">
      <style:table-row-properties fo:keep-together="auto"/>
    </style:style>
    <style:style style:name="Tabella3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9" style:family="table">
      <style:table-properties style:width="17.263cm" fo:margin-left="-0.199cm" table:align="left" style:writing-mode="lr-tb"/>
    </style:style>
    <style:style style:name="Tabella39.A" style:family="table-column">
      <style:table-column-properties style:column-width="8.622cm"/>
    </style:style>
    <style:style style:name="Tabella39.B" style:family="table-column">
      <style:table-column-properties style:column-width="8.641cm"/>
    </style:style>
    <style:style style:name="Tabella39.1" style:family="table-row">
      <style:table-row-properties fo:keep-together="auto"/>
    </style:style>
    <style:style style:name="Tabella3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0" style:family="table">
      <style:table-properties style:width="17.263cm" fo:margin-left="-0.199cm" table:align="left" style:writing-mode="lr-tb"/>
    </style:style>
    <style:style style:name="Tabella40.A" style:family="table-column">
      <style:table-column-properties style:column-width="8.622cm"/>
    </style:style>
    <style:style style:name="Tabella40.B" style:family="table-column">
      <style:table-column-properties style:column-width="8.641cm"/>
    </style:style>
    <style:style style:name="Tabella40.1" style:family="table-row">
      <style:table-row-properties fo:keep-together="auto"/>
    </style:style>
    <style:style style:name="Tabella4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1" style:family="table">
      <style:table-properties style:width="17.263cm" fo:margin-left="-0.199cm" table:align="left" style:writing-mode="lr-tb"/>
    </style:style>
    <style:style style:name="Tabella41.A" style:family="table-column">
      <style:table-column-properties style:column-width="8.622cm"/>
    </style:style>
    <style:style style:name="Tabella41.B" style:family="table-column">
      <style:table-column-properties style:column-width="8.641cm"/>
    </style:style>
    <style:style style:name="Tabella41.1" style:family="table-row">
      <style:table-row-properties fo:keep-together="auto"/>
    </style:style>
    <style:style style:name="Tabella4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2" style:family="table">
      <style:table-properties style:width="17.263cm" fo:margin-left="-0.199cm" table:align="left" style:writing-mode="lr-tb"/>
    </style:style>
    <style:style style:name="Tabella42.A" style:family="table-column">
      <style:table-column-properties style:column-width="8.622cm"/>
    </style:style>
    <style:style style:name="Tabella42.B" style:family="table-column">
      <style:table-column-properties style:column-width="8.641cm"/>
    </style:style>
    <style:style style:name="Tabella42.1" style:family="table-row">
      <style:table-row-properties fo:keep-together="auto"/>
    </style:style>
    <style:style style:name="Tabella4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3" style:family="table">
      <style:table-properties style:width="17.263cm" fo:margin-left="-0.199cm" table:align="left" style:writing-mode="lr-tb"/>
    </style:style>
    <style:style style:name="Tabella43.A" style:family="table-column">
      <style:table-column-properties style:column-width="8.622cm"/>
    </style:style>
    <style:style style:name="Tabella43.B" style:family="table-column">
      <style:table-column-properties style:column-width="8.641cm"/>
    </style:style>
    <style:style style:name="Tabella43.1" style:family="table-row">
      <style:table-row-properties fo:keep-together="auto"/>
    </style:style>
    <style:style style:name="Tabella4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4" style:family="table">
      <style:table-properties style:width="17.263cm" fo:margin-left="-0.199cm" table:align="left" style:writing-mode="lr-tb"/>
    </style:style>
    <style:style style:name="Tabella44.A" style:family="table-column">
      <style:table-column-properties style:column-width="8.622cm"/>
    </style:style>
    <style:style style:name="Tabella44.B" style:family="table-column">
      <style:table-column-properties style:column-width="8.641cm"/>
    </style:style>
    <style:style style:name="Tabella44.1" style:family="table-row">
      <style:table-row-properties fo:keep-together="auto"/>
    </style:style>
    <style:style style:name="Tabella4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7" style:family="table">
      <style:table-properties style:width="17.263cm" fo:margin-left="-0.199cm" table:align="left" style:writing-mode="lr-tb"/>
    </style:style>
    <style:style style:name="Tabella17.A" style:family="table-column">
      <style:table-column-properties style:column-width="8.622cm"/>
    </style:style>
    <style:style style:name="Tabella17.B" style:family="table-column">
      <style:table-column-properties style:column-width="8.641cm"/>
    </style:style>
    <style:style style:name="Tabella17.1" style:family="table-row">
      <style:table-row-properties fo:keep-together="auto"/>
    </style:style>
    <style:style style:name="Tabella1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8" style:family="table">
      <style:table-properties style:width="17.263cm" fo:margin-left="-0.199cm" table:align="left" style:writing-mode="lr-tb"/>
    </style:style>
    <style:style style:name="Tabella18.A" style:family="table-column">
      <style:table-column-properties style:column-width="8.622cm"/>
    </style:style>
    <style:style style:name="Tabella18.B" style:family="table-column">
      <style:table-column-properties style:column-width="8.641cm"/>
    </style:style>
    <style:style style:name="Tabella18.1" style:family="table-row">
      <style:table-row-properties fo:keep-together="auto"/>
    </style:style>
    <style:style style:name="Tabella1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7" style:family="table">
      <style:table-properties style:width="17.263cm" fo:margin-left="-0.199cm" table:align="left" style:writing-mode="lr-tb"/>
    </style:style>
    <style:style style:name="Tabella47.A" style:family="table-column">
      <style:table-column-properties style:column-width="8.622cm"/>
    </style:style>
    <style:style style:name="Tabella47.B" style:family="table-column">
      <style:table-column-properties style:column-width="8.641cm"/>
    </style:style>
    <style:style style:name="Tabella47.1" style:family="table-row">
      <style:table-row-properties fo:keep-together="auto"/>
    </style:style>
    <style:style style:name="Tabella4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8" style:family="table">
      <style:table-properties style:width="17.263cm" fo:margin-left="-0.199cm" table:align="left" style:writing-mode="lr-tb"/>
    </style:style>
    <style:style style:name="Tabella48.A" style:family="table-column">
      <style:table-column-properties style:column-width="8.622cm"/>
    </style:style>
    <style:style style:name="Tabella48.B" style:family="table-column">
      <style:table-column-properties style:column-width="8.641cm"/>
    </style:style>
    <style:style style:name="Tabella48.1" style:family="table-row">
      <style:table-row-properties fo:keep-together="auto"/>
    </style:style>
    <style:style style:name="Tabella4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9" style:family="table">
      <style:table-properties style:width="17.263cm" fo:margin-left="-0.199cm" table:align="left" style:writing-mode="lr-tb"/>
    </style:style>
    <style:style style:name="Tabella49.A" style:family="table-column">
      <style:table-column-properties style:column-width="8.622cm"/>
    </style:style>
    <style:style style:name="Tabella49.B" style:family="table-column">
      <style:table-column-properties style:column-width="8.641cm"/>
    </style:style>
    <style:style style:name="Tabella49.1" style:family="table-row">
      <style:table-row-properties fo:keep-together="auto"/>
    </style:style>
    <style:style style:name="Tabella4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0" style:family="table">
      <style:table-properties style:width="17.263cm" fo:margin-left="-0.199cm" table:align="left" style:writing-mode="lr-tb"/>
    </style:style>
    <style:style style:name="Tabella50.A" style:family="table-column">
      <style:table-column-properties style:column-width="8.622cm"/>
    </style:style>
    <style:style style:name="Tabella50.B" style:family="table-column">
      <style:table-column-properties style:column-width="8.641cm"/>
    </style:style>
    <style:style style:name="Tabella50.1" style:family="table-row">
      <style:table-row-properties fo:keep-together="auto"/>
    </style:style>
    <style:style style:name="Tabella5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5" style:family="table">
      <style:table-properties style:width="17.263cm" fo:margin-left="-0.199cm" table:align="left" style:writing-mode="lr-tb"/>
    </style:style>
    <style:style style:name="Tabella45.A" style:family="table-column">
      <style:table-column-properties style:column-width="8.622cm"/>
    </style:style>
    <style:style style:name="Tabella45.B" style:family="table-column">
      <style:table-column-properties style:column-width="8.641cm"/>
    </style:style>
    <style:style style:name="Tabella45.1" style:family="table-row">
      <style:table-row-properties fo:keep-together="auto"/>
    </style:style>
    <style:style style:name="Tabella4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6" style:family="table">
      <style:table-properties style:width="17.263cm" fo:margin-left="-0.199cm" table:align="left" style:writing-mode="lr-tb"/>
    </style:style>
    <style:style style:name="Tabella46.A" style:family="table-column">
      <style:table-column-properties style:column-width="8.622cm"/>
    </style:style>
    <style:style style:name="Tabella46.B" style:family="table-column">
      <style:table-column-properties style:column-width="8.641cm"/>
    </style:style>
    <style:style style:name="Tabella46.1" style:family="table-row">
      <style:table-row-properties fo:keep-together="auto"/>
    </style:style>
    <style:style style:name="Tabella4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9" style:family="table">
      <style:table-properties style:width="17.263cm" fo:margin-left="-0.199cm" table:align="left" style:writing-mode="lr-tb"/>
    </style:style>
    <style:style style:name="Tabella19.A" style:family="table-column">
      <style:table-column-properties style:column-width="8.622cm"/>
    </style:style>
    <style:style style:name="Tabella19.B" style:family="table-column">
      <style:table-column-properties style:column-width="8.641cm"/>
    </style:style>
    <style:style style:name="Tabella19.1" style:family="table-row">
      <style:table-row-properties fo:keep-together="auto"/>
    </style:style>
    <style:style style:name="Tabella1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0" style:family="table">
      <style:table-properties style:width="17.263cm" fo:margin-left="-0.199cm" table:align="left" style:writing-mode="lr-tb"/>
    </style:style>
    <style:style style:name="Tabella20.A" style:family="table-column">
      <style:table-column-properties style:column-width="8.622cm"/>
    </style:style>
    <style:style style:name="Tabella20.B" style:family="table-column">
      <style:table-column-properties style:column-width="8.641cm"/>
    </style:style>
    <style:style style:name="Tabella20.1" style:family="table-row">
      <style:table-row-properties fo:keep-together="auto"/>
    </style:style>
    <style:style style:name="Tabella2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_20__28_user_29_">
      <style:paragraph-properties fo:break-before="page"/>
      <style:text-properties fo:font-size="16pt" fo:language="en" fo:country="GB" fo:font-weight="bold" officeooo:paragraph-rsid="00047137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paragraph-rsid="00047137"/>
    </style:style>
    <style:style style:name="P6" style:family="paragraph" style:parent-style-name="Standard">
      <style:text-properties fo:font-size="16pt" officeooo:rsid="00047137" officeooo:paragraph-rsid="00047137" style:font-size-asian="16pt" style:font-size-complex="16pt"/>
    </style:style>
    <style:style style:name="P7" style:family="paragraph" style:parent-style-name="Standard">
      <style:text-properties fo:font-size="16pt" officeooo:rsid="00047137" officeooo:paragraph-rsid="0006bade" style:font-size-asian="16pt" style:font-size-complex="16pt"/>
    </style:style>
    <style:style style:name="P8" style:family="paragraph" style:parent-style-name="Standard">
      <style:text-properties fo:font-size="16pt" officeooo:paragraph-rsid="000e8c6a" style:font-size-asian="16pt" style:font-size-complex="16pt"/>
    </style:style>
    <style:style style:name="P9" style:family="paragraph" style:parent-style-name="Standard">
      <style:text-properties fo:font-size="16pt" officeooo:paragraph-rsid="000f5215" style:font-size-asian="16pt" style:font-size-complex="16pt"/>
    </style:style>
    <style:style style:name="P10" style:family="paragraph" style:parent-style-name="Standard">
      <style:text-properties fo:font-size="16pt" officeooo:paragraph-rsid="00100601" style:font-size-asian="16pt" style:font-size-complex="16pt"/>
    </style:style>
    <style:style style:name="P11" style:family="paragraph" style:parent-style-name="Standard">
      <style:text-properties fo:font-size="16pt" officeooo:paragraph-rsid="00116ca1" style:font-size-asian="16pt" style:font-size-complex="16pt"/>
    </style:style>
    <style:style style:name="P12" style:family="paragraph" style:parent-style-name="Standard">
      <style:text-properties fo:font-size="16pt" officeooo:paragraph-rsid="00144431" style:font-size-asian="16pt" style:font-size-complex="16pt"/>
    </style:style>
    <style:style style:name="P13" style:family="paragraph" style:parent-style-name="Standard">
      <style:text-properties fo:font-weight="bold" officeooo:paragraph-rsid="0006bade" style:font-weight-asian="bold"/>
    </style:style>
    <style:style style:name="P14" style:family="paragraph" style:parent-style-name="Standard">
      <style:text-properties fo:font-weight="bold" officeooo:paragraph-rsid="000779db" style:font-weight-asian="bold"/>
    </style:style>
    <style:style style:name="P15" style:family="paragraph" style:parent-style-name="Standard">
      <style:text-properties fo:font-weight="bold" officeooo:paragraph-rsid="0008e54d" style:font-weight-asian="bold"/>
    </style:style>
    <style:style style:name="P16" style:family="paragraph" style:parent-style-name="Standard">
      <style:text-properties fo:font-weight="bold" officeooo:paragraph-rsid="00091cd0" style:font-weight-asian="bold"/>
    </style:style>
    <style:style style:name="P17" style:family="paragraph" style:parent-style-name="Standard">
      <style:text-properties fo:font-weight="bold" officeooo:paragraph-rsid="000abda4" style:font-weight-asian="bold"/>
    </style:style>
    <style:style style:name="P18" style:family="paragraph" style:parent-style-name="Standard">
      <style:text-properties fo:font-weight="bold" officeooo:paragraph-rsid="000e8c6a" style:font-weight-asian="bold"/>
    </style:style>
    <style:style style:name="P19" style:family="paragraph" style:parent-style-name="Standard">
      <style:text-properties fo:font-weight="bold" officeooo:paragraph-rsid="000f5215" style:font-weight-asian="bold"/>
    </style:style>
    <style:style style:name="P20" style:family="paragraph" style:parent-style-name="Standard">
      <style:text-properties fo:font-weight="bold" officeooo:paragraph-rsid="00100601" style:font-weight-asian="bold"/>
    </style:style>
    <style:style style:name="P21" style:family="paragraph" style:parent-style-name="Standard">
      <style:text-properties fo:font-weight="bold" officeooo:paragraph-rsid="00116ca1" style:font-weight-asian="bold"/>
    </style:style>
    <style:style style:name="P22" style:family="paragraph" style:parent-style-name="Standard">
      <style:text-properties fo:font-weight="bold" officeooo:paragraph-rsid="00131990" style:font-weight-asian="bold"/>
    </style:style>
    <style:style style:name="P23" style:family="paragraph" style:parent-style-name="Standard">
      <style:text-properties fo:font-weight="bold" officeooo:paragraph-rsid="0013b049" style:font-weight-asian="bold"/>
    </style:style>
    <style:style style:name="P24" style:family="paragraph" style:parent-style-name="Standard">
      <style:text-properties fo:font-weight="bold" officeooo:paragraph-rsid="00144431" style:font-weight-asian="bold"/>
    </style:style>
    <style:style style:name="P25" style:family="paragraph" style:parent-style-name="Standard">
      <style:text-properties fo:font-weight="bold" officeooo:paragraph-rsid="001610e5" style:font-weight-asian="bold"/>
    </style:style>
    <style:style style:name="P26" style:family="paragraph" style:parent-style-name="Standard">
      <style:text-properties officeooo:paragraph-rsid="0006bade" style:font-weight-complex="bold"/>
    </style:style>
    <style:style style:name="P27" style:family="paragraph" style:parent-style-name="Standard">
      <style:text-properties officeooo:paragraph-rsid="000779db" style:font-weight-complex="bold"/>
    </style:style>
    <style:style style:name="P28" style:family="paragraph" style:parent-style-name="Standard">
      <style:text-properties officeooo:paragraph-rsid="0008e54d" style:font-weight-complex="bold"/>
    </style:style>
    <style:style style:name="P29" style:family="paragraph" style:parent-style-name="Standard">
      <style:text-properties officeooo:paragraph-rsid="00091cd0" style:font-weight-complex="bold"/>
    </style:style>
    <style:style style:name="P30" style:family="paragraph" style:parent-style-name="Standard">
      <style:text-properties officeooo:paragraph-rsid="000abda4" style:font-weight-complex="bold"/>
    </style:style>
    <style:style style:name="P31" style:family="paragraph" style:parent-style-name="Standard">
      <style:text-properties officeooo:rsid="00091cd0" officeooo:paragraph-rsid="00091cd0" style:font-weight-complex="bold"/>
    </style:style>
    <style:style style:name="P32" style:family="paragraph" style:parent-style-name="Standard">
      <style:text-properties officeooo:paragraph-rsid="000e8c6a" style:font-weight-complex="bold"/>
    </style:style>
    <style:style style:name="P33" style:family="paragraph" style:parent-style-name="Standard">
      <style:text-properties officeooo:paragraph-rsid="000f5215" style:font-weight-complex="bold"/>
    </style:style>
    <style:style style:name="P34" style:family="paragraph" style:parent-style-name="Standard">
      <style:text-properties officeooo:paragraph-rsid="00100601" style:font-weight-complex="bold"/>
    </style:style>
    <style:style style:name="P35" style:family="paragraph" style:parent-style-name="Standard">
      <style:text-properties officeooo:paragraph-rsid="00116ca1" style:font-weight-complex="bold"/>
    </style:style>
    <style:style style:name="P36" style:family="paragraph" style:parent-style-name="Standard">
      <style:text-properties officeooo:paragraph-rsid="00131990" style:font-weight-complex="bold"/>
    </style:style>
    <style:style style:name="P37" style:family="paragraph" style:parent-style-name="Standard">
      <style:text-properties officeooo:paragraph-rsid="0013b049" style:font-weight-complex="bold"/>
    </style:style>
    <style:style style:name="P38" style:family="paragraph" style:parent-style-name="Standard">
      <style:text-properties officeooo:paragraph-rsid="00144431" style:font-weight-complex="bold"/>
    </style:style>
    <style:style style:name="P39" style:family="paragraph" style:parent-style-name="Standard">
      <style:text-properties officeooo:paragraph-rsid="0006bade"/>
    </style:style>
    <style:style style:name="P40" style:family="paragraph" style:parent-style-name="Standard">
      <style:text-properties officeooo:paragraph-rsid="000779db"/>
    </style:style>
    <style:style style:name="P41" style:family="paragraph" style:parent-style-name="Standard">
      <style:text-properties officeooo:paragraph-rsid="0008e54d"/>
    </style:style>
    <style:style style:name="P42" style:family="paragraph" style:parent-style-name="Standard">
      <style:text-properties officeooo:paragraph-rsid="00091cd0"/>
    </style:style>
    <style:style style:name="P43" style:family="paragraph" style:parent-style-name="Standard">
      <style:text-properties officeooo:paragraph-rsid="000abda4"/>
    </style:style>
    <style:style style:name="P44" style:family="paragraph" style:parent-style-name="Standard">
      <style:text-properties style:font-name="Liberation Sans" fo:font-size="20pt" fo:font-weight="bold" officeooo:rsid="00047137" officeooo:paragraph-rsid="00091cd0" style:font-name-asian="Microsoft YaHei" style:font-size-asian="20pt" style:font-weight-asian="bold" style:font-name-complex="Mangal" style:font-size-complex="20pt" style:font-weight-complex="bold"/>
    </style:style>
    <style:style style:name="P45" style:family="paragraph" style:parent-style-name="Standard">
      <style:text-properties style:font-name="Liberation Sans" fo:font-size="20pt" fo:font-weight="bold" officeooo:rsid="00047137" officeooo:paragraph-rsid="00100601" style:font-name-asian="Microsoft YaHei" style:font-size-asian="20pt" style:font-weight-asian="bold" style:font-name-complex="Mangal" style:font-size-complex="20pt" style:font-weight-complex="bold"/>
    </style:style>
    <style:style style:name="P46" style:family="paragraph" style:parent-style-name="Standard">
      <style:text-properties officeooo:paragraph-rsid="000e8c6a"/>
    </style:style>
    <style:style style:name="P47" style:family="paragraph" style:parent-style-name="Standard">
      <style:text-properties officeooo:paragraph-rsid="000f5215"/>
    </style:style>
    <style:style style:name="P48" style:family="paragraph" style:parent-style-name="Standard">
      <style:text-properties officeooo:paragraph-rsid="00100601"/>
    </style:style>
    <style:style style:name="P49" style:family="paragraph" style:parent-style-name="Standard">
      <style:text-properties officeooo:paragraph-rsid="00116ca1"/>
    </style:style>
    <style:style style:name="P50" style:family="paragraph" style:parent-style-name="Standard">
      <style:text-properties officeooo:paragraph-rsid="00131990"/>
    </style:style>
    <style:style style:name="P51" style:family="paragraph" style:parent-style-name="Standard">
      <style:text-properties officeooo:paragraph-rsid="0013b049"/>
    </style:style>
    <style:style style:name="P52" style:family="paragraph" style:parent-style-name="Standard">
      <style:text-properties officeooo:paragraph-rsid="00144431"/>
    </style:style>
    <style:style style:name="P53" style:family="paragraph" style:parent-style-name="Standard">
      <style:text-properties officeooo:paragraph-rsid="001610e5"/>
    </style:style>
    <style:style style:name="P54" style:family="paragraph" style:parent-style-name="Standard">
      <style:paragraph-properties fo:margin-top="0cm" fo:margin-bottom="0.282cm" style:contextual-spacing="false" fo:line-height="108%" fo:hyphenation-ladder-count="no-limit" style:vertical-align="auto"/>
      <style:text-properties fo:color="#1c1e7c" loext:opacity="100%" fo:font-size="40pt" fo:language="en" fo:country="GB" fo:font-weight="bold" officeooo:paragraph-rsid="00047137" style:font-size-asian="40pt" style:font-weight-asian="bold" style:font-size-complex="40pt" style:font-weight-complex="bold" fo:hyphenate="true" fo:hyphenation-remain-char-count="2" fo:hyphenation-push-char-count="2" loext:hyphenation-no-caps="false"/>
    </style:style>
    <style:style style:name="P55" style:family="paragraph" style:parent-style-name="Standard_20__28_user_29_">
      <style:paragraph-properties fo:margin-top="0cm" fo:margin-bottom="0.282cm" style:contextual-spacing="false" fo:line-height="108%" fo:hyphenation-ladder-count="no-limit" style:vertical-align="auto"/>
      <style:text-properties fo:color="#000000" loext:opacity="100%" fo:font-size="16pt" fo:language="it" fo:country="IT" fo:font-weight="bold" officeooo:paragraph-rsid="00047137" style:font-size-asian="16pt" style:font-weight-asian="bold" style:font-size-complex="16pt" style:font-weight-complex="bold" fo:hyphenate="true" fo:hyphenation-remain-char-count="2" fo:hyphenation-push-char-count="2" loext:hyphenation-no-caps="false"/>
    </style:style>
    <style:style style:name="P56" style:family="paragraph" style:parent-style-name="Standard_20__28_user_29_">
      <style:paragraph-properties fo:text-align="center" style:justify-single-word="false"/>
      <style:text-properties fo:color="#1c1e7c" loext:opacity="100%" fo:font-size="20pt" fo:font-weight="bold" officeooo:paragraph-rsid="00047137" style:font-size-asian="20pt" style:font-weight-asian="bold" style:font-size-complex="20pt" style:font-weight-complex="bold"/>
    </style:style>
    <style:style style:name="P57" style:family="paragraph" style:parent-style-name="Standard_20__28_user_29_">
      <style:paragraph-properties fo:text-align="center" style:justify-single-word="false"/>
      <style:text-properties fo:color="#1c1e7c" loext:opacity="100%" fo:font-size="40pt" fo:language="en" fo:country="GB" fo:font-weight="bold" officeooo:paragraph-rsid="00047137" style:font-size-asian="40pt" style:font-weight-asian="bold" style:font-size-complex="40pt" style:font-weight-complex="bold"/>
    </style:style>
    <style:style style:name="P58" style:family="paragraph" style:parent-style-name="Standard_20__28_user_29_">
      <style:paragraph-properties fo:text-align="center" style:justify-single-word="false"/>
      <style:text-properties officeooo:paragraph-rsid="00047137"/>
    </style:style>
    <style:style style:name="P59" style:family="paragraph" style:parent-style-name="Standard_20__28_user_29_">
      <style:paragraph-properties fo:text-align="center" style:justify-single-word="false"/>
      <style:text-properties officeooo:rsid="00047137" officeooo:paragraph-rsid="00047137"/>
    </style:style>
    <style:style style:name="P60" style:family="paragraph" style:parent-style-name="Standard_20__28_user_29_">
      <style:text-properties fo:font-size="16pt" fo:language="en" fo:country="GB" officeooo:paragraph-rsid="00047137" style:font-size-asian="16pt" style:font-size-complex="16pt"/>
    </style:style>
    <style:style style:name="P61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20pt" fo:language="it" fo:country="IT" fo:font-weight="bold" officeooo:paragraph-rsid="00047137" style:font-name-asian="SimSun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62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paragraph-rsid="00047137" style:font-name-asian="SimSun" style:font-size-asian="14pt" style:font-size-complex="10pt" fo:hyphenate="false" fo:hyphenation-remain-char-count="2" fo:hyphenation-push-char-count="2" loext:hyphenation-no-caps="false"/>
    </style:style>
    <style:style style:name="P63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047137" style:font-name-asian="SimSun" style:font-size-complex="8pt" fo:hyphenate="false" fo:hyphenation-remain-char-count="2" fo:hyphenation-push-char-count="2" loext:hyphenation-no-caps="false"/>
    </style:style>
    <style:style style:name="P64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officeooo:paragraph-rsid="00047137" fo:hyphenate="false" fo:hyphenation-remain-char-count="2" fo:hyphenation-push-char-count="2" loext:hyphenation-no-caps="false"/>
    </style:style>
    <style:style style:name="P65" style:family="paragraph" style:parent-style-name="Text_20_body">
      <style:text-properties officeooo:rsid="00047137" officeooo:paragraph-rsid="000abda4"/>
    </style:style>
    <style:style style:name="P66" style:family="paragraph" style:parent-style-name="Text_20_body">
      <style:text-properties fo:font-size="16pt" officeooo:rsid="00047137" officeooo:paragraph-rsid="00047137" style:font-size-asian="16pt" style:font-size-complex="16pt"/>
    </style:style>
    <style:style style:name="P67" style:family="paragraph" style:parent-style-name="Text_20_body">
      <style:text-properties fo:font-size="16pt" officeooo:rsid="00047137" officeooo:paragraph-rsid="0006bade" style:font-size-asian="16pt" style:font-size-complex="16pt"/>
    </style:style>
    <style:style style:name="P68" style:family="paragraph" style:parent-style-name="Text_20_body">
      <style:text-properties fo:font-size="16pt" officeooo:paragraph-rsid="000779db" style:font-size-asian="16pt" style:font-size-complex="16pt"/>
    </style:style>
    <style:style style:name="P69" style:family="paragraph" style:parent-style-name="Text_20_body">
      <style:text-properties fo:font-size="16pt" officeooo:paragraph-rsid="00091cd0" style:font-size-asian="16pt" style:font-size-complex="16pt"/>
    </style:style>
    <style:style style:name="P70" style:family="paragraph" style:parent-style-name="Text_20_body">
      <style:text-properties officeooo:paragraph-rsid="0006bade"/>
    </style:style>
    <style:style style:name="P71" style:family="paragraph" style:parent-style-name="Text_20_body" style:list-style-name="">
      <style:text-properties fo:font-size="16pt" officeooo:paragraph-rsid="001610e5" style:font-size-asian="16pt" style:font-size-complex="16pt"/>
    </style:style>
    <style:style style:name="P72" style:family="paragraph" style:parent-style-name="Standard_20__28_user_29_" style:master-page-name="Standard">
      <style:paragraph-properties fo:text-align="center" style:justify-single-word="false" style:page-number="auto"/>
      <style:text-properties fo:color="#1c1e7c" loext:opacity="100%" fo:font-size="20pt" fo:font-weight="bold" officeooo:paragraph-rsid="00047137" style:font-size-asian="20pt" style:font-weight-asian="bold" style:font-size-complex="20pt" style:font-weight-complex="bold"/>
    </style:style>
    <style:style style:name="P73" style:family="paragraph" style:parent-style-name="Heading_20_1" style:list-style-name="">
      <style:text-properties fo:font-size="20pt" officeooo:rsid="00047137" officeooo:paragraph-rsid="00047137" style:font-size-asian="20pt" style:font-size-complex="20pt"/>
    </style:style>
    <style:style style:name="P74" style:family="paragraph" style:parent-style-name="Heading_20_1">
      <style:text-properties fo:font-size="20pt" officeooo:paragraph-rsid="00091cd0" style:font-size-asian="20pt" style:font-size-complex="20pt"/>
    </style:style>
    <style:style style:name="P75" style:family="paragraph" style:parent-style-name="Heading_20_1">
      <style:text-properties style:font-name="Liberation Sans" fo:font-size="20pt" fo:font-weight="bold" officeooo:rsid="00047137" officeooo:paragraph-rsid="0006bade" style:font-name-asian="Microsoft YaHei" style:font-size-asian="20pt" style:font-weight-asian="bold" style:font-name-complex="Mangal" style:font-size-complex="20pt" style:font-weight-complex="bold"/>
    </style:style>
    <style:style style:name="P76" style:family="paragraph" style:parent-style-name="Heading_20_1">
      <style:text-properties style:font-name="Liberation Sans" fo:font-size="20pt" fo:font-weight="bold" officeooo:rsid="00047137" officeooo:paragraph-rsid="000779db" style:font-name-asian="Microsoft YaHei" style:font-size-asian="20pt" style:font-weight-asian="bold" style:font-name-complex="Mangal" style:font-size-complex="20pt" style:font-weight-complex="bold"/>
    </style:style>
    <style:style style:name="P77" style:family="paragraph" style:parent-style-name="Heading_20_1" style:list-style-name="">
      <style:text-properties style:font-name="Liberation Sans" fo:font-size="20pt" fo:font-weight="bold" officeooo:rsid="00047137" officeooo:paragraph-rsid="000779db" style:font-name-asian="Microsoft YaHei" style:font-size-asian="20pt" style:font-weight-asian="bold" style:font-name-complex="Mangal" style:font-size-complex="20pt" style:font-weight-complex="bold"/>
    </style:style>
    <style:style style:name="P78" style:family="paragraph" style:parent-style-name="Heading_20_1" style:list-style-name="">
      <style:text-properties style:font-name="Liberation Sans" fo:font-size="20pt" fo:font-weight="bold" officeooo:rsid="00047137" officeooo:paragraph-rsid="000abda4" style:font-name-asian="Microsoft YaHei" style:font-size-asian="20pt" style:font-weight-asian="bold" style:font-name-complex="Mangal" style:font-size-complex="20pt" style:font-weight-complex="bold"/>
    </style:style>
    <style:style style:name="P79" style:family="paragraph" style:parent-style-name="Heading_20_1">
      <style:text-properties style:font-name="Liberation Sans" fo:font-size="20pt" fo:font-weight="bold" officeooo:rsid="00047137" officeooo:paragraph-rsid="00091cd0" style:font-name-asian="Microsoft YaHei" style:font-size-asian="20pt" style:font-weight-asian="bold" style:font-name-complex="Mangal" style:font-size-complex="20pt" style:font-weight-complex="bold"/>
    </style:style>
    <style:style style:name="P80" style:family="paragraph" style:parent-style-name="Heading_20_1">
      <style:text-properties style:font-name="Liberation Sans" fo:font-size="20pt" fo:font-weight="bold" officeooo:rsid="00047137" officeooo:paragraph-rsid="00100601" style:font-name-asian="Microsoft YaHei" style:font-size-asian="20pt" style:font-weight-asian="bold" style:font-name-complex="Mangal" style:font-size-complex="20pt" style:font-weight-complex="bold"/>
    </style:style>
    <style:style style:name="P81" style:family="paragraph" style:parent-style-name="Heading_20_1">
      <style:text-properties style:font-name="Liberation Sans" fo:font-size="20pt" fo:font-weight="bold" officeooo:rsid="00047137" officeooo:paragraph-rsid="000abda4" style:font-name-asian="Microsoft YaHei" style:font-size-asian="20pt" style:font-weight-asian="bold" style:font-name-complex="Mangal" style:font-size-complex="20pt" style:font-weight-complex="bold"/>
    </style:style>
    <style:style style:name="P82" style:family="paragraph" style:parent-style-name="Heading_20_1">
      <style:paragraph-properties fo:break-before="page"/>
      <style:text-properties fo:font-size="20pt" officeooo:rsid="00047137" officeooo:paragraph-rsid="00047137" style:font-size-asian="20pt" style:font-size-complex="20pt"/>
    </style:style>
    <style:style style:name="P83" style:family="paragraph" style:parent-style-name="Heading_20_1">
      <style:paragraph-properties fo:break-before="page"/>
      <style:text-properties fo:font-size="20pt" officeooo:paragraph-rsid="000779db" style:font-size-asian="20pt" style:font-size-complex="20pt"/>
    </style:style>
    <style:style style:name="P84" style:family="paragraph" style:parent-style-name="Heading_20_1">
      <style:paragraph-properties fo:break-before="page"/>
      <style:text-properties style:font-name="Liberation Sans" fo:font-size="20pt" fo:font-weight="bold" officeooo:rsid="00047137" officeooo:paragraph-rsid="000abda4" style:font-name-asian="Microsoft YaHei" style:font-size-asian="20pt" style:font-weight-asian="bold" style:font-name-complex="Mangal" style:font-size-complex="20pt" style:font-weight-complex="bold"/>
    </style:style>
    <style:style style:name="P85" style:family="paragraph" style:parent-style-name="Heading_20_2">
      <style:text-properties fo:font-size="16pt" style:font-size-asian="16pt" style:font-size-complex="16pt"/>
    </style:style>
    <style:style style:name="P86" style:family="paragraph" style:parent-style-name="Heading_20_2">
      <style:text-properties fo:font-size="16pt" officeooo:rsid="00047137" officeooo:paragraph-rsid="00047137" style:font-size-asian="16pt" style:font-size-complex="16pt"/>
    </style:style>
    <style:style style:name="P87" style:family="paragraph" style:parent-style-name="Heading_20_2">
      <style:text-properties fo:font-size="16pt" officeooo:rsid="00047137" officeooo:paragraph-rsid="0006bade" style:font-size-asian="16pt" style:font-size-complex="16pt"/>
    </style:style>
    <style:style style:name="P88" style:family="paragraph" style:parent-style-name="Heading_20_2" style:list-style-name="">
      <style:text-properties fo:font-size="16pt" officeooo:rsid="00047137" officeooo:paragraph-rsid="0006bade" style:font-size-asian="16pt" style:font-size-complex="16pt"/>
    </style:style>
    <style:style style:name="P89" style:family="paragraph" style:parent-style-name="Heading_20_2">
      <style:text-properties fo:font-size="16pt" officeooo:paragraph-rsid="000f5215" style:font-size-asian="16pt" style:font-size-complex="16pt"/>
    </style:style>
    <style:style style:name="P90" style:family="paragraph" style:parent-style-name="Heading_20_2">
      <style:text-properties fo:font-size="16pt" officeooo:paragraph-rsid="0008e54d" style:font-size-asian="16pt" style:font-size-complex="16pt"/>
    </style:style>
    <style:style style:name="P91" style:family="paragraph" style:parent-style-name="Heading_20_2" style:list-style-name="">
      <style:text-properties fo:font-size="16pt" officeooo:paragraph-rsid="0008e54d" style:font-size-asian="16pt" style:font-size-complex="16pt"/>
    </style:style>
    <style:style style:name="P92" style:family="paragraph" style:parent-style-name="Heading_20_2" style:list-style-name="">
      <style:text-properties fo:font-size="16pt" officeooo:paragraph-rsid="00091cd0" style:font-size-asian="16pt" style:font-size-complex="16pt"/>
    </style:style>
    <style:style style:name="P93" style:family="paragraph" style:parent-style-name="Heading_20_2" style:list-style-name="">
      <style:text-properties fo:font-size="16pt" officeooo:paragraph-rsid="001610e5" style:font-size-asian="16pt" style:font-size-complex="16pt"/>
    </style:style>
    <style:style style:name="P94" style:family="paragraph" style:parent-style-name="Heading_20_2">
      <style:text-properties fo:font-size="16pt" officeooo:paragraph-rsid="00100601" style:font-size-asian="16pt" style:font-size-complex="16pt"/>
    </style:style>
    <style:style style:name="P95" style:family="paragraph" style:parent-style-name="Heading_20_2">
      <style:text-properties fo:font-size="16pt" officeooo:paragraph-rsid="00091cd0" style:font-size-asian="16pt" style:font-size-complex="16pt"/>
    </style:style>
    <style:style style:name="P96" style:family="paragraph" style:parent-style-name="Heading_20_2">
      <style:text-properties fo:font-size="16pt" officeooo:paragraph-rsid="00116ca1" style:font-size-asian="16pt" style:font-size-complex="16pt"/>
    </style:style>
    <style:style style:name="P97" style:family="paragraph" style:parent-style-name="Heading_20_2">
      <style:text-properties fo:font-size="16pt" officeooo:paragraph-rsid="0013b049" style:font-size-asian="16pt" style:font-size-complex="16pt"/>
    </style:style>
    <style:style style:name="P98" style:family="paragraph" style:parent-style-name="Heading_20_2">
      <style:text-properties fo:font-size="16pt" officeooo:paragraph-rsid="001610e5" style:font-size-asian="16pt" style:font-size-complex="16pt"/>
    </style:style>
    <style:style style:name="P99" style:family="paragraph" style:parent-style-name="Heading_20_2">
      <style:text-properties fo:font-size="16pt" officeooo:paragraph-rsid="00144431" style:font-size-asian="16pt" style:font-size-complex="16pt"/>
    </style:style>
    <style:style style:name="P100" style:family="paragraph" style:parent-style-name="Heading_20_2">
      <style:paragraph-properties fo:break-before="page"/>
      <style:text-properties fo:font-size="16pt" officeooo:rsid="00047137" officeooo:paragraph-rsid="0006bade" style:font-size-asian="16pt" style:font-size-complex="16pt"/>
    </style:style>
    <style:style style:name="P101" style:family="paragraph" style:parent-style-name="Heading_20_2">
      <style:paragraph-properties fo:break-before="page"/>
      <style:text-properties fo:font-size="16pt" officeooo:paragraph-rsid="0008e54d" style:font-size-asian="16pt" style:font-size-complex="16pt"/>
    </style:style>
    <style:style style:name="P102" style:family="paragraph" style:parent-style-name="Heading_20_2">
      <style:paragraph-properties fo:break-before="page"/>
      <style:text-properties fo:font-size="16pt" officeooo:paragraph-rsid="00091cd0" style:font-size-asian="16pt" style:font-size-complex="16pt"/>
    </style:style>
    <style:style style:name="P103" style:family="paragraph" style:parent-style-name="Heading_20_2">
      <style:paragraph-properties fo:break-before="page"/>
      <style:text-properties fo:font-size="16pt" officeooo:paragraph-rsid="001610e5" style:font-size-asian="16pt" style:font-size-complex="16pt"/>
    </style:style>
    <style:style style:name="P104" style:family="paragraph" style:parent-style-name="Standard" style:list-style-name="WW8Num8">
      <style:text-properties officeooo:paragraph-rsid="0006bade"/>
    </style:style>
    <style:style style:name="P105" style:family="paragraph" style:parent-style-name="Standard" style:list-style-name="WW8Num8">
      <style:text-properties officeooo:paragraph-rsid="000779db"/>
    </style:style>
    <style:style style:name="P106" style:family="paragraph" style:parent-style-name="Standard" style:list-style-name="WW8Num8">
      <style:text-properties officeooo:paragraph-rsid="0006bade" style:font-weight-complex="bold"/>
    </style:style>
    <style:style style:name="P107" style:family="paragraph" style:parent-style-name="Standard" style:list-style-name="WW8Num8">
      <style:text-properties officeooo:paragraph-rsid="000779db" style:font-weight-complex="bold"/>
    </style:style>
    <style:style style:name="P108" style:family="paragraph" style:parent-style-name="Standard" style:list-style-name="WW8Num8">
      <style:text-properties officeooo:rsid="0006bade" officeooo:paragraph-rsid="0006bade" style:font-weight-complex="bold"/>
    </style:style>
    <style:style style:name="P109" style:family="paragraph" style:parent-style-name="Standard" style:list-style-name="WW8Num8">
      <style:text-properties officeooo:rsid="0006bade" officeooo:paragraph-rsid="000779db" style:font-weight-complex="bold"/>
    </style:style>
    <style:style style:name="P110" style:family="paragraph" style:parent-style-name="Standard" style:list-style-name="L1">
      <style:text-properties officeooo:rsid="000e8c6a" officeooo:paragraph-rsid="000e8c6a" style:font-weight-complex="bold"/>
    </style:style>
    <style:style style:name="P111" style:family="paragraph" style:parent-style-name="Standard" style:list-style-name="L1">
      <style:text-properties officeooo:rsid="000e8c6a" officeooo:paragraph-rsid="000f5215" style:font-weight-complex="bold"/>
    </style:style>
    <style:style style:name="P112" style:family="paragraph" style:parent-style-name="Standard">
      <style:text-properties officeooo:rsid="000f5215" officeooo:paragraph-rsid="00100601" style:font-weight-complex="bold"/>
    </style:style>
    <style:style style:name="P113" style:family="paragraph" style:parent-style-name="Standard">
      <style:text-properties officeooo:rsid="000f5215" officeooo:paragraph-rsid="00116ca1" style:font-weight-complex="bold"/>
    </style:style>
    <style:style style:name="P114" style:family="paragraph" style:parent-style-name="Standard">
      <style:text-properties officeooo:rsid="000f5215" officeooo:paragraph-rsid="00131990" style:font-weight-complex="bold"/>
    </style:style>
    <style:style style:name="P115" style:family="paragraph" style:parent-style-name="Standard">
      <style:text-properties officeooo:rsid="000f5215" officeooo:paragraph-rsid="0013b049" style:font-weight-complex="bold"/>
    </style:style>
    <style:style style:name="P116" style:family="paragraph" style:parent-style-name="Standard">
      <style:text-properties officeooo:rsid="000f5215" officeooo:paragraph-rsid="001610e5" style:font-weight-complex="bold"/>
    </style:style>
    <style:style style:name="P117" style:family="paragraph" style:parent-style-name="Standard">
      <style:text-properties officeooo:rsid="000f5215" officeooo:paragraph-rsid="00144431" style:font-weight-complex="bold"/>
    </style:style>
    <style:style style:name="P118" style:family="paragraph" style:parent-style-name="Standard" style:list-style-name="L1">
      <style:text-properties officeooo:rsid="00100601" officeooo:paragraph-rsid="00116ca1" style:font-weight-complex="bold"/>
    </style:style>
    <style:style style:name="P119" style:family="paragraph" style:parent-style-name="Standard">
      <style:text-properties officeooo:rsid="001a0ab7" officeooo:paragraph-rsid="001a0ab7" style:font-weight-complex="bold"/>
    </style:style>
    <style:style style:name="P120" style:family="paragraph" style:parent-style-name="Standard" style:list-style-name="L1">
      <style:text-properties officeooo:paragraph-rsid="000f5215"/>
    </style:style>
    <style:style style:name="P121" style:family="paragraph" style:parent-style-name="Standard" style:list-style-name="L1">
      <style:text-properties officeooo:paragraph-rsid="00100601"/>
    </style:style>
    <style:style style:name="P122" style:family="paragraph" style:parent-style-name="Standard" style:list-style-name="L1">
      <style:text-properties officeooo:paragraph-rsid="00116ca1"/>
    </style:style>
    <style:style style:name="P123" style:family="paragraph" style:parent-style-name="Standard" style:list-style-name="L1">
      <style:text-properties officeooo:paragraph-rsid="00131990"/>
    </style:style>
    <style:style style:name="P124" style:family="paragraph" style:parent-style-name="Standard" style:list-style-name="L1">
      <style:text-properties officeooo:paragraph-rsid="0013b049"/>
    </style:style>
    <style:style style:name="P125" style:family="paragraph" style:parent-style-name="Standard" style:list-style-name="L1">
      <style:text-properties officeooo:paragraph-rsid="001610e5"/>
    </style:style>
    <style:style style:name="P126" style:family="paragraph" style:parent-style-name="Standard" style:list-style-name="L1">
      <style:text-properties officeooo:paragraph-rsid="00144431"/>
    </style:style>
    <style:style style:name="P127" style:family="paragraph" style:parent-style-name="Standard" style:list-style-name="L1">
      <style:text-properties officeooo:rsid="000e8c6a" officeooo:paragraph-rsid="000e8c6a"/>
    </style:style>
    <style:style style:name="P128" style:family="paragraph" style:parent-style-name="Standard" style:list-style-name="L1">
      <style:text-properties officeooo:rsid="000e8c6a" officeooo:paragraph-rsid="000f5215"/>
    </style:style>
    <style:style style:name="P129" style:family="paragraph" style:parent-style-name="Standard" style:list-style-name="L1">
      <style:text-properties officeooo:rsid="00100601" officeooo:paragraph-rsid="00100601"/>
    </style:style>
    <style:style style:name="P130" style:family="paragraph" style:parent-style-name="Standard">
      <style:text-properties fo:font-size="16pt" officeooo:paragraph-rsid="00131990" style:font-size-asian="16pt" style:font-size-complex="16pt"/>
    </style:style>
    <style:style style:name="P131" style:family="paragraph" style:parent-style-name="Standard">
      <style:text-properties fo:font-size="16pt" officeooo:paragraph-rsid="0013b049" style:font-size-asian="16pt" style:font-size-complex="16pt"/>
    </style:style>
    <style:style style:name="P132" style:family="paragraph" style:parent-style-name="Standard" style:list-style-name="L1">
      <style:text-properties officeooo:rsid="001610e5" officeooo:paragraph-rsid="001610e5"/>
    </style:style>
    <style:style style:name="T1" style:family="text">
      <style:text-properties officeooo:rsid="00047137"/>
    </style:style>
    <style:style style:name="T2" style:family="text">
      <style:text-properties fo:color="#1c1e7c" loext:opacity="100%" style:font-name="Liberation Serif" fo:font-size="40pt" fo:language="en" fo:country="GB" fo:font-weight="bold" style:letter-kerning="true" style:font-name-asian="SimSun" style:font-size-asian="40pt" style:language-asian="zh" style:country-asian="CN" style:font-weight-asian="bold" style:font-name-complex="Mangal" style:font-size-complex="40pt" style:language-complex="hi" style:country-complex="IN" style:font-weight-complex="bold"/>
    </style:style>
    <style:style style:name="T3" style:family="text">
      <style:text-properties fo:color="#1c1e7c" loext:opacity="100%" style:font-name="Liberation Serif" fo:font-size="40pt" fo:language="en" fo:country="GB" fo:font-weight="bold" officeooo:rsid="0003b65d" style:letter-kerning="true" style:font-name-asian="SimSun" style:font-size-asian="40pt" style:language-asian="zh" style:country-asian="CN" style:font-weight-asian="bold" style:font-name-complex="Mangal" style:font-size-complex="40pt" style:language-complex="hi" style:country-complex="IN" style:font-weight-complex="bold"/>
    </style:style>
    <style:style style:name="T4" style:family="text">
      <style:text-properties fo:color="#1c1e7c" loext:opacity="100%" style:font-name="Liberation Serif" fo:font-size="40pt" fo:language="en" fo:country="GB" fo:font-weight="bold" officeooo:rsid="00047137" style:letter-kerning="true" style:font-name-asian="SimSun" style:font-size-asian="40pt" style:language-asian="zh" style:country-asian="CN" style:font-weight-asian="bold" style:font-name-complex="Mangal" style:font-size-complex="40pt" style:language-complex="hi" style:country-complex="IN" style:font-weight-complex="bold"/>
    </style:style>
    <style:style style:name="T5" style:family="text">
      <style:text-properties fo:font-size="16pt" officeooo:rsid="0003b65d" style:font-name-asian="SimSun" style:font-size-asian="16pt"/>
    </style:style>
    <style:style style:name="T6" style:family="text">
      <style:text-properties style:use-window-font-color="true" loext:opacity="0%" style:font-name="Liberation Serif" fo:font-size="16pt" fo:language="en" fo:country="US" officeooo:rsid="00047137" style:letter-kerning="true" style:font-name-asian="SimSun" style:font-size-asian="16pt" style:language-asian="zh" style:country-asian="CN" style:font-name-complex="Mangal" style:font-size-complex="12pt" style:language-complex="hi" style:country-complex="IN"/>
    </style:style>
    <style:style style:name="T7" style:family="text">
      <style:text-properties style:font-name="Liberation Sans" fo:font-weight="bold" officeooo:rsid="00047137" style:font-name-asian="Microsoft YaHei" style:font-weight-asian="bold" style:font-name-complex="Mangal" style:font-weight-complex="bold"/>
    </style:style>
    <style:style style:name="T8" style:family="text">
      <style:text-properties style:font-name="Liberation Sans" fo:font-size="16pt" fo:font-weight="bold" style:font-name-asian="Microsoft YaHei" style:font-size-asian="16pt" style:font-weight-asian="bold" style:font-name-complex="Mangal" style:font-size-complex="16pt" style:font-weight-complex="bold"/>
    </style:style>
    <style:style style:name="T9" style:family="text">
      <style:text-properties style:font-name="Liberation Sans" fo:font-size="16pt" fo:font-weight="bold" officeooo:rsid="00047137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name-asian="Times New Roman" style:font-weight-asian="bold"/>
    </style:style>
    <style:style style:name="T12" style:family="text">
      <style:text-properties style:font-weight-complex="bold"/>
    </style:style>
    <style:style style:name="T13" style:family="text">
      <style:text-properties officeooo:rsid="0006bade" style:font-weight-complex="bold"/>
    </style:style>
    <style:style style:name="T14" style:family="text">
      <style:text-properties officeooo:rsid="000779db" style:font-weight-complex="bold"/>
    </style:style>
    <style:style style:name="T15" style:family="text">
      <style:text-properties officeooo:rsid="0008e54d" style:font-weight-complex="bold"/>
    </style:style>
    <style:style style:name="T16" style:family="text">
      <style:text-properties officeooo:rsid="00091cd0" style:font-weight-complex="bold"/>
    </style:style>
    <style:style style:name="T17" style:family="text">
      <style:text-properties officeooo:rsid="000abda4" style:font-weight-complex="bold"/>
    </style:style>
    <style:style style:name="T18" style:family="text">
      <style:text-properties officeooo:rsid="000e8c6a" style:font-weight-complex="bold"/>
    </style:style>
    <style:style style:name="T19" style:family="text">
      <style:text-properties officeooo:rsid="000f5215" style:font-weight-complex="bold"/>
    </style:style>
    <style:style style:name="T20" style:family="text">
      <style:text-properties officeooo:rsid="00100601" style:font-weight-complex="bold"/>
    </style:style>
    <style:style style:name="T21" style:family="text">
      <style:text-properties officeooo:rsid="00116ca1" style:font-weight-complex="bold"/>
    </style:style>
    <style:style style:name="T22" style:family="text">
      <style:text-properties officeooo:rsid="00123187" style:font-weight-complex="bold"/>
    </style:style>
    <style:style style:name="T23" style:family="text">
      <style:text-properties officeooo:rsid="00131990" style:font-weight-complex="bold"/>
    </style:style>
    <style:style style:name="T24" style:family="text">
      <style:text-properties officeooo:rsid="0013b049" style:font-weight-complex="bold"/>
    </style:style>
    <style:style style:name="T25" style:family="text">
      <style:text-properties officeooo:rsid="00144431" style:font-weight-complex="bold"/>
    </style:style>
    <style:style style:name="T26" style:family="text">
      <style:text-properties officeooo:rsid="001610e5" style:font-weight-complex="bold"/>
    </style:style>
    <style:style style:name="T27" style:family="text">
      <style:text-properties style:font-name-asian="Times New Roman"/>
    </style:style>
    <style:style style:name="T28" style:family="text">
      <style:text-properties officeooo:rsid="000779d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BOOKWORM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8"><text:span text:style-name="T3">TEST </text:span><text:span text:style-name="T4">CASE</text:span></text:p>
      <text:p text:style-name="P59"><text:span text:style-name="T4">S</text:span><text:span text:style-name="T2">PECIFICATION</text:span></text:p>
      <text:p text:style-name="P57"><text:s/>Document</text:p>
      <text:p text:style-name="P54"/>
      <text:p text:style-name="P54"/>
      <text:p text:style-name="P54"/>
      <text:p text:style-name="P4">TEAM DEL PROGETTO</text:p>
      <text:p text:style-name="P60"/>
      <text:p text:style-name="P55">Nisivoccia Giuseppe <text:tab/><text:tab/>051210 5804</text:p>
      <text:p text:style-name="P54"/>
      <table:table table:name="Tabella1" table:style-name="Tabella1">
        <table:table-column table:style-name="Tabella1.A" table:number-columns-repeated="2"/>
        <table:table-column table:style-name="Tabella1.C"/>
        <table:table-row table:style-name="Tabella1.1">
          <table:table-cell table:style-name="Tabella1.A1" office:value-type="string">
            <text:p text:style-name="P61">Data</text:p>
          </table:table-cell>
          <table:table-cell table:style-name="Tabella1.A1" office:value-type="string">
            <text:p text:style-name="P61">Cambiamenti</text:p>
          </table:table-cell>
          <table:table-cell table:style-name="Tabella1.A1" office:value-type="string">
            <text:p text:style-name="P61">Autori</text:p>
          </table:table-cell>
        </table:table-row>
        <table:table-row table:style-name="Tabella1.2">
          <table:table-cell table:style-name="Tabella1.A2" office:value-type="string">
            <text:p text:style-name="P64"><text:span text:style-name="T5">1</text:span><text:span text:style-name="T6">3</text:span><text:span text:style-name="T5">/10/2021</text:span></text:p>
          </table:table-cell>
          <table:table-cell table:style-name="Tabella1.A2" office:value-type="string">
            <text:p text:style-name="P62">Creazione documento</text:p>
          </table:table-cell>
          <table:table-cell table:style-name="Tabella1.A2" office:value-type="string">
            <text:p text:style-name="P63">Nisivoccia Giuseppe</text:p>
          </table:table-cell>
        </table:table-row>
      </table:table>
      <text:p text:style-name="P5"/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3">Sommario</text:p>
          </text:index-title>
          <text:p text:style-name="P1"><text:a xlink:type="simple" xlink:href="#__RefHeading___Toc3230_1211047186" text:style-name="Index_20_Link" text:visited-style-name="Index_20_Link">1 Gestione Autenticazione<text:tab/>4</text:a></text:p>
          <text:p text:style-name="P2"><text:a xlink:type="simple" xlink:href="#__RefHeading___Toc3232_1211047186" text:style-name="Index_20_Link" text:visited-style-name="Index_20_Link">1.1 Login<text:tab/>4</text:a></text:p>
          <text:p text:style-name="P2"><text:a xlink:type="simple" xlink:href="#__RefHeading___Toc3234_1211047186" text:style-name="Index_20_Link" text:visited-style-name="Index_20_Link">1.2 Registrazione<text:tab/>4</text:a></text:p>
          <text:p text:style-name="P1"><text:a xlink:type="simple" xlink:href="#__RefHeading___Toc3236_1211047186" text:style-name="Index_20_Link" text:visited-style-name="Index_20_Link">2 Gestione Amministratore<text:tab/>4</text:a></text:p>
          <text:p text:style-name="P2"><text:a xlink:type="simple" xlink:href="#__RefHeading___Toc3238_1211047186" text:style-name="Index_20_Link" text:visited-style-name="Index_20_Link">2.1 AggiungiLibro<text:tab/>4</text:a></text:p>
          <text:p text:style-name="P2"><text:a xlink:type="simple" xlink:href="#__RefHeading___Toc3240_1211047186" text:style-name="Index_20_Link" text:visited-style-name="Index_20_Link">2.2 BanUser<text:tab/>4</text:a></text:p>
          <text:p text:style-name="P2"><text:a xlink:type="simple" xlink:href="#__RefHeading___Toc3242_1211047186" text:style-name="Index_20_Link" text:visited-style-name="Index_20_Link">2.3 ModificaLibro<text:tab/>4</text:a></text:p>
          <text:p text:style-name="P2"><text:a xlink:type="simple" xlink:href="#__RefHeading___Toc3244_1211047186" text:style-name="Index_20_Link" text:visited-style-name="Index_20_Link">2.4 RimuoviLibro<text:tab/>4</text:a></text:p>
          <text:p text:style-name="P1"><text:a xlink:type="simple" xlink:href="#__RefHeading___Toc3246_1211047186" text:style-name="Index_20_Link" text:visited-style-name="Index_20_Link">3 Gestione Libro<text:tab/>4</text:a></text:p>
          <text:p text:style-name="P2"><text:a xlink:type="simple" xlink:href="#__RefHeading___Toc3248_1211047186" text:style-name="Index_20_Link" text:visited-style-name="Index_20_Link">3.1 CreaCommunityByBook<text:tab/>4</text:a></text:p>
          <text:p text:style-name="P2"><text:a xlink:type="simple" xlink:href="#__RefHeading___Toc3250_1211047186" text:style-name="Index_20_Link" text:visited-style-name="Index_20_Link">3.2 VisualizzaCommunity<text:tab/>4</text:a></text:p>
          <text:p text:style-name="P2"><text:a xlink:type="simple" xlink:href="#__RefHeading___Toc3252_1211047186" text:style-name="Index_20_Link" text:visited-style-name="Index_20_Link">3.3 VisualizzaLibro<text:tab/>4</text:a></text:p>
          <text:p text:style-name="P1"><text:a xlink:type="simple" xlink:href="#__RefHeading___Toc3254_1211047186" text:style-name="Index_20_Link" text:visited-style-name="Index_20_Link">4 Gestione Moderatore<text:tab/>4</text:a></text:p>
          <text:p text:style-name="P2"><text:a xlink:type="simple" xlink:href="#__RefHeading___Toc3256_1211047186" text:style-name="Index_20_Link" text:visited-style-name="Index_20_Link">4.1 ModificaCommunity<text:tab/>5</text:a></text:p>
          <text:p text:style-name="P1"><text:a xlink:type="simple" xlink:href="#__RefHeading___Toc3258_1211047186" text:style-name="Index_20_Link" text:visited-style-name="Index_20_Link">5 Gestione Post<text:tab/>5</text:a></text:p>
          <text:p text:style-name="P2"><text:a xlink:type="simple" xlink:href="#__RefHeading___Toc3260_1211047186" text:style-name="Index_20_Link" text:visited-style-name="Index_20_Link">5.1 CaricaPost<text:tab/>5</text:a></text:p>
          <text:p text:style-name="P2"><text:a xlink:type="simple" xlink:href="#__RefHeading___Toc3262_1211047186" text:style-name="Index_20_Link" text:visited-style-name="Index_20_Link">5.2 ModificaPost<text:tab/>5</text:a></text:p>
          <text:p text:style-name="P2"><text:a xlink:type="simple" xlink:href="#__RefHeading___Toc3264_1211047186" text:style-name="Index_20_Link" text:visited-style-name="Index_20_Link">5.3 RimuoviPost<text:tab/>5</text:a></text:p>
          <text:p text:style-name="P1"><text:a xlink:type="simple" xlink:href="#__RefHeading___Toc3266_1211047186" text:style-name="Index_20_Link" text:visited-style-name="Index_20_Link">6 Gestione Profilo<text:tab/>5</text:a></text:p>
          <text:p text:style-name="P2"><text:a xlink:type="simple" xlink:href="#__RefHeading___Toc3268_1211047186" text:style-name="Index_20_Link" text:visited-style-name="Index_20_Link">6.1 ModificaPassword<text:tab/>5</text:a></text:p>
          <text:p text:style-name="P2"><text:a xlink:type="simple" xlink:href="#__RefHeading___Toc3270_1211047186" text:style-name="Index_20_Link" text:visited-style-name="Index_20_Link">6.2 ModificaProfilo<text:tab/>5</text:a></text:p>
          <text:p text:style-name="P2"><text:a xlink:type="simple" xlink:href="#__RefHeading___Toc3272_1211047186" text:style-name="Index_20_Link" text:visited-style-name="Index_20_Link">6.3 VisualizzaProfilo<text:tab/>5</text:a></text:p>
        </text:index-body>
      </text:table-of-content>
      <text:p text:style-name="P6"/>
      <text:p text:style-name="P66">Legenda: quando i campi sono compilati con “//” vuol dire che sono compilati correttamente </text:p>
      <text:h text:style-name="P73" text:outline-level="1"/>
      <text:h text:style-name="P82" text:outline-level="1"><text:bookmark-start text:name="__RefHeading___Toc3230_1211047186"/>1 Gestione Autenticazione<text:bookmark-end text:name="__RefHeading___Toc3230_1211047186"/></text:h>
      <text:h text:style-name="P86" text:outline-level="2"><text:bookmark-start text:name="__RefHeading___Toc3232_1211047186"/>1.1 Login<text:bookmark-end text:name="__RefHeading___Toc3232_1211047186"/></text:h>
      <text:p text:style-name="P70"/>
      <table:table table:name="Tabella27" table:style-name="Tabella27">
        <table:table-column table:style-name="Tabella27.A"/>
        <table:table-column table:style-name="Tabella27.B"/>
        <table:table-row table:style-name="Tabella27.1">
          <table:table-cell table:style-name="Tabella27.A1" office:value-type="string">
            <text:p text:style-name="P13">Test Case ID</text:p>
          </table:table-cell>
          <table:table-cell table:style-name="Tabella27.A1" office:value-type="string">
            <text:p text:style-name="P39"><text:span text:style-name="T12">TC – 1.</text:span><text:span text:style-name="T13">1</text:span></text:p>
          </table:table-cell>
        </table:table-row>
        <table:table-row table:style-name="Tabella27.1">
          <table:table-cell table:style-name="Tabella27.A1" office:value-type="string">
            <text:p text:style-name="P13">Priorità</text:p>
          </table:table-cell>
          <table:table-cell table:style-name="Tabella27.A1" office:value-type="string">
            <text:p text:style-name="P26">Alta</text:p>
          </table:table-cell>
        </table:table-row>
        <table:table-row table:style-name="Tabella27.1">
          <table:table-cell table:style-name="Tabella27.A1" office:value-type="string">
            <text:p text:style-name="P13">Precondizioni </text:p>
          </table:table-cell>
          <table:table-cell table:style-name="Tabella27.A1" office:value-type="string">
            <text:p text:style-name="P26">L’Utente si trova nella pagina di Login</text:p>
          </table:table-cell>
        </table:table-row>
        <table:table-row table:style-name="Tabella27.1">
          <table:table-cell table:style-name="Tabella27.A1" table:number-columns-spanned="2" office:value-type="string">
            <text:p text:style-name="P13"><text:span text:style-name="T27"><text:s text:c="63"/></text:span>Flusso degli eventi</text:p>
          </table:table-cell>
          <table:covered-table-cell/>
        </table:table-row>
        <table:table-row table:style-name="Tabella27.1">
          <table:table-cell table:style-name="Tabella27.A1" table:number-columns-spanned="2" office:value-type="string">
            <text:p text:style-name="P26">L’utente inserisce i seguenti dati</text:p>
            <text:list xml:id="list961277112" text:style-name="WW8Num8">
              <text:list-item>
                <text:p text:style-name="P104"><text:span text:style-name="T13">Username</text:span><text:span text:style-name="T12"> – </text:span><text:span text:style-name="T13">Pasquale</text:span></text:p>
              </text:list-item>
              <text:list-item>
                <text:p text:style-name="P106">Password – //</text:p>
              </text:list-item>
            </text:list>
            <text:p text:style-name="P26">L’utente clicca il pulsante “Login”</text:p>
          </table:table-cell>
          <table:covered-table-cell/>
        </table:table-row>
        <table:table-row table:style-name="Tabella27.1">
          <table:table-cell table:style-name="Tabella27.A1" office:value-type="string">
            <text:p text:style-name="P13">Oracolo</text:p>
          </table:table-cell>
          <table:table-cell table:style-name="Tabella27.A1" office:value-type="string">
            <text:p text:style-name="P39"><text:span text:style-name="T13">Username</text:span><text:span text:style-name="T12"> non è presente nel Database, il Login dà esito negativo</text:span></text:p>
          </table:table-cell>
        </table:table-row>
      </table:table>
      <text:h text:style-name="P87" text:outline-level="2"/>
      <text:p text:style-name="P67"/>
      <table:table table:name="Tabella28" table:style-name="Tabella28">
        <table:table-column table:style-name="Tabella28.A"/>
        <table:table-column table:style-name="Tabella28.B"/>
        <table:table-row table:style-name="Tabella28.1">
          <table:table-cell table:style-name="Tabella28.A1" office:value-type="string">
            <text:p text:style-name="P13">Test Case ID</text:p>
          </table:table-cell>
          <table:table-cell table:style-name="Tabella28.A1" office:value-type="string">
            <text:p text:style-name="P39"><text:span text:style-name="T12">TC – 1.</text:span><text:span text:style-name="T13">2</text:span></text:p>
          </table:table-cell>
        </table:table-row>
        <table:table-row table:style-name="Tabella28.1">
          <table:table-cell table:style-name="Tabella28.A1" office:value-type="string">
            <text:p text:style-name="P13">Priorità</text:p>
          </table:table-cell>
          <table:table-cell table:style-name="Tabella28.A1" office:value-type="string">
            <text:p text:style-name="P26">Alta</text:p>
          </table:table-cell>
        </table:table-row>
        <table:table-row table:style-name="Tabella28.1">
          <table:table-cell table:style-name="Tabella28.A1" office:value-type="string">
            <text:p text:style-name="P13">Precondizioni </text:p>
          </table:table-cell>
          <table:table-cell table:style-name="Tabella28.A1" office:value-type="string">
            <text:p text:style-name="P26">L’Utente si trova nella pagina di Login</text:p>
          </table:table-cell>
        </table:table-row>
        <table:table-row table:style-name="Tabella28.1">
          <table:table-cell table:style-name="Tabella28.A1" table:number-columns-spanned="2" office:value-type="string">
            <text:p text:style-name="P39"><text:span text:style-name="T11"><text:s text:c="63"/></text:span><text:span text:style-name="T10">Flusso degli eventi</text:span></text:p>
          </table:table-cell>
          <table:covered-table-cell/>
        </table:table-row>
        <table:table-row table:style-name="Tabella28.1">
          <table:table-cell table:style-name="Tabella28.A1" table:number-columns-spanned="2" office:value-type="string">
            <text:p text:style-name="P26">L’utente inserisce i seguenti dati</text:p>
            <text:list xml:id="list160251247315287" text:continue-numbering="true" text:style-name="WW8Num8">
              <text:list-item>
                <text:p text:style-name="P104"><text:span text:style-name="T13">Username</text:span><text:span text:style-name="T12"> – </text:span><text:span text:style-name="T13">Nisippe1</text:span></text:p>
              </text:list-item>
              <text:list-item>
                <text:p text:style-name="P104"><text:span text:style-name="T12">Password – </text:span><text:span text:style-name="T13">Fratello</text:span></text:p>
              </text:list-item>
            </text:list>
            <text:p text:style-name="P26">L’utente clicca il pulsante “Login”</text:p>
          </table:table-cell>
          <table:covered-table-cell/>
        </table:table-row>
        <table:table-row table:style-name="Tabella28.1">
          <table:table-cell table:style-name="Tabella28.A1" office:value-type="string">
            <text:p text:style-name="P13">Oracolo</text:p>
          </table:table-cell>
          <table:table-cell table:style-name="Tabella28.A1" office:value-type="string">
            <text:p text:style-name="P39"><text:span text:style-name="T12">Password non corrisponde con </text:span><text:span text:style-name="T13">Username</text:span><text:span text:style-name="T12"> inserit</text:span><text:span text:style-name="T13">o</text:span><text:span text:style-name="T12">, il Login dà esito negativo</text:span></text:p>
          </table:table-cell>
        </table:table-row>
      </table:table>
      <text:p text:style-name="P7"/>
      <text:p text:style-name="P7"/>
      <table:table table:name="Tabella29" table:style-name="Tabella29">
        <table:table-column table:style-name="Tabella29.A"/>
        <table:table-column table:style-name="Tabella29.B"/>
        <table:table-row table:style-name="Tabella29.1">
          <table:table-cell table:style-name="Tabella29.A1" office:value-type="string">
            <text:p text:style-name="P13">Test Case ID</text:p>
          </table:table-cell>
          <table:table-cell table:style-name="Tabella29.A1" office:value-type="string">
            <text:p text:style-name="P39"><text:span text:style-name="T12">TC – 1.</text:span><text:span text:style-name="T13">3</text:span></text:p>
          </table:table-cell>
        </table:table-row>
        <table:table-row table:style-name="Tabella29.1">
          <table:table-cell table:style-name="Tabella29.A1" office:value-type="string">
            <text:p text:style-name="P13">Priorità</text:p>
          </table:table-cell>
          <table:table-cell table:style-name="Tabella29.A1" office:value-type="string">
            <text:p text:style-name="P26">Alta</text:p>
          </table:table-cell>
        </table:table-row>
        <table:table-row table:style-name="Tabella29.1">
          <table:table-cell table:style-name="Tabella29.A1" office:value-type="string">
            <text:p text:style-name="P13">Precondizioni </text:p>
          </table:table-cell>
          <table:table-cell table:style-name="Tabella29.A1" office:value-type="string">
            <text:p text:style-name="P26">L’Utente si trova nella pagina di Login</text:p>
          </table:table-cell>
        </table:table-row>
        <table:table-row table:style-name="Tabella29.1">
          <table:table-cell table:style-name="Tabella29.A1" table:number-columns-spanned="2" office:value-type="string">
            <text:p text:style-name="P39"><text:span text:style-name="T11"><text:s text:c="63"/></text:span><text:span text:style-name="T10">Flusso degli eventi</text:span></text:p>
          </table:table-cell>
          <table:covered-table-cell/>
        </table:table-row>
        <table:table-row table:style-name="Tabella29.1">
          <table:table-cell table:style-name="Tabella29.A1" table:number-columns-spanned="2" office:value-type="string">
            <text:p text:style-name="P26">L’utente inserisce i seguenti dati</text:p>
            <text:list xml:id="list160252479890242" text:continue-numbering="true" text:style-name="WW8Num8">
              <text:list-item>
                <text:p text:style-name="P104"><text:span text:style-name="T13">Username </text:span><text:span text:style-name="T12">– </text:span><text:span text:style-name="T13">Nisippe1</text:span></text:p>
              </text:list-item>
              <text:list-item>
                <text:p text:style-name="P104"><text:span text:style-name="T12">Password – </text:span><text:span text:style-name="T13">Grtanda1</text:span></text:p>
              </text:list-item>
            </text:list>
            <text:p text:style-name="P26">L’utente clicca il pulsante “Login”</text:p>
          </table:table-cell>
          <table:covered-table-cell/>
        </table:table-row>
        <table:table-row table:style-name="Tabella29.1">
          <table:table-cell table:style-name="Tabella29.A1" office:value-type="string">
            <text:p text:style-name="P13">Oracolo</text:p>
          </table:table-cell>
          <table:table-cell table:style-name="Tabella29.A1" office:value-type="string">
            <text:p text:style-name="P26">Tutti i parametri sono corretti, il Login dà esito positivo</text:p>
          </table:table-cell>
        </table:table-row>
      </table:table>
      <text:h text:style-name="P88" text:outline-level="2"/>
      <text:h text:style-name="P100" text:outline-level="2"><text:bookmark-start text:name="__RefHeading___Toc3234_1211047186"/>1.2 Registrazione<text:bookmark-end text:name="__RefHeading___Toc3234_1211047186"/></text:h>
      <text:p text:style-name="P67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3">Test Case ID</text:p>
          </table:table-cell>
          <table:table-cell table:style-name="Tabella2.A1" office:value-type="string">
            <text:p text:style-name="P39"><text:span text:style-name="T12">TC – </text:span><text:span text:style-name="T13">2</text:span><text:span text:style-name="T12">.</text:span><text:span text:style-name="T13">1</text:span></text:p>
          </table:table-cell>
        </table:table-row>
        <table:table-row table:style-name="Tabella2.1">
          <table:table-cell table:style-name="Tabella2.A1" office:value-type="string">
            <text:p text:style-name="P13">Priorità</text:p>
          </table:table-cell>
          <table:table-cell table:style-name="Tabella2.A1" office:value-type="string">
            <text:p text:style-name="P26">Alta</text:p>
          </table:table-cell>
        </table:table-row>
        <table:table-row table:style-name="Tabella2.1">
          <table:table-cell table:style-name="Tabella2.A1" office:value-type="string">
            <text:p text:style-name="P13">Precondizioni </text:p>
          </table:table-cell>
          <table:table-cell table:style-name="Tabella2.A1" office:value-type="string">
            <text:p text:style-name="P39"><text:span text:style-name="T12">L’Utente si trova nella pagina di </text:span><text:span text:style-name="T13">Registrazione</text:span></text:p>
          </table:table-cell>
        </table:table-row>
        <table:table-row table:style-name="Tabella2.1">
          <table:table-cell table:style-name="Tabella2.A1" table:number-columns-spanned="2" office:value-type="string">
            <text:p text:style-name="P13"><text:span text:style-name="T27"><text:s text:c="63"/></text:span>Flusso degli eventi</text:p>
          </table:table-cell>
          <table:covered-table-cell/>
        </table:table-row>
        <table:table-row table:style-name="Tabella2.1">
          <table:table-cell table:style-name="Tabella2.A1" table:number-columns-spanned="2" office:value-type="string">
            <text:p text:style-name="P26">L’utente inserisce i seguenti dati</text:p>
            <text:list xml:id="list160251247040967" text:continue-numbering="true" text:style-name="WW8Num8">
              <text:list-item>
                <text:p text:style-name="P104"><text:span text:style-name="T13">Username</text:span><text:span text:style-name="T12"> – </text:span><text:span text:style-name="T13">Pasq</text:span></text:p>
              </text:list-item>
              <text:list-item>
                <text:p text:style-name="P106">Password – //</text:p>
              </text:list-item>
              <text:list-item>
                <text:p text:style-name="P108">Genere - //</text:p>
              </text:list-item>
              <text:list-item>
                <text:p text:style-name="P108">Data Di Nascita - //</text:p>
              </text:list-item>
              <text:list-item>
                <text:p text:style-name="P108">Email - //</text:p>
              </text:list-item>
            </text:list>
            <text:p text:style-name="P39"><text:span text:style-name="T12">L’utente clicca il pulsante “</text:span><text:span text:style-name="T13">Registrati</text:span><text:span text:style-name="T12">”</text:span></text:p>
          </table:table-cell>
          <table:covered-table-cell/>
        </table:table-row>
        <table:table-row table:style-name="Tabella2.1">
          <table:table-cell table:style-name="Tabella2.A1" office:value-type="string">
            <text:p text:style-name="P13">Oracolo</text:p>
          </table:table-cell>
          <table:table-cell table:style-name="Tabella2.A1" office:value-type="string">
            <text:p text:style-name="P39"><text:span text:style-name="T13">Username</text:span><text:span text:style-name="T12"> </text:span><text:span text:style-name="T13">è troppo breve</text:span><text:span text:style-name="T12">, </text:span><text:span text:style-name="T13">la registrazione</text:span><text:span text:style-name="T12"> dà esito negativo</text:span></text:p>
          </table:table-cell>
        </table:table-row>
      </table:table>
      <text:h text:style-name="P75" text:outline-level="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3">Test Case ID</text:p>
          </table:table-cell>
          <table:table-cell table:style-name="Tabella3.A1" office:value-type="string">
            <text:p text:style-name="P39"><text:span text:style-name="T12">TC – </text:span><text:span text:style-name="T13">2</text:span><text:span text:style-name="T12">.</text:span><text:span text:style-name="T14">2</text:span></text:p>
          </table:table-cell>
        </table:table-row>
        <table:table-row table:style-name="Tabella3.1">
          <table:table-cell table:style-name="Tabella3.A1" office:value-type="string">
            <text:p text:style-name="P13">Priorità</text:p>
          </table:table-cell>
          <table:table-cell table:style-name="Tabella3.A1" office:value-type="string">
            <text:p text:style-name="P26">Alta</text:p>
          </table:table-cell>
        </table:table-row>
        <table:table-row table:style-name="Tabella3.1">
          <table:table-cell table:style-name="Tabella3.A1" office:value-type="string">
            <text:p text:style-name="P13">Precondizioni </text:p>
          </table:table-cell>
          <table:table-cell table:style-name="Tabella3.A1" office:value-type="string">
            <text:p text:style-name="P39"><text:span text:style-name="T12">L’Utente si trova nella pagina di </text:span><text:span text:style-name="T13">Registrazione</text:span></text:p>
          </table:table-cell>
        </table:table-row>
        <table:table-row table:style-name="Tabella3.1">
          <table:table-cell table:style-name="Tabella3.A1" table:number-columns-spanned="2" office:value-type="string">
            <text:p text:style-name="P13"><text:span text:style-name="T27"><text:s text:c="63"/></text:span>Flusso degli eventi</text:p>
          </table:table-cell>
          <table:covered-table-cell/>
        </table:table-row>
        <table:table-row table:style-name="Tabella3.1">
          <table:table-cell table:style-name="Tabella3.A1" table:number-columns-spanned="2" office:value-type="string">
            <text:p text:style-name="P26">L’utente inserisce i seguenti dati</text:p>
            <text:list xml:id="list160251491939709" text:continue-numbering="true" text:style-name="WW8Num8">
              <text:list-item>
                <text:p text:style-name="P104"><text:span text:style-name="T13">Username</text:span><text:span text:style-name="T12"> – </text:span><text:span text:style-name="T13">Pasquale</text:span></text:p>
              </text:list-item>
              <text:list-item>
                <text:p text:style-name="P104">Password – //</text:p>
              </text:list-item>
              <text:list-item>
                <text:p text:style-name="P108">Genere - //</text:p>
              </text:list-item>
              <text:list-item>
                <text:p text:style-name="P108">Data Di Nascita - //</text:p>
              </text:list-item>
              <text:list-item>
                <text:p text:style-name="P108">Email - //</text:p>
              </text:list-item>
            </text:list>
            <text:p text:style-name="P39"><text:span text:style-name="T12">L’utente clicca il pulsante “</text:span><text:span text:style-name="T13">Registrati</text:span><text:span text:style-name="T12">”</text:span></text:p>
          </table:table-cell>
          <table:covered-table-cell/>
        </table:table-row>
        <table:table-row table:style-name="Tabella3.1">
          <table:table-cell table:style-name="Tabella3.A1" office:value-type="string">
            <text:p text:style-name="P13">Oracolo</text:p>
          </table:table-cell>
          <table:table-cell table:style-name="Tabella3.A1" office:value-type="string">
            <text:p text:style-name="P39"><text:span text:style-name="T13">Username</text:span><text:span text:style-name="T12"> </text:span><text:span text:style-name="T13">già esistente nel DB</text:span><text:span text:style-name="T12">, </text:span><text:span text:style-name="T13">la registrazione</text:span><text:span text:style-name="T12"> dà esito negativo</text:span></text:p>
          </table:table-cell>
        </table:table-row>
      </table:table>
      <text:h text:style-name="P76" text:outline-level="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4">Test Case ID</text:p>
          </table:table-cell>
          <table:table-cell table:style-name="Tabella4.A1" office:value-type="string">
            <text:p text:style-name="P40"><text:span text:style-name="T12">TC – </text:span><text:span text:style-name="T13">2</text:span><text:span text:style-name="T12">.</text:span><text:span text:style-name="T14">3</text:span></text:p>
          </table:table-cell>
        </table:table-row>
        <table:table-row table:style-name="Tabella4.1">
          <table:table-cell table:style-name="Tabella4.A1" office:value-type="string">
            <text:p text:style-name="P14">Priorità</text:p>
          </table:table-cell>
          <table:table-cell table:style-name="Tabella4.A1" office:value-type="string">
            <text:p text:style-name="P27">Alta</text:p>
          </table:table-cell>
        </table:table-row>
        <table:table-row table:style-name="Tabella4.1">
          <table:table-cell table:style-name="Tabella4.A1" office:value-type="string">
            <text:p text:style-name="P14">Precondizioni </text:p>
          </table:table-cell>
          <table:table-cell table:style-name="Tabella4.A1" office:value-type="string">
            <text:p text:style-name="P40"><text:span text:style-name="T12">L’Utente si trova nella pagina di </text:span><text:span text:style-name="T13">Registrazione</text:span></text:p>
          </table:table-cell>
        </table:table-row>
        <table:table-row table:style-name="Tabella4.1">
          <table:table-cell table:style-name="Tabella4.A1" table:number-columns-spanned="2" office:value-type="string">
            <text:p text:style-name="P14"><text:span text:style-name="T27"><text:s text:c="63"/></text:span>Flusso degli eventi</text:p>
          </table:table-cell>
          <table:covered-table-cell/>
        </table:table-row>
        <table:table-row table:style-name="Tabella4.1">
          <table:table-cell table:style-name="Tabella4.A1" table:number-columns-spanned="2" office:value-type="string">
            <text:p text:style-name="P27">L’utente inserisce i seguenti dati</text:p>
            <text:list xml:id="list160251452241394" text:continue-numbering="true" text:style-name="WW8Num8">
              <text:list-item>
                <text:p text:style-name="P105"><text:span text:style-name="T13">Username</text:span><text:span text:style-name="T12"> – </text:span><text:span text:style-name="T13">Pasquale</text:span></text:p>
              </text:list-item>
              <text:list-item>
                <text:p text:style-name="P105"><text:span text:style-name="T12">Password – </text:span><text:span text:style-name="T14">pasq</text:span></text:p>
              </text:list-item>
              <text:list-item>
                <text:p text:style-name="P109">Genere - //</text:p>
              </text:list-item>
              <text:list-item>
                <text:p text:style-name="P109">Data Di Nascita - //</text:p>
              </text:list-item>
              <text:list-item>
                <text:p text:style-name="P109">Email - //</text:p>
              </text:list-item>
            </text:list>
            <text:p text:style-name="P40"><text:span text:style-name="T12">L’utente clicca il pulsante “</text:span><text:span text:style-name="T13">Registrati</text:span><text:span text:style-name="T12">”</text:span></text:p>
          </table:table-cell>
          <table:covered-table-cell/>
        </table:table-row>
        <table:table-row table:style-name="Tabella4.1">
          <table:table-cell table:style-name="Tabella4.A1" office:value-type="string">
            <text:p text:style-name="P14">Oracolo</text:p>
          </table:table-cell>
          <table:table-cell table:style-name="Tabella4.A1" office:value-type="string">
            <text:p text:style-name="P40"><text:span text:style-name="T14">Password</text:span><text:span text:style-name="T13"> è troppo breve</text:span><text:span text:style-name="T12">, </text:span><text:span text:style-name="T13">la registrazione</text:span><text:span text:style-name="T12"> dà esito negativo</text:span></text:p>
          </table:table-cell>
        </table:table-row>
      </table:table>
      <text:h text:style-name="P76" text:outline-level="1"><text:soft-page-break/></text:h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4">Test Case ID</text:p>
          </table:table-cell>
          <table:table-cell table:style-name="Tabella5.A1" office:value-type="string">
            <text:p text:style-name="P40"><text:span text:style-name="T12">TC – </text:span><text:span text:style-name="T13">2</text:span><text:span text:style-name="T14">.4</text:span></text:p>
          </table:table-cell>
        </table:table-row>
        <table:table-row table:style-name="Tabella5.1">
          <table:table-cell table:style-name="Tabella5.A1" office:value-type="string">
            <text:p text:style-name="P14">Priorità</text:p>
          </table:table-cell>
          <table:table-cell table:style-name="Tabella5.A1" office:value-type="string">
            <text:p text:style-name="P27">Alta</text:p>
          </table:table-cell>
        </table:table-row>
        <table:table-row table:style-name="Tabella5.1">
          <table:table-cell table:style-name="Tabella5.A1" office:value-type="string">
            <text:p text:style-name="P14">Precondizioni </text:p>
          </table:table-cell>
          <table:table-cell table:style-name="Tabella5.A1" office:value-type="string">
            <text:p text:style-name="P40"><text:span text:style-name="T12">L’Utente si trova nella pagina di </text:span><text:span text:style-name="T13">Registrazione</text:span></text:p>
          </table:table-cell>
        </table:table-row>
        <table:table-row table:style-name="Tabella5.1">
          <table:table-cell table:style-name="Tabella5.A1" table:number-columns-spanned="2" office:value-type="string">
            <text:p text:style-name="P14"><text:span text:style-name="T27"><text:s text:c="63"/></text:span>Flusso degli eventi</text:p>
          </table:table-cell>
          <table:covered-table-cell/>
        </table:table-row>
        <table:table-row table:style-name="Tabella5.1">
          <table:table-cell table:style-name="Tabella5.A1" table:number-columns-spanned="2" office:value-type="string">
            <text:p text:style-name="P27">L’utente inserisce i seguenti dati</text:p>
            <text:list xml:id="list160252892191768" text:continue-numbering="true" text:style-name="WW8Num8">
              <text:list-item>
                <text:p text:style-name="P105"><text:span text:style-name="T13">Username</text:span><text:span text:style-name="T12"> – </text:span><text:span text:style-name="T13">Pasquale</text:span></text:p>
              </text:list-item>
              <text:list-item>
                <text:p text:style-name="P105"><text:span text:style-name="T12">Password – </text:span><text:span text:style-name="T14">pasquale</text:span></text:p>
              </text:list-item>
              <text:list-item>
                <text:p text:style-name="P109">Genere - //</text:p>
              </text:list-item>
              <text:list-item>
                <text:p text:style-name="P109">Data Di Nascita - //</text:p>
              </text:list-item>
              <text:list-item>
                <text:p text:style-name="P109">Email - //</text:p>
              </text:list-item>
            </text:list>
            <text:p text:style-name="P40"><text:span text:style-name="T12">L’utente clicca il pulsante “</text:span><text:span text:style-name="T13">Registrati</text:span><text:span text:style-name="T12">”</text:span></text:p>
          </table:table-cell>
          <table:covered-table-cell/>
        </table:table-row>
        <table:table-row table:style-name="Tabella5.1">
          <table:table-cell table:style-name="Tabella5.A1" office:value-type="string">
            <text:p text:style-name="P14">Oracolo</text:p>
          </table:table-cell>
          <table:table-cell table:style-name="Tabella5.A1" office:value-type="string">
            <text:p text:style-name="P40"><text:span text:style-name="T14">Password non rispetta il formato</text:span><text:span text:style-name="T12">, </text:span><text:span text:style-name="T13">la registrazione</text:span><text:span text:style-name="T12"> dà esito negativo</text:span></text:p>
          </table:table-cell>
        </table:table-row>
      </table:table>
      <text:h text:style-name="P76" text:outline-level="1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14">Test Case ID</text:p>
          </table:table-cell>
          <table:table-cell table:style-name="Tabella6.A1" office:value-type="string">
            <text:p text:style-name="P40"><text:span text:style-name="T12">TC – </text:span><text:span text:style-name="T13">2</text:span><text:span text:style-name="T12">.</text:span><text:span text:style-name="T14">5</text:span></text:p>
          </table:table-cell>
        </table:table-row>
        <table:table-row table:style-name="Tabella6.1">
          <table:table-cell table:style-name="Tabella6.A1" office:value-type="string">
            <text:p text:style-name="P14">Priorità</text:p>
          </table:table-cell>
          <table:table-cell table:style-name="Tabella6.A1" office:value-type="string">
            <text:p text:style-name="P27">Alta</text:p>
          </table:table-cell>
        </table:table-row>
        <table:table-row table:style-name="Tabella6.1">
          <table:table-cell table:style-name="Tabella6.A1" office:value-type="string">
            <text:p text:style-name="P14">Precondizioni </text:p>
          </table:table-cell>
          <table:table-cell table:style-name="Tabella6.A1" office:value-type="string">
            <text:p text:style-name="P40"><text:span text:style-name="T12">L’Utente si trova nella pagina di </text:span><text:span text:style-name="T13">Registrazione</text:span></text:p>
          </table:table-cell>
        </table:table-row>
        <table:table-row table:style-name="Tabella6.1">
          <table:table-cell table:style-name="Tabella6.A1" table:number-columns-spanned="2" office:value-type="string">
            <text:p text:style-name="P14"><text:span text:style-name="T27"><text:s text:c="63"/></text:span>Flusso degli eventi</text:p>
          </table:table-cell>
          <table:covered-table-cell/>
        </table:table-row>
        <table:table-row table:style-name="Tabella6.1">
          <table:table-cell table:style-name="Tabella6.A1" table:number-columns-spanned="2" office:value-type="string">
            <text:p text:style-name="P27">L’utente inserisce i seguenti dati</text:p>
            <text:list xml:id="list160251805852735" text:continue-numbering="true" text:style-name="WW8Num8">
              <text:list-item>
                <text:p text:style-name="P105"><text:span text:style-name="T13">Username</text:span><text:span text:style-name="T12"> – </text:span><text:span text:style-name="T13">Pasquale</text:span></text:p>
              </text:list-item>
              <text:list-item>
                <text:p text:style-name="P105"><text:span text:style-name="T12">Password – </text:span><text:span text:style-name="T14">Pasquale1</text:span></text:p>
              </text:list-item>
              <text:list-item>
                <text:p text:style-name="P109">Genere - //</text:p>
              </text:list-item>
              <text:list-item>
                <text:p text:style-name="P109">Data Di Nascita - //</text:p>
              </text:list-item>
              <text:list-item>
                <text:p text:style-name="P109">Email - <text:span text:style-name="T28">@</text:span></text:p>
              </text:list-item>
            </text:list>
            <text:p text:style-name="P40"><text:span text:style-name="T12">L’utente clicca il pulsante “</text:span><text:span text:style-name="T13">Registrati</text:span><text:span text:style-name="T12">”</text:span></text:p>
          </table:table-cell>
          <table:covered-table-cell/>
        </table:table-row>
        <table:table-row table:style-name="Tabella6.1">
          <table:table-cell table:style-name="Tabella6.A1" office:value-type="string">
            <text:p text:style-name="P14">Oracolo</text:p>
          </table:table-cell>
          <table:table-cell table:style-name="Tabella6.A1" office:value-type="string">
            <text:p text:style-name="P40"><text:span text:style-name="T14">Email</text:span><text:span text:style-name="T13"> è troppo breve</text:span><text:span text:style-name="T12">, </text:span><text:span text:style-name="T13">la registrazione</text:span><text:span text:style-name="T12"> dà esito negativo</text:span></text:p>
          </table:table-cell>
        </table:table-row>
      </table:table>
      <text:h text:style-name="P76" text:outline-level="1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14">Test Case ID</text:p>
          </table:table-cell>
          <table:table-cell table:style-name="Tabella7.A1" office:value-type="string">
            <text:p text:style-name="P40"><text:span text:style-name="T12">TC – </text:span><text:span text:style-name="T13">2</text:span><text:span text:style-name="T12">.</text:span><text:span text:style-name="T14">6</text:span></text:p>
          </table:table-cell>
        </table:table-row>
        <table:table-row table:style-name="Tabella7.1">
          <table:table-cell table:style-name="Tabella7.A1" office:value-type="string">
            <text:p text:style-name="P14">Priorità</text:p>
          </table:table-cell>
          <table:table-cell table:style-name="Tabella7.A1" office:value-type="string">
            <text:p text:style-name="P27">Alta</text:p>
          </table:table-cell>
        </table:table-row>
        <table:table-row table:style-name="Tabella7.1">
          <table:table-cell table:style-name="Tabella7.A1" office:value-type="string">
            <text:p text:style-name="P14">Precondizioni </text:p>
          </table:table-cell>
          <table:table-cell table:style-name="Tabella7.A1" office:value-type="string">
            <text:p text:style-name="P40"><text:span text:style-name="T12">L’Utente si trova nella pagina di </text:span><text:span text:style-name="T13">Registrazione</text:span></text:p>
          </table:table-cell>
        </table:table-row>
        <table:table-row table:style-name="Tabella7.1">
          <table:table-cell table:style-name="Tabella7.A1" table:number-columns-spanned="2" office:value-type="string">
            <text:p text:style-name="P14"><text:span text:style-name="T27"><text:s text:c="63"/></text:span>Flusso degli eventi</text:p>
          </table:table-cell>
          <table:covered-table-cell/>
        </table:table-row>
        <table:table-row table:style-name="Tabella7.1">
          <table:table-cell table:style-name="Tabella7.A1" table:number-columns-spanned="2" office:value-type="string">
            <text:p text:style-name="P27">L’utente inserisce i seguenti dati</text:p>
            <text:list xml:id="list160252283477302" text:continue-numbering="true" text:style-name="WW8Num8">
              <text:list-item>
                <text:p text:style-name="P105"><text:span text:style-name="T13">Username</text:span><text:span text:style-name="T12"> – </text:span><text:span text:style-name="T13">Pasquale</text:span></text:p>
              </text:list-item>
              <text:list-item>
                <text:p text:style-name="P107">Password – //</text:p>
              </text:list-item>
              <text:list-item>
                <text:p text:style-name="P109">Genere - //</text:p>
              </text:list-item>
              <text:list-item>
                <text:p text:style-name="P109">Data Di Nascita - //</text:p>
              </text:list-item>
              <text:list-item>
                <text:p text:style-name="P109">Email - <text:span text:style-name="T28">pasquale</text:span></text:p>
              </text:list-item>
            </text:list>
            <text:p text:style-name="P40"><text:span text:style-name="T12">L’utente clicca il pulsante “</text:span><text:span text:style-name="T13">Registrati</text:span><text:span text:style-name="T12">”</text:span></text:p>
          </table:table-cell>
          <table:covered-table-cell/>
        </table:table-row>
        <table:table-row table:style-name="Tabella7.1">
          <table:table-cell table:style-name="Tabella7.A1" office:value-type="string">
            <text:p text:style-name="P14">Oracolo</text:p>
          </table:table-cell>
          <table:table-cell table:style-name="Tabella7.A1" office:value-type="string">
            <text:p text:style-name="P40"><text:span text:style-name="T14">Email non rispetta il formato</text:span><text:span text:style-name="T12">, </text:span><text:span text:style-name="T13">la registrazione</text:span><text:span text:style-name="T12"> dà esito negativo</text:span></text:p>
          </table:table-cell>
        </table:table-row>
      </table:table>
      <text:h text:style-name="P76" text:outline-level="1"><text:soft-page-break/></text:h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14">Test Case ID</text:p>
          </table:table-cell>
          <table:table-cell table:style-name="Tabella8.A1" office:value-type="string">
            <text:p text:style-name="P40"><text:span text:style-name="T12">TC – </text:span><text:span text:style-name="T13">2</text:span><text:span text:style-name="T14">.7</text:span></text:p>
          </table:table-cell>
        </table:table-row>
        <table:table-row table:style-name="Tabella8.1">
          <table:table-cell table:style-name="Tabella8.A1" office:value-type="string">
            <text:p text:style-name="P14">Priorità</text:p>
          </table:table-cell>
          <table:table-cell table:style-name="Tabella8.A1" office:value-type="string">
            <text:p text:style-name="P27">Alta</text:p>
          </table:table-cell>
        </table:table-row>
        <table:table-row table:style-name="Tabella8.1">
          <table:table-cell table:style-name="Tabella8.A1" office:value-type="string">
            <text:p text:style-name="P14">Precondizioni </text:p>
          </table:table-cell>
          <table:table-cell table:style-name="Tabella8.A1" office:value-type="string">
            <text:p text:style-name="P40"><text:span text:style-name="T12">L’Utente si trova nella pagina di </text:span><text:span text:style-name="T13">Registrazione</text:span></text:p>
          </table:table-cell>
        </table:table-row>
        <table:table-row table:style-name="Tabella8.1">
          <table:table-cell table:style-name="Tabella8.A1" table:number-columns-spanned="2" office:value-type="string">
            <text:p text:style-name="P14"><text:span text:style-name="T27"><text:s text:c="63"/></text:span>Flusso degli eventi</text:p>
          </table:table-cell>
          <table:covered-table-cell/>
        </table:table-row>
        <table:table-row table:style-name="Tabella8.1">
          <table:table-cell table:style-name="Tabella8.A1" table:number-columns-spanned="2" office:value-type="string">
            <text:p text:style-name="P27">L’utente inserisce i seguenti dati</text:p>
            <text:list xml:id="list160251369106474" text:continue-numbering="true" text:style-name="WW8Num8">
              <text:list-item>
                <text:p text:style-name="P105"><text:span text:style-name="T13">Username</text:span><text:span text:style-name="T12"> – </text:span><text:span text:style-name="T13">Pasquale</text:span></text:p>
              </text:list-item>
              <text:list-item>
                <text:p text:style-name="P107">Password – //</text:p>
              </text:list-item>
              <text:list-item>
                <text:p text:style-name="P109">Genere - //</text:p>
              </text:list-item>
              <text:list-item>
                <text:p text:style-name="P109">Data Di Nascita - //</text:p>
              </text:list-item>
              <text:list-item>
                <text:p text:style-name="P105"><text:span text:style-name="T13">Email – </text:span><text:span text:style-name="T18">grtanda</text:span><text:span text:style-name="T14">@gmail.com</text:span></text:p>
              </text:list-item>
            </text:list>
            <text:p text:style-name="P40"><text:span text:style-name="T12">L’utente clicca il pulsante “</text:span><text:span text:style-name="T13">Registrati</text:span><text:span text:style-name="T12">”</text:span></text:p>
          </table:table-cell>
          <table:covered-table-cell/>
        </table:table-row>
        <table:table-row table:style-name="Tabella8.1">
          <table:table-cell table:style-name="Tabella8.A1" office:value-type="string">
            <text:p text:style-name="P14">Oracolo</text:p>
          </table:table-cell>
          <table:table-cell table:style-name="Tabella8.A1" office:value-type="string">
            <text:p text:style-name="P40"><text:span text:style-name="T12">Tutti i parametri sono corretti, </text:span><text:span text:style-name="T14">La registrazione</text:span><text:span text:style-name="T12"> dà esito positivo</text:span></text:p>
          </table:table-cell>
        </table:table-row>
      </table:table>
      <text:h text:style-name="P76" text:outline-level="1"/>
      <text:h text:style-name="P76" text:outline-level="1"/>
      <text:h text:style-name="P77" text:outline-level="1"/>
      <text:h text:style-name="P83" text:outline-level="1"><text:bookmark-start text:name="__RefHeading___Toc3236_1211047186"/><text:span text:style-name="T7">2</text:span><text:span text:style-name="T1"> Gestione </text:span><text:span text:style-name="T7">Amministratore</text:span><text:bookmark-end text:name="__RefHeading___Toc3236_1211047186"/></text:h>
      <text:h text:style-name="P85" text:outline-level="2"><text:bookmark-start text:name="__RefHeading___Toc3238_1211047186"/><text:span text:style-name="T1">2.1 </text:span><text:span text:style-name="T7">AggiungiLibro</text:span><text:bookmark-end text:name="__RefHeading___Toc3238_1211047186"/></text:h>
      <table:table table:name="Tabella21" table:style-name="Tabella21">
        <table:table-column table:style-name="Tabella21.A"/>
        <table:table-column table:style-name="Tabella21.B"/>
        <table:table-row table:style-name="Tabella21.1">
          <table:table-cell table:style-name="Tabella21.A1" office:value-type="string">
            <text:p text:style-name="P18">Test Case ID</text:p>
          </table:table-cell>
          <table:table-cell table:style-name="Tabella21.A1" office:value-type="string">
            <text:p text:style-name="P46"><text:span text:style-name="T12">TC – </text:span><text:span text:style-name="T18">3</text:span><text:span text:style-name="T14">.1</text:span></text:p>
          </table:table-cell>
        </table:table-row>
        <table:table-row table:style-name="Tabella21.1">
          <table:table-cell table:style-name="Tabella21.A1" office:value-type="string">
            <text:p text:style-name="P18">Priorità</text:p>
          </table:table-cell>
          <table:table-cell table:style-name="Tabella21.A1" office:value-type="string">
            <text:p text:style-name="P32">Alta</text:p>
          </table:table-cell>
        </table:table-row>
        <table:table-row table:style-name="Tabella21.1">
          <table:table-cell table:style-name="Tabella21.A1" office:value-type="string">
            <text:p text:style-name="P18">Precondizioni </text:p>
          </table:table-cell>
          <table:table-cell table:style-name="Tabella21.A1" office:value-type="string">
            <text:p text:style-name="P46"><text:span text:style-name="T12">L’</text:span><text:span text:style-name="T14">Amministratore</text:span><text:span text:style-name="T12"> si trova nella pagina di </text:span><text:span text:style-name="T18">aggiunta di un libro</text:span></text:p>
          </table:table-cell>
        </table:table-row>
        <table:table-row table:style-name="Tabella21.1">
          <table:table-cell table:style-name="Tabella21.A1" table:number-columns-spanned="2" office:value-type="string">
            <text:p text:style-name="P18"><text:span text:style-name="T27"><text:s text:c="63"/></text:span>Flusso degli eventi</text:p>
          </table:table-cell>
          <table:covered-table-cell/>
        </table:table-row>
        <table:table-row table:style-name="Tabella21.1">
          <table:table-cell table:style-name="Tabella21.A1" table:number-columns-spanned="2" office:value-type="string">
            <text:p text:style-name="P46"><text:span text:style-name="T12">L’</text:span><text:span text:style-name="T14">Amministratore </text:span><text:span text:style-name="T18">inserisce I seguenti dati:</text:span></text:p>
            <text:list xml:id="list657129699" text:style-name="L1">
              <text:list-item>
                <text:p text:style-name="P127"><text:span text:style-name="T12">ISBN - </text:span><text:span text:style-name="T19">1</text:span></text:p>
              </text:list-item>
              <text:list-item>
                <text:p text:style-name="P110">Titolo - //</text:p>
              </text:list-item>
              <text:list-item>
                <text:p text:style-name="P111">Autore - //</text:p>
              </text:list-item>
              <text:list-item>
                <text:p text:style-name="P111">Genere - //</text:p>
              </text:list-item>
              <text:list-item>
                <text:p text:style-name="P111">Trama - //</text:p>
              </text:list-item>
            </text:list>
            <text:p text:style-name="P46"><text:span text:style-name="T18">L’amministratore</text:span><text:span text:style-name="T14"> preme</text:span><text:span text:style-name="T12"> il pulsante “</text:span><text:span text:style-name="T18">Aggiungi libro</text:span><text:span text:style-name="T12">”</text:span></text:p>
          </table:table-cell>
          <table:covered-table-cell/>
        </table:table-row>
        <table:table-row table:style-name="Tabella21.1">
          <table:table-cell table:style-name="Tabella21.A1" office:value-type="string">
            <text:p text:style-name="P18">Oracolo</text:p>
          </table:table-cell>
          <table:table-cell table:style-name="Tabella21.A1" office:value-type="string">
            <text:p text:style-name="P46"><text:span text:style-name="T19">Il form non è corretto</text:span><text:span text:style-name="T12">, </text:span><text:span text:style-name="T19">AggiungiLibro</text:span><text:span text:style-name="T12"> dà esito </text:span><text:span text:style-name="T14">negativo</text:span></text:p>
          </table:table-cell>
        </table:table-row>
      </table:table>
      <text:p text:style-name="P8"/>
      <table:table table:name="Tabella22" table:style-name="Tabella22">
        <table:table-column table:style-name="Tabella22.A"/>
        <table:table-column table:style-name="Tabella22.B"/>
        <table:table-row table:style-name="Tabella22.1">
          <table:table-cell table:style-name="Tabella22.A1" office:value-type="string">
            <text:p text:style-name="P19">Test Case ID</text:p>
          </table:table-cell>
          <table:table-cell table:style-name="Tabella22.A1" office:value-type="string">
            <text:p text:style-name="P47"><text:span text:style-name="T12">TC – </text:span><text:span text:style-name="T18">3</text:span><text:span text:style-name="T14">.</text:span><text:span text:style-name="T19">2</text:span></text:p>
          </table:table-cell>
        </table:table-row>
        <table:table-row table:style-name="Tabella22.1">
          <table:table-cell table:style-name="Tabella22.A1" office:value-type="string">
            <text:p text:style-name="P19">Priorità</text:p>
          </table:table-cell>
          <table:table-cell table:style-name="Tabella22.A1" office:value-type="string">
            <text:p text:style-name="P33">Alta</text:p>
          </table:table-cell>
        </table:table-row>
        <table:table-row table:style-name="Tabella22.1">
          <table:table-cell table:style-name="Tabella22.A1" office:value-type="string">
            <text:p text:style-name="P19">Precondizioni </text:p>
          </table:table-cell>
          <table:table-cell table:style-name="Tabella22.A1" office:value-type="string">
            <text:p text:style-name="P47"><text:span text:style-name="T12">L’</text:span><text:span text:style-name="T14">Amministratore</text:span><text:span text:style-name="T12"> si trova nella pagina di </text:span><text:span text:style-name="T18">aggiunta di un libro</text:span></text:p>
          </table:table-cell>
        </table:table-row>
        <table:table-row table:style-name="Tabella22.1">
          <table:table-cell table:style-name="Tabella22.A1" table:number-columns-spanned="2" office:value-type="string">
            <text:p text:style-name="P19"><text:span text:style-name="T27"><text:s text:c="63"/></text:span>Flusso degli eventi</text:p>
          </table:table-cell>
          <table:covered-table-cell/>
        </table:table-row>
        <table:table-row table:style-name="Tabella22.1">
          <table:table-cell table:style-name="Tabella22.A1" table:number-columns-spanned="2" office:value-type="string">
            <text:p text:style-name="P47"><text:span text:style-name="T12">L’</text:span><text:span text:style-name="T14">Amministratore </text:span><text:span text:style-name="T18">inserisce I seguenti dati:</text:span></text:p>
            <text:list xml:id="list160252942306137" text:continue-numbering="true" text:style-name="L1">
              <text:list-item>
                <text:p text:style-name="P120"><text:span text:style-name="T18">ISBN - </text:span><text:span text:style-name="T19">8822608321</text:span></text:p>
              </text:list-item>
              <text:list-item>
                <text:p text:style-name="P111">Titolo - //</text:p>
              </text:list-item>
              <text:list-item>
                <text:p text:style-name="P111">Autore - //</text:p>
              </text:list-item>
              <text:list-item>
                <text:p text:style-name="P111">Genere - //</text:p>
              </text:list-item>
              <text:list-item>
                <text:p text:style-name="P111">Trama - //</text:p>
              </text:list-item>
            </text:list>
            <text:p text:style-name="P47"><text:span text:style-name="T18">L’amministratore</text:span><text:span text:style-name="T14"> preme</text:span><text:span text:style-name="T12"> il pulsante “</text:span><text:span text:style-name="T18">Aggiungi libro</text:span><text:span text:style-name="T12">”</text:span></text:p>
          </table:table-cell>
          <table:covered-table-cell/>
        </table:table-row>
        <table:table-row table:style-name="Tabella22.1">
          <table:table-cell table:style-name="Tabella22.A1" office:value-type="string">
            <text:p text:style-name="P19">Oracolo</text:p>
          </table:table-cell>
          <table:table-cell table:style-name="Tabella22.A1" office:value-type="string">
            <text:p text:style-name="P47"><text:span text:style-name="T19">Il form è corretto ma questo isbn è già presente nel database</text:span><text:span text:style-name="T12">, </text:span><text:span text:style-name="T19">AggiungiLibro</text:span><text:span text:style-name="T12"> dà esito </text:span><text:span text:style-name="T14">negativo</text:span></text:p>
          </table:table-cell>
        </table:table-row>
      </table:table>
      <text:p text:style-name="P9"/>
      <table:table table:name="Tabella23" table:style-name="Tabella23">
        <table:table-column table:style-name="Tabella23.A"/>
        <table:table-column table:style-name="Tabella23.B"/>
        <table:table-row table:style-name="Tabella23.1">
          <table:table-cell table:style-name="Tabella23.A1" office:value-type="string">
            <text:p text:style-name="P19">Test Case ID</text:p>
          </table:table-cell>
          <table:table-cell table:style-name="Tabella23.A1" office:value-type="string">
            <text:p text:style-name="P47"><text:span text:style-name="T12">TC – </text:span><text:span text:style-name="T18">3</text:span><text:span text:style-name="T14">.</text:span><text:span text:style-name="T19">3</text:span></text:p>
          </table:table-cell>
        </table:table-row>
        <table:table-row table:style-name="Tabella23.1">
          <table:table-cell table:style-name="Tabella23.A1" office:value-type="string">
            <text:p text:style-name="P19">Priorità</text:p>
          </table:table-cell>
          <table:table-cell table:style-name="Tabella23.A1" office:value-type="string">
            <text:p text:style-name="P33">Alta</text:p>
          </table:table-cell>
        </table:table-row>
        <table:table-row table:style-name="Tabella23.1">
          <table:table-cell table:style-name="Tabella23.A1" office:value-type="string">
            <text:p text:style-name="P19">Precondizioni </text:p>
          </table:table-cell>
          <table:table-cell table:style-name="Tabella23.A1" office:value-type="string">
            <text:p text:style-name="P47"><text:span text:style-name="T12">L’</text:span><text:span text:style-name="T14">Amministratore</text:span><text:span text:style-name="T12"> si trova nella pagina di </text:span><text:span text:style-name="T18">aggiunta di un libro</text:span></text:p>
          </table:table-cell>
        </table:table-row>
        <table:table-row table:style-name="Tabella23.1">
          <table:table-cell table:style-name="Tabella23.A1" table:number-columns-spanned="2" office:value-type="string">
            <text:p text:style-name="P19"><text:span text:style-name="T27"><text:s text:c="63"/></text:span>Flusso degli eventi</text:p>
          </table:table-cell>
          <table:covered-table-cell/>
        </table:table-row>
        <table:table-row table:style-name="Tabella23.1">
          <table:table-cell table:style-name="Tabella23.A1" table:number-columns-spanned="2" office:value-type="string">
            <text:p text:style-name="P47"><text:span text:style-name="T12">L’</text:span><text:span text:style-name="T14">Amministratore </text:span><text:span text:style-name="T18">inserisce I seguenti dati:</text:span></text:p>
            <text:list xml:id="list160251778978791" text:continue-numbering="true" text:style-name="L1">
              <text:list-item>
                <text:p text:style-name="P128"><text:span text:style-name="T12">ISBN - </text:span><text:span text:style-name="T19">//</text:span></text:p>
              </text:list-item>
              <text:list-item>
                <text:p text:style-name="P128"><text:span text:style-name="T12">Titolo - </text:span><text:span text:style-name="T19">null</text:span></text:p>
              </text:list-item>
              <text:list-item>
                <text:p text:style-name="P111">Autore - //</text:p>
              </text:list-item>
              <text:list-item>
                <text:p text:style-name="P111">Genere - //</text:p>
              </text:list-item>
              <text:list-item>
                <text:p text:style-name="P111">Trama - //</text:p>
              </text:list-item>
            </text:list>
            <text:p text:style-name="P47"><text:span text:style-name="T18">L’amministratore</text:span><text:span text:style-name="T14"> preme</text:span><text:span text:style-name="T12"> il pulsante “</text:span><text:span text:style-name="T18">Aggiungi libro</text:span><text:span text:style-name="T12">”</text:span></text:p>
          </table:table-cell>
          <table:covered-table-cell/>
        </table:table-row>
        <table:table-row table:style-name="Tabella23.1">
          <table:table-cell table:style-name="Tabella23.A1" office:value-type="string">
            <text:p text:style-name="P19">Oracolo</text:p>
          </table:table-cell>
          <table:table-cell table:style-name="Tabella23.A1" office:value-type="string">
            <text:p text:style-name="P47"><text:span text:style-name="T19">Il form non è corretto</text:span><text:span text:style-name="T12">, </text:span><text:span text:style-name="T19">AggiungiLibro</text:span><text:span text:style-name="T12"> dà esito </text:span><text:span text:style-name="T14">negativo</text:span></text:p>
          </table:table-cell>
        </table:table-row>
      </table:table>
      <text:h text:style-name="P89" text:outline-level="2"><text:soft-page-break/></text:h>
      <table:table table:name="Tabella24" table:style-name="Tabella24">
        <table:table-column table:style-name="Tabella24.A"/>
        <table:table-column table:style-name="Tabella24.B"/>
        <table:table-row table:style-name="Tabella24.1">
          <table:table-cell table:style-name="Tabella24.A1" office:value-type="string">
            <text:p text:style-name="P19">Test Case ID</text:p>
          </table:table-cell>
          <table:table-cell table:style-name="Tabella24.A1" office:value-type="string">
            <text:p text:style-name="P47"><text:span text:style-name="T12">TC – </text:span><text:span text:style-name="T18">3</text:span><text:span text:style-name="T14">.</text:span><text:span text:style-name="T19">4</text:span></text:p>
          </table:table-cell>
        </table:table-row>
        <table:table-row table:style-name="Tabella24.1">
          <table:table-cell table:style-name="Tabella24.A1" office:value-type="string">
            <text:p text:style-name="P19">Priorità</text:p>
          </table:table-cell>
          <table:table-cell table:style-name="Tabella24.A1" office:value-type="string">
            <text:p text:style-name="P33">Alta</text:p>
          </table:table-cell>
        </table:table-row>
        <table:table-row table:style-name="Tabella24.1">
          <table:table-cell table:style-name="Tabella24.A1" office:value-type="string">
            <text:p text:style-name="P19">Precondizioni </text:p>
          </table:table-cell>
          <table:table-cell table:style-name="Tabella24.A1" office:value-type="string">
            <text:p text:style-name="P47"><text:span text:style-name="T12">L’</text:span><text:span text:style-name="T14">Amministratore</text:span><text:span text:style-name="T12"> si trova nella pagina di </text:span><text:span text:style-name="T18">aggiunta di un libro</text:span></text:p>
          </table:table-cell>
        </table:table-row>
        <table:table-row table:style-name="Tabella24.1">
          <table:table-cell table:style-name="Tabella24.A1" table:number-columns-spanned="2" office:value-type="string">
            <text:p text:style-name="P19"><text:span text:style-name="T27"><text:s text:c="63"/></text:span>Flusso degli eventi</text:p>
          </table:table-cell>
          <table:covered-table-cell/>
        </table:table-row>
        <table:table-row table:style-name="Tabella24.1">
          <table:table-cell table:style-name="Tabella24.A1" table:number-columns-spanned="2" office:value-type="string">
            <text:p text:style-name="P47"><text:span text:style-name="T12">L’</text:span><text:span text:style-name="T14">Amministratore </text:span><text:span text:style-name="T18">inserisce I seguenti dati:</text:span></text:p>
            <text:list xml:id="list160252128300903" text:continue-numbering="true" text:style-name="L1">
              <text:list-item>
                <text:p text:style-name="P128"><text:span text:style-name="T12">ISBN - </text:span><text:span text:style-name="T19">//</text:span></text:p>
              </text:list-item>
              <text:list-item>
                <text:p text:style-name="P128"><text:span text:style-name="T12">Titolo - </text:span><text:span text:style-name="T19">//</text:span></text:p>
              </text:list-item>
              <text:list-item>
                <text:p text:style-name="P128"><text:span text:style-name="T12">Autore - </text:span><text:span text:style-name="T19">null</text:span></text:p>
              </text:list-item>
              <text:list-item>
                <text:p text:style-name="P111">Genere - //</text:p>
              </text:list-item>
              <text:list-item>
                <text:p text:style-name="P111">Trama - //</text:p>
              </text:list-item>
            </text:list>
            <text:p text:style-name="P47"><text:span text:style-name="T18">L’amministratore</text:span><text:span text:style-name="T14"> preme</text:span><text:span text:style-name="T12"> il pulsante “</text:span><text:span text:style-name="T18">Aggiungi libro</text:span><text:span text:style-name="T12">”</text:span></text:p>
          </table:table-cell>
          <table:covered-table-cell/>
        </table:table-row>
        <table:table-row table:style-name="Tabella24.1">
          <table:table-cell table:style-name="Tabella24.A1" office:value-type="string">
            <text:p text:style-name="P19">Oracolo</text:p>
          </table:table-cell>
          <table:table-cell table:style-name="Tabella24.A1" office:value-type="string">
            <text:p text:style-name="P47"><text:span text:style-name="T19">Il form non è corretto</text:span><text:span text:style-name="T12">, </text:span><text:span text:style-name="T19">AggiungiLibro</text:span><text:span text:style-name="T12"> dà esito </text:span><text:span text:style-name="T14">negativo</text:span></text:p>
          </table:table-cell>
        </table:table-row>
      </table:table>
      <text:p text:style-name="P9"/>
      <text:p text:style-name="P9"/>
      <table:table table:name="Tabella25" table:style-name="Tabella25">
        <table:table-column table:style-name="Tabella25.A"/>
        <table:table-column table:style-name="Tabella25.B"/>
        <table:table-row table:style-name="Tabella25.1">
          <table:table-cell table:style-name="Tabella25.A1" office:value-type="string">
            <text:p text:style-name="P19">Test Case ID</text:p>
          </table:table-cell>
          <table:table-cell table:style-name="Tabella25.A1" office:value-type="string">
            <text:p text:style-name="P47"><text:span text:style-name="T12">TC – </text:span><text:span text:style-name="T18">3</text:span><text:span text:style-name="T14">.</text:span><text:span text:style-name="T19">5</text:span></text:p>
          </table:table-cell>
        </table:table-row>
        <table:table-row table:style-name="Tabella25.1">
          <table:table-cell table:style-name="Tabella25.A1" office:value-type="string">
            <text:p text:style-name="P19">Priorità</text:p>
          </table:table-cell>
          <table:table-cell table:style-name="Tabella25.A1" office:value-type="string">
            <text:p text:style-name="P33">Alta</text:p>
          </table:table-cell>
        </table:table-row>
        <table:table-row table:style-name="Tabella25.1">
          <table:table-cell table:style-name="Tabella25.A1" office:value-type="string">
            <text:p text:style-name="P19">Precondizioni </text:p>
          </table:table-cell>
          <table:table-cell table:style-name="Tabella25.A1" office:value-type="string">
            <text:p text:style-name="P47"><text:span text:style-name="T12">L’</text:span><text:span text:style-name="T14">Amministratore</text:span><text:span text:style-name="T12"> si trova nella pagina di </text:span><text:span text:style-name="T18">aggiunta di un libro</text:span></text:p>
          </table:table-cell>
        </table:table-row>
        <table:table-row table:style-name="Tabella25.1">
          <table:table-cell table:style-name="Tabella25.A1" table:number-columns-spanned="2" office:value-type="string">
            <text:p text:style-name="P19"><text:span text:style-name="T27"><text:s text:c="63"/></text:span>Flusso degli eventi</text:p>
          </table:table-cell>
          <table:covered-table-cell/>
        </table:table-row>
        <table:table-row table:style-name="Tabella25.1">
          <table:table-cell table:style-name="Tabella25.A1" table:number-columns-spanned="2" office:value-type="string">
            <text:p text:style-name="P47"><text:span text:style-name="T12">L’</text:span><text:span text:style-name="T14">Amministratore </text:span><text:span text:style-name="T18">inserisce I seguenti dati:</text:span></text:p>
            <text:list xml:id="list160252076727029" text:continue-numbering="true" text:style-name="L1">
              <text:list-item>
                <text:p text:style-name="P128"><text:span text:style-name="T12">ISBN - </text:span><text:span text:style-name="T19">//</text:span></text:p>
              </text:list-item>
              <text:list-item>
                <text:p text:style-name="P128"><text:span text:style-name="T12">Titolo - </text:span><text:span text:style-name="T19">//</text:span></text:p>
              </text:list-item>
              <text:list-item>
                <text:p text:style-name="P128"><text:span text:style-name="T12">Autore - </text:span><text:span text:style-name="T19">//</text:span></text:p>
              </text:list-item>
              <text:list-item>
                <text:p text:style-name="P128"><text:span text:style-name="T12">Genere - </text:span><text:span text:style-name="T19">null</text:span></text:p>
              </text:list-item>
              <text:list-item>
                <text:p text:style-name="P111">Trama - //</text:p>
              </text:list-item>
            </text:list>
            <text:p text:style-name="P47"><text:span text:style-name="T18">L’amministratore</text:span><text:span text:style-name="T14"> preme</text:span><text:span text:style-name="T12"> il pulsante “</text:span><text:span text:style-name="T18">Aggiungi libro</text:span><text:span text:style-name="T12">”</text:span></text:p>
          </table:table-cell>
          <table:covered-table-cell/>
        </table:table-row>
        <table:table-row table:style-name="Tabella25.1">
          <table:table-cell table:style-name="Tabella25.A1" office:value-type="string">
            <text:p text:style-name="P19">Oracolo</text:p>
          </table:table-cell>
          <table:table-cell table:style-name="Tabella25.A1" office:value-type="string">
            <text:p text:style-name="P47"><text:span text:style-name="T19">Il form non è corretto</text:span><text:span text:style-name="T12">, </text:span><text:span text:style-name="T19">AggiungiLibro</text:span><text:span text:style-name="T12"> dà esito </text:span><text:span text:style-name="T14">negativo</text:span></text:p>
          </table:table-cell>
        </table:table-row>
      </table:table>
      <text:p text:style-name="P9"/>
      <text:p text:style-name="P9"/>
      <text:p text:style-name="P9"/>
      <table:table table:name="Tabella26" table:style-name="Tabella26">
        <table:table-column table:style-name="Tabella26.A"/>
        <table:table-column table:style-name="Tabella26.B"/>
        <table:table-row table:style-name="Tabella26.1">
          <table:table-cell table:style-name="Tabella26.A1" office:value-type="string">
            <text:p text:style-name="P19">Test Case ID</text:p>
          </table:table-cell>
          <table:table-cell table:style-name="Tabella26.A1" office:value-type="string">
            <text:p text:style-name="P47"><text:span text:style-name="T12">TC – </text:span><text:span text:style-name="T18">3</text:span><text:span text:style-name="T19">.6</text:span></text:p>
          </table:table-cell>
        </table:table-row>
        <table:table-row table:style-name="Tabella26.1">
          <table:table-cell table:style-name="Tabella26.A1" office:value-type="string">
            <text:p text:style-name="P19">Priorità</text:p>
          </table:table-cell>
          <table:table-cell table:style-name="Tabella26.A1" office:value-type="string">
            <text:p text:style-name="P33">Alta</text:p>
          </table:table-cell>
        </table:table-row>
        <table:table-row table:style-name="Tabella26.1">
          <table:table-cell table:style-name="Tabella26.A1" office:value-type="string">
            <text:p text:style-name="P19">Precondizioni </text:p>
          </table:table-cell>
          <table:table-cell table:style-name="Tabella26.A1" office:value-type="string">
            <text:p text:style-name="P47"><text:span text:style-name="T12">L’</text:span><text:span text:style-name="T14">Amministratore</text:span><text:span text:style-name="T12"> si trova nella pagina di </text:span><text:span text:style-name="T18">aggiunta di un libro</text:span></text:p>
          </table:table-cell>
        </table:table-row>
        <table:table-row table:style-name="Tabella26.1">
          <table:table-cell table:style-name="Tabella26.A1" table:number-columns-spanned="2" office:value-type="string">
            <text:p text:style-name="P19"><text:span text:style-name="T27"><text:s text:c="63"/></text:span>Flusso degli eventi</text:p>
          </table:table-cell>
          <table:covered-table-cell/>
        </table:table-row>
        <table:table-row table:style-name="Tabella26.1">
          <table:table-cell table:style-name="Tabella26.A1" table:number-columns-spanned="2" office:value-type="string">
            <text:p text:style-name="P47"><text:span text:style-name="T12">L’</text:span><text:span text:style-name="T14">Amministratore </text:span><text:span text:style-name="T18">inserisce I seguenti dati:</text:span></text:p>
            <text:list xml:id="list160252212920567" text:continue-numbering="true" text:style-name="L1">
              <text:list-item>
                <text:p text:style-name="P128"><text:span text:style-name="T12">ISBN - </text:span><text:span text:style-name="T19">//</text:span></text:p>
              </text:list-item>
              <text:list-item>
                <text:p text:style-name="P128"><text:span text:style-name="T12">Titolo - </text:span><text:span text:style-name="T19">//</text:span></text:p>
              </text:list-item>
              <text:list-item>
                <text:p text:style-name="P128"><text:span text:style-name="T12">Autore - </text:span><text:span text:style-name="T19">//</text:span></text:p>
              </text:list-item>
              <text:list-item>
                <text:p text:style-name="P128"><text:span text:style-name="T12">Genere - </text:span><text:span text:style-name="T19">//</text:span></text:p>
              </text:list-item>
              <text:list-item>
                <text:p text:style-name="P120"><text:span text:style-name="T18">Trama - </text:span><text:span text:style-name="T19">null</text:span></text:p>
              </text:list-item>
            </text:list>
            <text:p text:style-name="P47"><text:span text:style-name="T18">L’amministratore</text:span><text:span text:style-name="T14"> preme</text:span><text:span text:style-name="T12"> il pulsante “</text:span><text:span text:style-name="T18">Aggiungi libro</text:span><text:span text:style-name="T12">”</text:span></text:p>
          </table:table-cell>
          <table:covered-table-cell/>
        </table:table-row>
        <table:table-row table:style-name="Tabella26.1">
          <table:table-cell table:style-name="Tabella26.A1" office:value-type="string">
            <text:p text:style-name="P19">Oracolo</text:p>
          </table:table-cell>
          <table:table-cell table:style-name="Tabella26.A1" office:value-type="string">
            <text:p text:style-name="P47"><text:span text:style-name="T19">Il form non è corretto</text:span><text:span text:style-name="T12">, </text:span><text:span text:style-name="T19">AggiungiLibro</text:span><text:span text:style-name="T12"> dà esito </text:span><text:span text:style-name="T14">negativo</text:span></text:p>
          </table:table-cell>
        </table:table-row>
      </table:table>
      <text:h text:style-name="P89" text:outline-level="2"><text:soft-page-break/></text:h>
      <table:table table:name="Tabella30" table:style-name="Tabella30">
        <table:table-column table:style-name="Tabella30.A"/>
        <table:table-column table:style-name="Tabella30.B"/>
        <table:table-row table:style-name="Tabella30.1">
          <table:table-cell table:style-name="Tabella30.A1" office:value-type="string">
            <text:p text:style-name="P19">Test Case ID</text:p>
          </table:table-cell>
          <table:table-cell table:style-name="Tabella30.A1" office:value-type="string">
            <text:p text:style-name="P47"><text:span text:style-name="T12">TC – </text:span><text:span text:style-name="T18">3</text:span><text:span text:style-name="T19">.7</text:span></text:p>
          </table:table-cell>
        </table:table-row>
        <table:table-row table:style-name="Tabella30.1">
          <table:table-cell table:style-name="Tabella30.A1" office:value-type="string">
            <text:p text:style-name="P19">Priorità</text:p>
          </table:table-cell>
          <table:table-cell table:style-name="Tabella30.A1" office:value-type="string">
            <text:p text:style-name="P33">Alta</text:p>
          </table:table-cell>
        </table:table-row>
        <table:table-row table:style-name="Tabella30.1">
          <table:table-cell table:style-name="Tabella30.A1" office:value-type="string">
            <text:p text:style-name="P19">Precondizioni </text:p>
          </table:table-cell>
          <table:table-cell table:style-name="Tabella30.A1" office:value-type="string">
            <text:p text:style-name="P47"><text:span text:style-name="T12">L’</text:span><text:span text:style-name="T14">Amministratore</text:span><text:span text:style-name="T12"> si trova nella pagina di </text:span><text:span text:style-name="T18">aggiunta di un libro</text:span></text:p>
          </table:table-cell>
        </table:table-row>
        <table:table-row table:style-name="Tabella30.1">
          <table:table-cell table:style-name="Tabella30.A1" table:number-columns-spanned="2" office:value-type="string">
            <text:p text:style-name="P19"><text:span text:style-name="T27"><text:s text:c="63"/></text:span>Flusso degli eventi</text:p>
          </table:table-cell>
          <table:covered-table-cell/>
        </table:table-row>
        <table:table-row table:style-name="Tabella30.1">
          <table:table-cell table:style-name="Tabella30.A1" table:number-columns-spanned="2" office:value-type="string">
            <text:p text:style-name="P47"><text:span text:style-name="T12">L’</text:span><text:span text:style-name="T14">Amministratore </text:span><text:span text:style-name="T18">inserisce I seguenti dati:</text:span></text:p>
            <text:list xml:id="list160252963792626" text:continue-numbering="true" text:style-name="L1">
              <text:list-item>
                <text:p text:style-name="P128"><text:span text:style-name="T12">ISBN - </text:span><text:span text:style-name="T19">//</text:span></text:p>
              </text:list-item>
              <text:list-item>
                <text:p text:style-name="P128"><text:span text:style-name="T12">Titolo - </text:span><text:span text:style-name="T19">//</text:span></text:p>
              </text:list-item>
              <text:list-item>
                <text:p text:style-name="P128"><text:span text:style-name="T12">Autore - </text:span><text:span text:style-name="T19">//</text:span></text:p>
              </text:list-item>
              <text:list-item>
                <text:p text:style-name="P128"><text:span text:style-name="T12">Genere - </text:span><text:span text:style-name="T19">//</text:span></text:p>
              </text:list-item>
              <text:list-item>
                <text:p text:style-name="P111">Trama - //</text:p>
              </text:list-item>
            </text:list>
            <text:p text:style-name="P47"><text:span text:style-name="T18">L’amministratore</text:span><text:span text:style-name="T14"> preme</text:span><text:span text:style-name="T12"> il pulsante “</text:span><text:span text:style-name="T18">Aggiungi libro</text:span><text:span text:style-name="T12">”</text:span></text:p>
          </table:table-cell>
          <table:covered-table-cell/>
        </table:table-row>
        <table:table-row table:style-name="Tabella30.1">
          <table:table-cell table:style-name="Tabella30.A1" office:value-type="string">
            <text:p text:style-name="P19">Oracolo</text:p>
          </table:table-cell>
          <table:table-cell table:style-name="Tabella30.A1" office:value-type="string">
            <text:p text:style-name="P47"><text:span text:style-name="T19">Il form è corretto</text:span><text:span text:style-name="T12">, </text:span><text:span text:style-name="T19">AggiungiLibro</text:span><text:span text:style-name="T12"> dà esito </text:span><text:span text:style-name="T19">positivo</text:span></text:p>
          </table:table-cell>
        </table:table-row>
      </table:table>
      <text:p text:style-name="P9"/>
      <text:h text:style-name="P89" text:outline-level="2"><text:bookmark-start text:name="__RefHeading___Toc3240_1211047186"/>2.2 BanUser<text:bookmark-end text:name="__RefHeading___Toc3240_1211047186"/></text:h>
      <text:p text:style-name="P68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4">Test Case ID</text:p>
          </table:table-cell>
          <table:table-cell table:style-name="Tabella9.A1" office:value-type="string">
            <text:p text:style-name="P40"><text:span text:style-name="T12">TC – </text:span><text:span text:style-name="T16">4</text:span><text:span text:style-name="T14">.1</text:span></text:p>
          </table:table-cell>
        </table:table-row>
        <table:table-row table:style-name="Tabella9.1">
          <table:table-cell table:style-name="Tabella9.A1" office:value-type="string">
            <text:p text:style-name="P14">Priorità</text:p>
          </table:table-cell>
          <table:table-cell table:style-name="Tabella9.A1" office:value-type="string">
            <text:p text:style-name="P27">Alta</text:p>
          </table:table-cell>
        </table:table-row>
        <table:table-row table:style-name="Tabella9.1">
          <table:table-cell table:style-name="Tabella9.A1" office:value-type="string">
            <text:p text:style-name="P14">Precondizioni </text:p>
          </table:table-cell>
          <table:table-cell table:style-name="Tabella9.A1" office:value-type="string">
            <text:p text:style-name="P40"><text:span text:style-name="T12">L’</text:span><text:span text:style-name="T14">Amministratore</text:span><text:span text:style-name="T12"> si trova nella pagina di </text:span><text:span text:style-name="T14">profilo di un utente</text:span></text:p>
          </table:table-cell>
        </table:table-row>
        <table:table-row table:style-name="Tabella9.1">
          <table:table-cell table:style-name="Tabella9.A1" table:number-columns-spanned="2" office:value-type="string">
            <text:p text:style-name="P14"><text:span text:style-name="T27"><text:s text:c="63"/></text:span>Flusso degli eventi</text:p>
          </table:table-cell>
          <table:covered-table-cell/>
        </table:table-row>
        <table:table-row table:style-name="Tabella9.1">
          <table:table-cell table:style-name="Tabella9.A1" table:number-columns-spanned="2" office:value-type="string">
            <text:p text:style-name="P40"><text:span text:style-name="T12">L’</text:span><text:span text:style-name="T14">Amministratore preme</text:span><text:span text:style-name="T12"> il pulsante “</text:span><text:span text:style-name="T14">Banna</text:span><text:span text:style-name="T12">”</text:span></text:p>
          </table:table-cell>
          <table:covered-table-cell/>
        </table:table-row>
        <table:table-row table:style-name="Tabella9.1">
          <table:table-cell table:style-name="Tabella9.A1" office:value-type="string">
            <text:p text:style-name="P14">Oracolo</text:p>
          </table:table-cell>
          <table:table-cell table:style-name="Tabella9.A1" office:value-type="string">
            <text:p text:style-name="P40"><text:span text:style-name="T14">L’utente non esiste</text:span><text:span text:style-name="T12">, </text:span><text:span text:style-name="T14">BanUser</text:span><text:span text:style-name="T12"> dà esito </text:span><text:span text:style-name="T14">negativo</text:span></text:p>
          </table:table-cell>
        </table:table-row>
      </table:table>
      <text:h text:style-name="P90" text:outline-level="2"/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office:value-type="string">
            <text:p text:style-name="P15">Test Case ID</text:p>
          </table:table-cell>
          <table:table-cell table:style-name="Tabella10.A1" office:value-type="string">
            <text:p text:style-name="P41"><text:span text:style-name="T12">TC – </text:span><text:span text:style-name="T16">4</text:span><text:span text:style-name="T14">.</text:span><text:span text:style-name="T15">2</text:span></text:p>
          </table:table-cell>
        </table:table-row>
        <table:table-row table:style-name="Tabella10.1">
          <table:table-cell table:style-name="Tabella10.A1" office:value-type="string">
            <text:p text:style-name="P15">Priorità</text:p>
          </table:table-cell>
          <table:table-cell table:style-name="Tabella10.A1" office:value-type="string">
            <text:p text:style-name="P28">Alta</text:p>
          </table:table-cell>
        </table:table-row>
        <table:table-row table:style-name="Tabella10.1">
          <table:table-cell table:style-name="Tabella10.A1" office:value-type="string">
            <text:p text:style-name="P15">Precondizioni </text:p>
          </table:table-cell>
          <table:table-cell table:style-name="Tabella10.A1" office:value-type="string">
            <text:p text:style-name="P41"><text:span text:style-name="T12">L’</text:span><text:span text:style-name="T14">Amministratore</text:span><text:span text:style-name="T12"> si trova nella pagina di </text:span><text:span text:style-name="T14">profilo di un utente</text:span></text:p>
          </table:table-cell>
        </table:table-row>
        <table:table-row table:style-name="Tabella10.1">
          <table:table-cell table:style-name="Tabella10.A1" table:number-columns-spanned="2" office:value-type="string">
            <text:p text:style-name="P15"><text:span text:style-name="T27"><text:s text:c="63"/></text:span>Flusso degli eventi</text:p>
          </table:table-cell>
          <table:covered-table-cell/>
        </table:table-row>
        <table:table-row table:style-name="Tabella10.1">
          <table:table-cell table:style-name="Tabella10.A1" table:number-columns-spanned="2" office:value-type="string">
            <text:p text:style-name="P41"><text:span text:style-name="T12">L’</text:span><text:span text:style-name="T14">Amministratore preme</text:span><text:span text:style-name="T12"> il pulsante “</text:span><text:span text:style-name="T14">Banna</text:span><text:span text:style-name="T12">”</text:span></text:p>
          </table:table-cell>
          <table:covered-table-cell/>
        </table:table-row>
        <table:table-row table:style-name="Tabella10.1">
          <table:table-cell table:style-name="Tabella10.A1" office:value-type="string">
            <text:p text:style-name="P15">Oracolo</text:p>
          </table:table-cell>
          <table:table-cell table:style-name="Tabella10.A1" office:value-type="string">
            <text:p text:style-name="P41"><text:span text:style-name="T14">L’utente esiste </text:span><text:span text:style-name="T15">ed è stato bannato</text:span><text:span text:style-name="T12">, </text:span><text:span text:style-name="T14">BanUser</text:span><text:span text:style-name="T12"> dà esito </text:span><text:span text:style-name="T15">positivo</text:span></text:p>
          </table:table-cell>
        </table:table-row>
      </table:table>
      <text:h text:style-name="P90" text:outline-level="2"/>
      <text:h text:style-name="P90" text:outline-level="2"/>
      <text:h text:style-name="P90" text:outline-level="2"/>
      <text:h text:style-name="P91" text:outline-level="2"/>
      <text:h text:style-name="P101" text:outline-level="2"><text:bookmark-start text:name="__RefHeading___Toc3242_1211047186"/>2.3 ModificaLibro<text:bookmark-end text:name="__RefHeading___Toc3242_1211047186"/></text:h>
      <table:table table:name="Tabella31" table:style-name="Tabella31">
        <table:table-column table:style-name="Tabella31.A"/>
        <table:table-column table:style-name="Tabella31.B"/>
        <table:table-row table:style-name="Tabella31.1">
          <table:table-cell table:style-name="Tabella31.A1" office:value-type="string">
            <text:p text:style-name="P19">Test Case ID</text:p>
          </table:table-cell>
          <table:table-cell table:style-name="Tabella31.A1" office:value-type="string">
            <text:p text:style-name="P47"><text:span text:style-name="T12">TC – </text:span><text:span text:style-name="T19">5</text:span><text:span text:style-name="T14">.</text:span><text:span text:style-name="T19">1</text:span></text:p>
          </table:table-cell>
        </table:table-row>
        <table:table-row table:style-name="Tabella31.1">
          <table:table-cell table:style-name="Tabella31.A1" office:value-type="string">
            <text:p text:style-name="P19">Priorità</text:p>
          </table:table-cell>
          <table:table-cell table:style-name="Tabella31.A1" office:value-type="string">
            <text:p text:style-name="P33">Alta</text:p>
          </table:table-cell>
        </table:table-row>
        <table:table-row table:style-name="Tabella31.1">
          <table:table-cell table:style-name="Tabella31.A1" office:value-type="string">
            <text:p text:style-name="P19">Precondizioni </text:p>
          </table:table-cell>
          <table:table-cell table:style-name="Tabella31.A1" office:value-type="string">
            <text:p text:style-name="P47"><text:span text:style-name="T12">L’</text:span><text:span text:style-name="T14">Amministratore</text:span><text:span text:style-name="T12"> si trova nella pagina di </text:span><text:span text:style-name="T19">modifica</text:span><text:span text:style-name="T18"> di un libro</text:span></text:p>
          </table:table-cell>
        </table:table-row>
        <table:table-row table:style-name="Tabella31.1">
          <table:table-cell table:style-name="Tabella31.A1" table:number-columns-spanned="2" office:value-type="string">
            <text:p text:style-name="P19"><text:span text:style-name="T27"><text:s text:c="63"/></text:span>Flusso degli eventi</text:p>
          </table:table-cell>
          <table:covered-table-cell/>
        </table:table-row>
        <table:table-row table:style-name="Tabella31.1">
          <table:table-cell table:style-name="Tabella31.A1" table:number-columns-spanned="2" office:value-type="string">
            <text:p text:style-name="P47"><text:span text:style-name="T12">L’</text:span><text:span text:style-name="T14">Amministratore </text:span><text:span text:style-name="T18">inserisce I seguenti dati:</text:span></text:p>
            <text:list xml:id="list160251231581213" text:continue-numbering="true" text:style-name="L1">
              <text:list-item>
                <text:p text:style-name="P120"><text:span text:style-name="T18">Titolo - </text:span><text:span text:style-name="T19">null</text:span></text:p>
              </text:list-item>
              <text:list-item>
                <text:p text:style-name="P128"><text:span text:style-name="T12">Autore - </text:span><text:span text:style-name="T19">//</text:span></text:p>
              </text:list-item>
              <text:list-item>
                <text:p text:style-name="P111">Trama - //</text:p>
              </text:list-item>
            </text:list>
            <text:p text:style-name="P47"><text:span text:style-name="T18">L’amministratore</text:span><text:span text:style-name="T14"> preme</text:span><text:span text:style-name="T12"> il pulsante “ </text:span><text:span text:style-name="T19">modifica</text:span><text:span text:style-name="T18"> libro</text:span><text:span text:style-name="T12">”</text:span></text:p>
          </table:table-cell>
          <table:covered-table-cell/>
        </table:table-row>
        <table:table-row table:style-name="Tabella31.1">
          <table:table-cell table:style-name="Tabella31.A1" office:value-type="string">
            <text:p text:style-name="P19">Oracolo</text:p>
          </table:table-cell>
          <table:table-cell table:style-name="Tabella31.A1" office:value-type="string">
            <text:p text:style-name="P47"><text:span text:style-name="T19">Il form non è corretto</text:span><text:span text:style-name="T12">, </text:span><text:span text:style-name="T19">ModificaLibro</text:span><text:span text:style-name="T12"> dà esito </text:span><text:span text:style-name="T14">negativo</text:span></text:p>
          </table:table-cell>
        </table:table-row>
      </table:table>
      <text:p text:style-name="P9"/>
      <text:p text:style-name="P9"/>
      <table:table table:name="Tabella32" table:style-name="Tabella32">
        <table:table-column table:style-name="Tabella32.A"/>
        <table:table-column table:style-name="Tabella32.B"/>
        <table:table-row table:style-name="Tabella32.1">
          <table:table-cell table:style-name="Tabella32.A1" office:value-type="string">
            <text:p text:style-name="P19">Test Case ID</text:p>
          </table:table-cell>
          <table:table-cell table:style-name="Tabella32.A1" office:value-type="string">
            <text:p text:style-name="P47"><text:span text:style-name="T12">TC – </text:span><text:span text:style-name="T19">5</text:span><text:span text:style-name="T14">.</text:span><text:span text:style-name="T19">2</text:span></text:p>
          </table:table-cell>
        </table:table-row>
        <table:table-row table:style-name="Tabella32.1">
          <table:table-cell table:style-name="Tabella32.A1" office:value-type="string">
            <text:p text:style-name="P19">Priorità</text:p>
          </table:table-cell>
          <table:table-cell table:style-name="Tabella32.A1" office:value-type="string">
            <text:p text:style-name="P33">Alta</text:p>
          </table:table-cell>
        </table:table-row>
        <table:table-row table:style-name="Tabella32.1">
          <table:table-cell table:style-name="Tabella32.A1" office:value-type="string">
            <text:p text:style-name="P19">Precondizioni </text:p>
          </table:table-cell>
          <table:table-cell table:style-name="Tabella32.A1" office:value-type="string">
            <text:p text:style-name="P47"><text:span text:style-name="T12">L’</text:span><text:span text:style-name="T14">Amministratore</text:span><text:span text:style-name="T12"> si trova nella pagina di </text:span><text:span text:style-name="T19">modifica</text:span><text:span text:style-name="T18"> di un libro</text:span></text:p>
          </table:table-cell>
        </table:table-row>
        <table:table-row table:style-name="Tabella32.1">
          <table:table-cell table:style-name="Tabella32.A1" table:number-columns-spanned="2" office:value-type="string">
            <text:p text:style-name="P19"><text:span text:style-name="T27"><text:s text:c="63"/></text:span>Flusso degli eventi</text:p>
          </table:table-cell>
          <table:covered-table-cell/>
        </table:table-row>
        <table:table-row table:style-name="Tabella32.1">
          <table:table-cell table:style-name="Tabella32.A1" table:number-columns-spanned="2" office:value-type="string">
            <text:p text:style-name="P47"><text:span text:style-name="T12">L’</text:span><text:span text:style-name="T14">Amministratore </text:span><text:span text:style-name="T18">inserisce I seguenti dati:</text:span></text:p>
            <text:list xml:id="list160251443234356" text:continue-numbering="true" text:style-name="L1">
              <text:list-item>
                <text:p text:style-name="P120"><text:span text:style-name="T18">Titolo - </text:span><text:span text:style-name="T19">//</text:span></text:p>
              </text:list-item>
              <text:list-item>
                <text:p text:style-name="P128"><text:span text:style-name="T12">Autore - </text:span><text:span text:style-name="T19">null</text:span></text:p>
              </text:list-item>
              <text:list-item>
                <text:p text:style-name="P111">Trama - //</text:p>
              </text:list-item>
            </text:list>
            <text:p text:style-name="P47"><text:span text:style-name="T18">L’amministratore</text:span><text:span text:style-name="T14"> preme</text:span><text:span text:style-name="T12"> il pulsante “ </text:span><text:span text:style-name="T19">modifica</text:span><text:span text:style-name="T18"> libro</text:span><text:span text:style-name="T12">”</text:span></text:p>
          </table:table-cell>
          <table:covered-table-cell/>
        </table:table-row>
        <table:table-row table:style-name="Tabella32.1">
          <table:table-cell table:style-name="Tabella32.A1" office:value-type="string">
            <text:p text:style-name="P19">Oracolo</text:p>
          </table:table-cell>
          <table:table-cell table:style-name="Tabella32.A1" office:value-type="string">
            <text:p text:style-name="P47"><text:span text:style-name="T19">Il form non è corretto</text:span><text:span text:style-name="T12">, </text:span><text:span text:style-name="T19">ModificaLibro</text:span><text:span text:style-name="T12"> dà esito </text:span><text:span text:style-name="T14">negativo</text:span></text:p>
          </table:table-cell>
        </table:table-row>
      </table:table>
      <text:p text:style-name="P9"/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9">Test Case ID</text:p>
          </table:table-cell>
          <table:table-cell table:style-name="Tabella33.A1" office:value-type="string">
            <text:p text:style-name="P47"><text:span text:style-name="T12">TC – </text:span><text:span text:style-name="T19">5</text:span><text:span text:style-name="T14">.</text:span><text:span text:style-name="T19">3</text:span></text:p>
          </table:table-cell>
        </table:table-row>
        <table:table-row table:style-name="Tabella33.1">
          <table:table-cell table:style-name="Tabella33.A1" office:value-type="string">
            <text:p text:style-name="P19">Priorità</text:p>
          </table:table-cell>
          <table:table-cell table:style-name="Tabella33.A1" office:value-type="string">
            <text:p text:style-name="P33">Alta</text:p>
          </table:table-cell>
        </table:table-row>
        <table:table-row table:style-name="Tabella33.1">
          <table:table-cell table:style-name="Tabella33.A1" office:value-type="string">
            <text:p text:style-name="P19">Precondizioni </text:p>
          </table:table-cell>
          <table:table-cell table:style-name="Tabella33.A1" office:value-type="string">
            <text:p text:style-name="P47"><text:span text:style-name="T12">L’</text:span><text:span text:style-name="T14">Amministratore</text:span><text:span text:style-name="T12"> si trova nella pagina di </text:span><text:span text:style-name="T19">modifica</text:span><text:span text:style-name="T18"> di un libro</text:span></text:p>
          </table:table-cell>
        </table:table-row>
        <table:table-row table:style-name="Tabella33.1">
          <table:table-cell table:style-name="Tabella33.A1" table:number-columns-spanned="2" office:value-type="string">
            <text:p text:style-name="P19"><text:span text:style-name="T27"><text:s text:c="63"/></text:span>Flusso degli eventi</text:p>
          </table:table-cell>
          <table:covered-table-cell/>
        </table:table-row>
        <table:table-row table:style-name="Tabella33.1">
          <table:table-cell table:style-name="Tabella33.A1" table:number-columns-spanned="2" office:value-type="string">
            <text:p text:style-name="P47"><text:span text:style-name="T12">L’</text:span><text:span text:style-name="T14">Amministratore </text:span><text:span text:style-name="T18">inserisce I seguenti dati:</text:span></text:p>
            <text:list xml:id="list160252087630045" text:continue-numbering="true" text:style-name="L1">
              <text:list-item>
                <text:p text:style-name="P120"><text:span text:style-name="T18">Titolo - </text:span><text:span text:style-name="T19">//</text:span></text:p>
              </text:list-item>
              <text:list-item>
                <text:p text:style-name="P128"><text:span text:style-name="T12">Autore - </text:span><text:span text:style-name="T19">//</text:span></text:p>
              </text:list-item>
              <text:list-item>
                <text:p text:style-name="P120"><text:span text:style-name="T18">Trama - </text:span><text:span text:style-name="T19">null</text:span></text:p>
              </text:list-item>
            </text:list>
            <text:p text:style-name="P47"><text:span text:style-name="T18">L’amministratore</text:span><text:span text:style-name="T14"> preme</text:span><text:span text:style-name="T12"> il pulsante “ </text:span><text:span text:style-name="T19">modifica</text:span><text:span text:style-name="T18"> libro</text:span><text:span text:style-name="T12">”</text:span></text:p>
          </table:table-cell>
          <table:covered-table-cell/>
        </table:table-row>
        <table:table-row table:style-name="Tabella33.1">
          <table:table-cell table:style-name="Tabella33.A1" office:value-type="string">
            <text:p text:style-name="P19">Oracolo</text:p>
          </table:table-cell>
          <table:table-cell table:style-name="Tabella33.A1" office:value-type="string">
            <text:p text:style-name="P47"><text:span text:style-name="T19">Il form non è corretto</text:span><text:span text:style-name="T12">, </text:span><text:span text:style-name="T19">ModificaLibro</text:span><text:span text:style-name="T12"> dà esito </text:span><text:span text:style-name="T14">negativo</text:span></text:p>
          </table:table-cell>
        </table:table-row>
      </table:table>
      <text:p text:style-name="P9"/>
      <text:p text:style-name="P9"/>
      <table:table table:name="Tabella34" table:style-name="Tabella34">
        <table:table-column table:style-name="Tabella34.A"/>
        <table:table-column table:style-name="Tabella34.B"/>
        <table:table-row table:style-name="Tabella34.1">
          <table:table-cell table:style-name="Tabella34.A1" office:value-type="string">
            <text:p text:style-name="P19">Test Case ID</text:p>
          </table:table-cell>
          <table:table-cell table:style-name="Tabella34.A1" office:value-type="string">
            <text:p text:style-name="P47"><text:span text:style-name="T12">TC – </text:span><text:span text:style-name="T19">5</text:span><text:span text:style-name="T14">.</text:span><text:span text:style-name="T19">4</text:span></text:p>
          </table:table-cell>
        </table:table-row>
        <table:table-row table:style-name="Tabella34.1">
          <table:table-cell table:style-name="Tabella34.A1" office:value-type="string">
            <text:p text:style-name="P19">Priorità</text:p>
          </table:table-cell>
          <table:table-cell table:style-name="Tabella34.A1" office:value-type="string">
            <text:p text:style-name="P33">Alta</text:p>
          </table:table-cell>
        </table:table-row>
        <table:table-row table:style-name="Tabella34.1">
          <table:table-cell table:style-name="Tabella34.A1" office:value-type="string">
            <text:p text:style-name="P19">Precondizioni </text:p>
          </table:table-cell>
          <table:table-cell table:style-name="Tabella34.A1" office:value-type="string">
            <text:p text:style-name="P47"><text:span text:style-name="T12">L’</text:span><text:span text:style-name="T14">Amministratore</text:span><text:span text:style-name="T12"> si trova nella pagina di </text:span><text:span text:style-name="T19">modifica</text:span><text:span text:style-name="T18"> di un libro</text:span></text:p>
          </table:table-cell>
        </table:table-row>
        <table:table-row table:style-name="Tabella34.1">
          <table:table-cell table:style-name="Tabella34.A1" table:number-columns-spanned="2" office:value-type="string">
            <text:p text:style-name="P19"><text:span text:style-name="T27"><text:s text:c="63"/></text:span>Flusso degli eventi</text:p>
          </table:table-cell>
          <table:covered-table-cell/>
        </table:table-row>
        <text:soft-page-break/>
        <table:table-row table:style-name="Tabella34.1">
          <table:table-cell table:style-name="Tabella34.A1" table:number-columns-spanned="2" office:value-type="string">
            <text:p text:style-name="P47"><text:span text:style-name="T12">L’</text:span><text:span text:style-name="T14">Amministratore </text:span><text:span text:style-name="T18">inserisce I seguenti dati:</text:span></text:p>
            <text:list xml:id="list160252047204023" text:continue-numbering="true" text:style-name="L1">
              <text:list-item>
                <text:p text:style-name="P120"><text:span text:style-name="T18">Titolo - </text:span><text:span text:style-name="T19">//</text:span></text:p>
              </text:list-item>
              <text:list-item>
                <text:p text:style-name="P128"><text:span text:style-name="T12">Autore - </text:span><text:span text:style-name="T19">//</text:span></text:p>
              </text:list-item>
              <text:list-item>
                <text:p text:style-name="P120"><text:span text:style-name="T18">Trama - </text:span><text:span text:style-name="T19">//</text:span></text:p>
              </text:list-item>
            </text:list>
            <text:p text:style-name="P47"><text:span text:style-name="T18">L’amministratore</text:span><text:span text:style-name="T14"> preme</text:span><text:span text:style-name="T12"> il pulsante “ </text:span><text:span text:style-name="T19">modifica</text:span><text:span text:style-name="T18"> libro</text:span><text:span text:style-name="T12">”</text:span></text:p>
          </table:table-cell>
          <table:covered-table-cell/>
        </table:table-row>
        <table:table-row table:style-name="Tabella34.1">
          <table:table-cell table:style-name="Tabella34.A1" office:value-type="string">
            <text:p text:style-name="P19">Oracolo</text:p>
          </table:table-cell>
          <table:table-cell table:style-name="Tabella34.A1" office:value-type="string">
            <text:p text:style-name="P47"><text:span text:style-name="T19">Il form è corretto</text:span><text:span text:style-name="T12">, </text:span><text:span text:style-name="T19">ModificaLibro</text:span><text:span text:style-name="T12"> dà esito </text:span><text:span text:style-name="T19">positivo</text:span></text:p>
          </table:table-cell>
        </table:table-row>
      </table:table>
      <text:p text:style-name="P9"/>
      <text:h text:style-name="P85" text:outline-level="2"><text:bookmark-start text:name="__RefHeading___Toc3244_1211047186"/>2.4 RimuoviLibro<text:bookmark-end text:name="__RefHeading___Toc3244_1211047186"/></text:h>
      <text:p text:style-name="P69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6">Test Case ID</text:p>
          </table:table-cell>
          <table:table-cell table:style-name="Tabella11.A1" office:value-type="string">
            <text:p text:style-name="P42"><text:span text:style-name="T12">TC – </text:span><text:span text:style-name="T16">6</text:span><text:span text:style-name="T14">.1</text:span></text:p>
          </table:table-cell>
        </table:table-row>
        <table:table-row table:style-name="Tabella11.1">
          <table:table-cell table:style-name="Tabella11.A1" office:value-type="string">
            <text:p text:style-name="P16">Priorità</text:p>
          </table:table-cell>
          <table:table-cell table:style-name="Tabella11.A1" office:value-type="string">
            <text:p text:style-name="P29">Alta</text:p>
          </table:table-cell>
        </table:table-row>
        <table:table-row table:style-name="Tabella11.1">
          <table:table-cell table:style-name="Tabella11.A1" office:value-type="string">
            <text:p text:style-name="P16">Precondizioni </text:p>
          </table:table-cell>
          <table:table-cell table:style-name="Tabella11.A1" office:value-type="string">
            <text:p text:style-name="P42"><text:span text:style-name="T12">L’</text:span><text:span text:style-name="T14">Amministratore</text:span><text:span text:style-name="T12"> si trova nella pagina di </text:span><text:span text:style-name="T16">un libro</text:span></text:p>
          </table:table-cell>
        </table:table-row>
        <table:table-row table:style-name="Tabella11.1">
          <table:table-cell table:style-name="Tabella11.A1" table:number-columns-spanned="2" office:value-type="string">
            <text:p text:style-name="P16"><text:span text:style-name="T27"><text:s text:c="63"/></text:span>Flusso degli eventi</text:p>
          </table:table-cell>
          <table:covered-table-cell/>
        </table:table-row>
        <table:table-row table:style-name="Tabella11.1">
          <table:table-cell table:style-name="Tabella11.A1" table:number-columns-spanned="2" office:value-type="string">
            <text:p text:style-name="P42"><text:span text:style-name="T12">L’</text:span><text:span text:style-name="T14">Amministratore preme</text:span><text:span text:style-name="T12"> il pulsante “</text:span><text:span text:style-name="T16">Elimina Libro</text:span><text:span text:style-name="T12">”</text:span></text:p>
          </table:table-cell>
          <table:covered-table-cell/>
        </table:table-row>
        <table:table-row table:style-name="Tabella11.1">
          <table:table-cell table:style-name="Tabella11.A1" office:value-type="string">
            <text:p text:style-name="P16">Oracolo</text:p>
          </table:table-cell>
          <table:table-cell table:style-name="Tabella11.A1" office:value-type="string">
            <text:p text:style-name="P42"><text:span text:style-name="T16">Il libro</text:span><text:span text:style-name="T14"> non esiste</text:span><text:span text:style-name="T12">, </text:span><text:span text:style-name="T16">RimuoviLibro</text:span><text:span text:style-name="T12"> dà esito </text:span><text:span text:style-name="T14">negativo</text:span></text:p>
          </table:table-cell>
        </table:table-row>
      </table:table>
      <text:h text:style-name="P79" text:outline-level="1"/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P16">Test Case ID</text:p>
          </table:table-cell>
          <table:table-cell table:style-name="Tabella12.A1" office:value-type="string">
            <text:p text:style-name="P42"><text:span text:style-name="T12">TC – </text:span><text:span text:style-name="T16">6</text:span><text:span text:style-name="T14">.</text:span><text:span text:style-name="T16">2</text:span></text:p>
          </table:table-cell>
        </table:table-row>
        <table:table-row table:style-name="Tabella12.1">
          <table:table-cell table:style-name="Tabella12.A1" office:value-type="string">
            <text:p text:style-name="P16">Priorità</text:p>
          </table:table-cell>
          <table:table-cell table:style-name="Tabella12.A1" office:value-type="string">
            <text:p text:style-name="P29">Alta</text:p>
          </table:table-cell>
        </table:table-row>
        <table:table-row table:style-name="Tabella12.1">
          <table:table-cell table:style-name="Tabella12.A1" office:value-type="string">
            <text:p text:style-name="P16">Precondizioni </text:p>
          </table:table-cell>
          <table:table-cell table:style-name="Tabella12.A1" office:value-type="string">
            <text:p text:style-name="P42"><text:span text:style-name="T14">L’Amministratore si trova nella pagina di </text:span><text:span text:style-name="T16">un libro</text:span></text:p>
          </table:table-cell>
        </table:table-row>
        <table:table-row table:style-name="Tabella12.1">
          <table:table-cell table:style-name="Tabella12.A1" table:number-columns-spanned="2" office:value-type="string">
            <text:p text:style-name="P16"><text:span text:style-name="T27"><text:s text:c="63"/></text:span>Flusso degli eventi</text:p>
          </table:table-cell>
          <table:covered-table-cell/>
        </table:table-row>
        <table:table-row table:style-name="Tabella12.1">
          <table:table-cell table:style-name="Tabella12.A1" table:number-columns-spanned="2" office:value-type="string">
            <text:p text:style-name="P42"><text:span text:style-name="T12">L’</text:span><text:span text:style-name="T14">Amministratore preme</text:span><text:span text:style-name="T12"> il pulsante “</text:span><text:span text:style-name="T16">Elimina Libro</text:span><text:span text:style-name="T12">”</text:span></text:p>
          </table:table-cell>
          <table:covered-table-cell/>
        </table:table-row>
        <table:table-row table:style-name="Tabella12.1">
          <table:table-cell table:style-name="Tabella12.A1" office:value-type="string">
            <text:p text:style-name="P16">Oracolo</text:p>
          </table:table-cell>
          <table:table-cell table:style-name="Tabella12.A1" office:value-type="string">
            <text:p text:style-name="P42"><text:span text:style-name="T16">l libro</text:span><text:span text:style-name="T14"> esiste </text:span><text:span text:style-name="T16">ed è stato rimosso</text:span><text:span text:style-name="T14">, </text:span><text:span text:style-name="T16">RimuoviLibro</text:span><text:span text:style-name="T14"> dà esito </text:span><text:span text:style-name="T16">positivo</text:span></text:p>
          </table:table-cell>
        </table:table-row>
      </table:table>
      <text:h text:style-name="P74" text:outline-level="1"><text:bookmark-start text:name="__RefHeading___Toc3246_1211047186"/><text:span text:style-name="T7">3</text:span><text:span text:style-name="T1"> Gestione </text:span><text:span text:style-name="T7">Libro</text:span><text:bookmark-end text:name="__RefHeading___Toc3246_1211047186"/></text:h>
      <text:h text:style-name="P85" text:outline-level="2"><text:bookmark-start text:name="__RefHeading___Toc3248_1211047186"/>3.1 CreaCommunityByBook<text:bookmark-end text:name="__RefHeading___Toc3248_1211047186"/></text:h>
      <table:table table:name="Tabella35" table:style-name="Tabella35">
        <table:table-column table:style-name="Tabella35.A"/>
        <table:table-column table:style-name="Tabella35.B"/>
        <table:table-row table:style-name="Tabella35.1">
          <table:table-cell table:style-name="Tabella35.A1" office:value-type="string">
            <text:p text:style-name="P20">Test Case ID</text:p>
          </table:table-cell>
          <table:table-cell table:style-name="Tabella35.A1" office:value-type="string">
            <text:p text:style-name="P48"><text:span text:style-name="T12">TC – </text:span><text:span text:style-name="T20">7</text:span><text:span text:style-name="T14">.</text:span><text:span text:style-name="T19">1</text:span></text:p>
          </table:table-cell>
        </table:table-row>
        <table:table-row table:style-name="Tabella35.1">
          <table:table-cell table:style-name="Tabella35.A1" office:value-type="string">
            <text:p text:style-name="P20">Priorità</text:p>
          </table:table-cell>
          <table:table-cell table:style-name="Tabella35.A1" office:value-type="string">
            <text:p text:style-name="P34">Alta</text:p>
          </table:table-cell>
        </table:table-row>
        <table:table-row table:style-name="Tabella35.1">
          <table:table-cell table:style-name="Tabella35.A1" office:value-type="string">
            <text:p text:style-name="P20">Precondizioni </text:p>
          </table:table-cell>
          <table:table-cell table:style-name="Tabella35.A1" office:value-type="string">
            <text:p text:style-name="P48"><text:span text:style-name="T20">L’utente</text:span><text:span text:style-name="T12"> si trova nella pagina </text:span><text:span text:style-name="T20">principale</text:span><text:span text:style-name="T18"> </text:span><text:span text:style-name="T20">della creazione di una community</text:span></text:p>
          </table:table-cell>
        </table:table-row>
        <table:table-row table:style-name="Tabella35.1">
          <table:table-cell table:style-name="Tabella35.A1" table:number-columns-spanned="2" office:value-type="string">
            <text:p text:style-name="P20"><text:span text:style-name="T27"><text:s text:c="63"/></text:span>Flusso degli eventi</text:p>
          </table:table-cell>
          <table:covered-table-cell/>
        </table:table-row>
        <table:table-row table:style-name="Tabella35.1">
          <table:table-cell table:style-name="Tabella35.A1" table:number-columns-spanned="2" office:value-type="string">
            <text:p text:style-name="P48"><text:span text:style-name="T12">L’</text:span><text:span text:style-name="T14">Amministratore </text:span><text:span text:style-name="T18">inserisce I seguenti dati:</text:span></text:p>
            <text:list xml:id="list160252353283815" text:continue-numbering="true" text:style-name="L1">
              <text:list-item>
                <text:p text:style-name="P121"><text:span text:style-name="T20">Nome</text:span><text:span text:style-name="T18"> - </text:span><text:span text:style-name="T20">null</text:span></text:p>
              </text:list-item>
              <text:list-item>
                <text:p text:style-name="P129"><text:span text:style-name="T19">D</text:span><text:span text:style-name="T12">escrizione - //</text:span></text:p>
              </text:list-item>
            </text:list>
            <text:p text:style-name="P112"/>
            <text:p text:style-name="P48"><text:span text:style-name="T18">L’amministratore</text:span><text:span text:style-name="T14"> preme</text:span><text:span text:style-name="T12"> il pulsante “ </text:span><text:span text:style-name="T20">Crea</text:span><text:span text:style-name="T18"> </text:span><text:span text:style-name="T20">Community</text:span><text:span text:style-name="T12">”</text:span></text:p>
          </table:table-cell>
          <table:covered-table-cell/>
        </table:table-row>
        <table:table-row table:style-name="Tabella35.1">
          <table:table-cell table:style-name="Tabella35.A1" office:value-type="string">
            <text:p text:style-name="P20">Oracolo</text:p>
          </table:table-cell>
          <table:table-cell table:style-name="Tabella35.A1" office:value-type="string">
            <text:p text:style-name="P48"><text:span text:style-name="T19">Il form non è corretto</text:span><text:span text:style-name="T12">, </text:span><text:span text:style-name="T20">CreaCommunityByBook</text:span><text:span text:style-name="T12"> dà esito </text:span><text:span text:style-name="T14">negativo</text:span></text:p>
          </table:table-cell>
        </table:table-row>
      </table:table>
      <text:p text:style-name="P10"/>
      <text:h text:style-name="P94" text:outline-level="2"><text:soft-page-break/></text:h>
      <table:table table:name="Tabella36" table:style-name="Tabella36">
        <table:table-column table:style-name="Tabella36.A"/>
        <table:table-column table:style-name="Tabella36.B"/>
        <table:table-row table:style-name="Tabella36.1">
          <table:table-cell table:style-name="Tabella36.A1" office:value-type="string">
            <text:p text:style-name="P20">Test Case ID</text:p>
          </table:table-cell>
          <table:table-cell table:style-name="Tabella36.A1" office:value-type="string">
            <text:p text:style-name="P48"><text:span text:style-name="T12">TC – </text:span><text:span text:style-name="T20">7</text:span><text:span text:style-name="T14">.</text:span><text:span text:style-name="T20">2</text:span></text:p>
          </table:table-cell>
        </table:table-row>
        <table:table-row table:style-name="Tabella36.1">
          <table:table-cell table:style-name="Tabella36.A1" office:value-type="string">
            <text:p text:style-name="P20">Priorità</text:p>
          </table:table-cell>
          <table:table-cell table:style-name="Tabella36.A1" office:value-type="string">
            <text:p text:style-name="P34">Alta</text:p>
          </table:table-cell>
        </table:table-row>
        <table:table-row table:style-name="Tabella36.1">
          <table:table-cell table:style-name="Tabella36.A1" office:value-type="string">
            <text:p text:style-name="P20">Precondizioni </text:p>
          </table:table-cell>
          <table:table-cell table:style-name="Tabella36.A1" office:value-type="string">
            <text:p text:style-name="P48"><text:span text:style-name="T20">L’utente</text:span><text:span text:style-name="T12"> si trova nella pagina </text:span><text:span text:style-name="T20">principale</text:span><text:span text:style-name="T18"> </text:span><text:span text:style-name="T20">della creazione di una community</text:span></text:p>
          </table:table-cell>
        </table:table-row>
        <table:table-row table:style-name="Tabella36.1">
          <table:table-cell table:style-name="Tabella36.A1" table:number-columns-spanned="2" office:value-type="string">
            <text:p text:style-name="P20"><text:span text:style-name="T27"><text:s text:c="63"/></text:span>Flusso degli eventi</text:p>
          </table:table-cell>
          <table:covered-table-cell/>
        </table:table-row>
        <table:table-row table:style-name="Tabella36.1">
          <table:table-cell table:style-name="Tabella36.A1" table:number-columns-spanned="2" office:value-type="string">
            <text:p text:style-name="P48"><text:span text:style-name="T12">L’</text:span><text:span text:style-name="T14">Amministratore </text:span><text:span text:style-name="T18">inserisce I seguenti dati:</text:span></text:p>
            <text:list xml:id="list160251533162495" text:continue-numbering="true" text:style-name="L1">
              <text:list-item>
                <text:p text:style-name="P121"><text:span text:style-name="T20">Nome</text:span><text:span text:style-name="T18"> - </text:span><text:span text:style-name="T20">//</text:span></text:p>
              </text:list-item>
              <text:list-item>
                <text:p text:style-name="P121"><text:span text:style-name="T19">D</text:span><text:span text:style-name="T20">escrizione - null</text:span></text:p>
              </text:list-item>
            </text:list>
            <text:p text:style-name="P112"/>
            <text:p text:style-name="P48"><text:span text:style-name="T18">L’amministratore</text:span><text:span text:style-name="T14"> preme</text:span><text:span text:style-name="T12"> il pulsante “ </text:span><text:span text:style-name="T20">Crea</text:span><text:span text:style-name="T18"> </text:span><text:span text:style-name="T20">Community</text:span><text:span text:style-name="T12">”</text:span></text:p>
          </table:table-cell>
          <table:covered-table-cell/>
        </table:table-row>
        <table:table-row table:style-name="Tabella36.1">
          <table:table-cell table:style-name="Tabella36.A1" office:value-type="string">
            <text:p text:style-name="P20">Oracolo</text:p>
          </table:table-cell>
          <table:table-cell table:style-name="Tabella36.A1" office:value-type="string">
            <text:p text:style-name="P48"><text:span text:style-name="T19">Il form non è corretto</text:span><text:span text:style-name="T12">, </text:span><text:span text:style-name="T20">CreaCommunityByBook</text:span><text:span text:style-name="T12"> dà esito </text:span><text:span text:style-name="T14">negativo</text:span></text:p>
          </table:table-cell>
        </table:table-row>
      </table:table>
      <text:p text:style-name="P10"/>
      <table:table table:name="Tabella37" table:style-name="Tabella37">
        <table:table-column table:style-name="Tabella37.A"/>
        <table:table-column table:style-name="Tabella37.B"/>
        <table:table-row table:style-name="Tabella37.1">
          <table:table-cell table:style-name="Tabella37.A1" office:value-type="string">
            <text:p text:style-name="P20">Test Case ID</text:p>
          </table:table-cell>
          <table:table-cell table:style-name="Tabella37.A1" office:value-type="string">
            <text:p text:style-name="P48"><text:span text:style-name="T12">TC – </text:span><text:span text:style-name="T20">7</text:span><text:span text:style-name="T14">.</text:span><text:span text:style-name="T20">3</text:span></text:p>
          </table:table-cell>
        </table:table-row>
        <table:table-row table:style-name="Tabella37.1">
          <table:table-cell table:style-name="Tabella37.A1" office:value-type="string">
            <text:p text:style-name="P20">Priorità</text:p>
          </table:table-cell>
          <table:table-cell table:style-name="Tabella37.A1" office:value-type="string">
            <text:p text:style-name="P34">Alta</text:p>
          </table:table-cell>
        </table:table-row>
        <table:table-row table:style-name="Tabella37.1">
          <table:table-cell table:style-name="Tabella37.A1" office:value-type="string">
            <text:p text:style-name="P20">Precondizioni </text:p>
          </table:table-cell>
          <table:table-cell table:style-name="Tabella37.A1" office:value-type="string">
            <text:p text:style-name="P48"><text:span text:style-name="T20">L’utente</text:span><text:span text:style-name="T12"> si trova nella pagina </text:span><text:span text:style-name="T20">principale</text:span><text:span text:style-name="T18"> </text:span><text:span text:style-name="T20">della creazione di una community</text:span></text:p>
          </table:table-cell>
        </table:table-row>
        <table:table-row table:style-name="Tabella37.1">
          <table:table-cell table:style-name="Tabella37.A1" table:number-columns-spanned="2" office:value-type="string">
            <text:p text:style-name="P20"><text:span text:style-name="T27"><text:s text:c="63"/></text:span>Flusso degli eventi</text:p>
          </table:table-cell>
          <table:covered-table-cell/>
        </table:table-row>
        <table:table-row table:style-name="Tabella37.1">
          <table:table-cell table:style-name="Tabella37.A1" table:number-columns-spanned="2" office:value-type="string">
            <text:p text:style-name="P48"><text:span text:style-name="T12">L’</text:span><text:span text:style-name="T14">Amministratore </text:span><text:span text:style-name="T18">inserisce I seguenti dati:</text:span></text:p>
            <text:list xml:id="list160251325454665" text:continue-numbering="true" text:style-name="L1">
              <text:list-item>
                <text:p text:style-name="P121"><text:span text:style-name="T20">Nome</text:span><text:span text:style-name="T18"> - </text:span><text:span text:style-name="T20">//</text:span></text:p>
              </text:list-item>
              <text:list-item>
                <text:p text:style-name="P129"><text:span text:style-name="T19">D</text:span><text:span text:style-name="T12">escrizione - //</text:span></text:p>
              </text:list-item>
            </text:list>
            <text:p text:style-name="P112"/>
            <text:p text:style-name="P48"><text:span text:style-name="T18">L’amministratore</text:span><text:span text:style-name="T14"> preme</text:span><text:span text:style-name="T12"> il pulsante “ </text:span><text:span text:style-name="T20">Crea</text:span><text:span text:style-name="T18"> </text:span><text:span text:style-name="T20">Community</text:span><text:span text:style-name="T12">”</text:span></text:p>
          </table:table-cell>
          <table:covered-table-cell/>
        </table:table-row>
        <table:table-row table:style-name="Tabella37.1">
          <table:table-cell table:style-name="Tabella37.A1" office:value-type="string">
            <text:p text:style-name="P20">Oracolo</text:p>
          </table:table-cell>
          <table:table-cell table:style-name="Tabella37.A1" office:value-type="string">
            <text:p text:style-name="P48"><text:span text:style-name="T19">Il form è corretto</text:span><text:span text:style-name="T12">, </text:span><text:span text:style-name="T20">CreaCommunityByBook</text:span><text:span text:style-name="T12"> dà esito </text:span><text:span text:style-name="T20">positivo</text:span></text:p>
          </table:table-cell>
        </table:table-row>
      </table:table>
      <text:p text:style-name="P10"/>
      <text:h text:style-name="P85" text:outline-level="2"><text:bookmark-start text:name="__RefHeading___Toc3250_1211047186"/>3.2 VisualizzaCommunity<text:bookmark-end text:name="__RefHeading___Toc3250_1211047186"/></text:h>
      <text:p text:style-name="P69"/>
      <table:table table:name="Tabella13" table:style-name="Tabella13">
        <table:table-column table:style-name="Tabella13.A"/>
        <table:table-column table:style-name="Tabella13.B"/>
        <table:table-row table:style-name="Tabella13.1">
          <table:table-cell table:style-name="Tabella13.A1" office:value-type="string">
            <text:p text:style-name="P16">Test Case ID</text:p>
          </table:table-cell>
          <table:table-cell table:style-name="Tabella13.A1" office:value-type="string">
            <text:p text:style-name="P42"><text:span text:style-name="T12">TC – </text:span><text:span text:style-name="T16">8</text:span><text:span text:style-name="T14">.1</text:span></text:p>
          </table:table-cell>
        </table:table-row>
        <table:table-row table:style-name="Tabella13.1">
          <table:table-cell table:style-name="Tabella13.A1" office:value-type="string">
            <text:p text:style-name="P16">Priorità</text:p>
          </table:table-cell>
          <table:table-cell table:style-name="Tabella13.A1" office:value-type="string">
            <text:p text:style-name="P29">Alta</text:p>
          </table:table-cell>
        </table:table-row>
        <table:table-row table:style-name="Tabella13.1">
          <table:table-cell table:style-name="Tabella13.A1" office:value-type="string">
            <text:p text:style-name="P16">Precondizioni </text:p>
          </table:table-cell>
          <table:table-cell table:style-name="Tabella13.A1" office:value-type="string">
            <text:p text:style-name="P42"><text:span text:style-name="T12">L</text:span><text:span text:style-name="T16">’utente si trova sulla lista delle community</text:span></text:p>
          </table:table-cell>
        </table:table-row>
        <table:table-row table:style-name="Tabella13.1">
          <table:table-cell table:style-name="Tabella13.A1" table:number-columns-spanned="2" office:value-type="string">
            <text:p text:style-name="P16"><text:span text:style-name="T27"><text:s text:c="63"/></text:span>Flusso degli eventi</text:p>
          </table:table-cell>
          <table:covered-table-cell/>
        </table:table-row>
        <table:table-row table:style-name="Tabella13.1">
          <table:table-cell table:style-name="Tabella13.A1" table:number-columns-spanned="2" office:value-type="string">
            <text:p text:style-name="P42"><text:span text:style-name="T16">L’utente</text:span><text:span text:style-name="T14"> preme</text:span><text:span text:style-name="T12"> </text:span><text:span text:style-name="T16">su una community</text:span></text:p>
          </table:table-cell>
          <table:covered-table-cell/>
        </table:table-row>
        <table:table-row table:style-name="Tabella13.1">
          <table:table-cell table:style-name="Tabella13.A1" office:value-type="string">
            <text:p text:style-name="P16">Oracolo</text:p>
          </table:table-cell>
          <table:table-cell table:style-name="Tabella13.A1" office:value-type="string">
            <text:p text:style-name="P42"><text:span text:style-name="T16">La community</text:span><text:span text:style-name="T14"> non esiste</text:span><text:span text:style-name="T12">, </text:span><text:span text:style-name="T16">VisualizzaCommunity</text:span><text:span text:style-name="T12"> dà esito </text:span><text:span text:style-name="T14">negativo</text:span></text:p>
          </table:table-cell>
        </table:table-row>
      </table:table>
      <text:h text:style-name="P95" text:outline-level="2"/>
      <table:table table:name="Tabella14" table:style-name="Tabella14">
        <table:table-column table:style-name="Tabella14.A"/>
        <table:table-column table:style-name="Tabella14.B"/>
        <table:table-row table:style-name="Tabella14.1">
          <table:table-cell table:style-name="Tabella14.A1" office:value-type="string">
            <text:p text:style-name="P16">Test Case ID</text:p>
          </table:table-cell>
          <table:table-cell table:style-name="Tabella14.A1" office:value-type="string">
            <text:p text:style-name="P42"><text:span text:style-name="T12">TC – </text:span><text:span text:style-name="T16">8</text:span><text:span text:style-name="T14">.</text:span><text:span text:style-name="T16">2</text:span></text:p>
          </table:table-cell>
        </table:table-row>
        <table:table-row table:style-name="Tabella14.1">
          <table:table-cell table:style-name="Tabella14.A1" office:value-type="string">
            <text:p text:style-name="P16">Priorità</text:p>
          </table:table-cell>
          <table:table-cell table:style-name="Tabella14.A1" office:value-type="string">
            <text:p text:style-name="P29">Alta</text:p>
          </table:table-cell>
        </table:table-row>
        <table:table-row table:style-name="Tabella14.1">
          <table:table-cell table:style-name="Tabella14.A1" office:value-type="string">
            <text:p text:style-name="P16">Precondizioni </text:p>
          </table:table-cell>
          <table:table-cell table:style-name="Tabella14.A1" office:value-type="string">
            <text:p text:style-name="P31">L’utente si trova sulla lista delle community</text:p>
          </table:table-cell>
        </table:table-row>
        <table:table-row table:style-name="Tabella14.1">
          <table:table-cell table:style-name="Tabella14.A1" table:number-columns-spanned="2" office:value-type="string">
            <text:p text:style-name="P16"><text:span text:style-name="T27"><text:s text:c="63"/></text:span>Flusso degli eventi</text:p>
          </table:table-cell>
          <table:covered-table-cell/>
        </table:table-row>
        <table:table-row table:style-name="Tabella14.1">
          <table:table-cell table:style-name="Tabella14.A1" table:number-columns-spanned="2" office:value-type="string">
            <text:p text:style-name="P42"><text:span text:style-name="T16">L’utente</text:span><text:span text:style-name="T14"> preme</text:span><text:span text:style-name="T12"> </text:span><text:span text:style-name="T16">su una community</text:span></text:p>
          </table:table-cell>
          <table:covered-table-cell/>
        </table:table-row>
        <table:table-row table:style-name="Tabella14.1">
          <table:table-cell table:style-name="Tabella14.A1" office:value-type="string">
            <text:p text:style-name="P16">Oracolo</text:p>
          </table:table-cell>
          <table:table-cell table:style-name="Tabella14.A1" office:value-type="string">
            <text:p text:style-name="P42"><text:span text:style-name="T16">La community</text:span><text:span text:style-name="T14"> esiste </text:span><text:span text:style-name="T16">e l’utente è reinderizzato sulla pagina principale della community</text:span><text:span text:style-name="T12">, </text:span><text:span text:style-name="T16">VisualizzaCommunity</text:span><text:span text:style-name="T12"> dà esito </text:span><text:span text:style-name="T16">positivo</text:span></text:p>
          </table:table-cell>
        </table:table-row>
      </table:table>
      <text:h text:style-name="P95" text:outline-level="2"><text:soft-page-break/></text:h>
      <text:h text:style-name="P95" text:outline-level="2"/>
      <text:h text:style-name="P92" text:outline-level="2"/>
      <text:h text:style-name="P102" text:outline-level="2"><text:bookmark-start text:name="__RefHeading___Toc3252_1211047186"/>3.3 VisualizzaLibro<text:bookmark-end text:name="__RefHeading___Toc3252_1211047186"/></text:h>
      <table:table table:name="Tabella15" table:style-name="Tabella15">
        <table:table-column table:style-name="Tabella15.A"/>
        <table:table-column table:style-name="Tabella15.B"/>
        <table:table-row table:style-name="Tabella15.1">
          <table:table-cell table:style-name="Tabella15.A1" office:value-type="string">
            <text:p text:style-name="P16">Test Case ID</text:p>
          </table:table-cell>
          <table:table-cell table:style-name="Tabella15.A1" office:value-type="string">
            <text:p text:style-name="P42"><text:span text:style-name="T12">TC – </text:span><text:span text:style-name="T16">9</text:span><text:span text:style-name="T14">.1</text:span></text:p>
          </table:table-cell>
        </table:table-row>
        <table:table-row table:style-name="Tabella15.1">
          <table:table-cell table:style-name="Tabella15.A1" office:value-type="string">
            <text:p text:style-name="P16">Priorità</text:p>
          </table:table-cell>
          <table:table-cell table:style-name="Tabella15.A1" office:value-type="string">
            <text:p text:style-name="P29">Alta</text:p>
          </table:table-cell>
        </table:table-row>
        <table:table-row table:style-name="Tabella15.1">
          <table:table-cell table:style-name="Tabella15.A1" office:value-type="string">
            <text:p text:style-name="P16">Precondizioni </text:p>
          </table:table-cell>
          <table:table-cell table:style-name="Tabella15.A1" office:value-type="string">
            <text:p text:style-name="P42"><text:span text:style-name="T12">L</text:span><text:span text:style-name="T16">’utente si trova sulla lista dei libri</text:span></text:p>
          </table:table-cell>
        </table:table-row>
        <table:table-row table:style-name="Tabella15.1">
          <table:table-cell table:style-name="Tabella15.A1" table:number-columns-spanned="2" office:value-type="string">
            <text:p text:style-name="P16"><text:span text:style-name="T27"><text:s text:c="63"/></text:span>Flusso degli eventi</text:p>
          </table:table-cell>
          <table:covered-table-cell/>
        </table:table-row>
        <table:table-row table:style-name="Tabella15.1">
          <table:table-cell table:style-name="Tabella15.A1" table:number-columns-spanned="2" office:value-type="string">
            <text:p text:style-name="P42"><text:span text:style-name="T16">L’utente</text:span><text:span text:style-name="T14"> preme</text:span><text:span text:style-name="T12"> </text:span><text:span text:style-name="T16">su un libro</text:span></text:p>
          </table:table-cell>
          <table:covered-table-cell/>
        </table:table-row>
        <table:table-row table:style-name="Tabella15.1">
          <table:table-cell table:style-name="Tabella15.A1" office:value-type="string">
            <text:p text:style-name="P16">Oracolo</text:p>
          </table:table-cell>
          <table:table-cell table:style-name="Tabella15.A1" office:value-type="string">
            <text:p text:style-name="P42"><text:span text:style-name="T16">Il libro</text:span><text:span text:style-name="T14"> non esiste</text:span><text:span text:style-name="T12">, </text:span><text:span text:style-name="T16">VisualizzaLibro</text:span><text:span text:style-name="T12"> dà esito </text:span><text:span text:style-name="T14">negativo</text:span></text:p>
          </table:table-cell>
        </table:table-row>
      </table:table>
      <text:h text:style-name="P79" text:outline-level="1"/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office:value-type="string">
            <text:p text:style-name="P16">Test Case ID</text:p>
          </table:table-cell>
          <table:table-cell table:style-name="Tabella16.A1" office:value-type="string">
            <text:p text:style-name="P42"><text:span text:style-name="T12">TC – </text:span><text:span text:style-name="T16">9</text:span><text:span text:style-name="T14">.</text:span><text:span text:style-name="T16">2</text:span></text:p>
          </table:table-cell>
        </table:table-row>
        <table:table-row table:style-name="Tabella16.1">
          <table:table-cell table:style-name="Tabella16.A1" office:value-type="string">
            <text:p text:style-name="P16">Priorità</text:p>
          </table:table-cell>
          <table:table-cell table:style-name="Tabella16.A1" office:value-type="string">
            <text:p text:style-name="P29">Alta</text:p>
          </table:table-cell>
        </table:table-row>
        <table:table-row table:style-name="Tabella16.1">
          <table:table-cell table:style-name="Tabella16.A1" office:value-type="string">
            <text:p text:style-name="P16">Precondizioni </text:p>
          </table:table-cell>
          <table:table-cell table:style-name="Tabella16.A1" office:value-type="string">
            <text:p text:style-name="P31">L’utente si trova sulla lista dei libri</text:p>
          </table:table-cell>
        </table:table-row>
        <table:table-row table:style-name="Tabella16.1">
          <table:table-cell table:style-name="Tabella16.A1" table:number-columns-spanned="2" office:value-type="string">
            <text:p text:style-name="P16"><text:span text:style-name="T27"><text:s text:c="63"/></text:span>Flusso degli eventi</text:p>
          </table:table-cell>
          <table:covered-table-cell/>
        </table:table-row>
        <table:table-row table:style-name="Tabella16.1">
          <table:table-cell table:style-name="Tabella16.A1" table:number-columns-spanned="2" office:value-type="string">
            <text:p text:style-name="P42"><text:span text:style-name="T16">L’utente</text:span><text:span text:style-name="T14"> preme</text:span><text:span text:style-name="T16"> su un libro</text:span></text:p>
          </table:table-cell>
          <table:covered-table-cell/>
        </table:table-row>
        <table:table-row table:style-name="Tabella16.1">
          <table:table-cell table:style-name="Tabella16.A1" office:value-type="string">
            <text:p text:style-name="P16">Oracolo</text:p>
          </table:table-cell>
          <table:table-cell table:style-name="Tabella16.A1" office:value-type="string">
            <text:p text:style-name="P42"><text:span text:style-name="T16">Il libro</text:span><text:span text:style-name="T14"> esiste </text:span><text:span text:style-name="T16">e l’utente è reinderizzato sulla pagina principale del libro</text:span><text:span text:style-name="T12">, </text:span><text:span text:style-name="T16">VisualizzaLibro</text:span><text:span text:style-name="T12"> dà esito </text:span><text:span text:style-name="T16">positivo</text:span></text:p>
          </table:table-cell>
        </table:table-row>
      </table:table>
      <text:p text:style-name="P44"/>
      <text:h text:style-name="P79" text:outline-level="1"><text:bookmark-start text:name="__RefHeading___Toc3254_1211047186"/>4 Gestione Moderatore<text:bookmark-end text:name="__RefHeading___Toc3254_1211047186"/></text:h>
      <text:h text:style-name="Heading_20_2" text:outline-level="2"><text:bookmark-start text:name="__RefHeading___Toc3256_1211047186"/><text:span text:style-name="T9">4.</text:span><text:span text:style-name="T8">1 ModificaCommunity</text:span><text:bookmark-end text:name="__RefHeading___Toc3256_1211047186"/></text:h>
      <table:table table:name="Tabella38" table:style-name="Tabella38">
        <table:table-column table:style-name="Tabella38.A"/>
        <table:table-column table:style-name="Tabella38.B"/>
        <table:table-row table:style-name="Tabella38.1">
          <table:table-cell table:style-name="Tabella38.A1" office:value-type="string">
            <text:p text:style-name="P20">Test Case ID</text:p>
          </table:table-cell>
          <table:table-cell table:style-name="Tabella38.A1" office:value-type="string">
            <text:p text:style-name="P48"><text:span text:style-name="T12">TC – </text:span><text:span text:style-name="T20">10</text:span><text:span text:style-name="T14">.</text:span><text:span text:style-name="T19">1</text:span></text:p>
          </table:table-cell>
        </table:table-row>
        <table:table-row table:style-name="Tabella38.1">
          <table:table-cell table:style-name="Tabella38.A1" office:value-type="string">
            <text:p text:style-name="P20">Priorità</text:p>
          </table:table-cell>
          <table:table-cell table:style-name="Tabella38.A1" office:value-type="string">
            <text:p text:style-name="P34">Alta</text:p>
          </table:table-cell>
        </table:table-row>
        <table:table-row table:style-name="Tabella38.1">
          <table:table-cell table:style-name="Tabella38.A1" office:value-type="string">
            <text:p text:style-name="P20">Precondizioni </text:p>
          </table:table-cell>
          <table:table-cell table:style-name="Tabella38.A1" office:value-type="string">
            <text:p text:style-name="P48"><text:span text:style-name="T20">L’utente</text:span><text:span text:style-name="T12"> si trova nella pagina </text:span><text:span text:style-name="T20">principale</text:span><text:span text:style-name="T18"> </text:span><text:span text:style-name="T20">della modifica di una community</text:span></text:p>
          </table:table-cell>
        </table:table-row>
        <table:table-row table:style-name="Tabella38.1">
          <table:table-cell table:style-name="Tabella38.A1" table:number-columns-spanned="2" office:value-type="string">
            <text:p text:style-name="P20"><text:span text:style-name="T27"><text:s text:c="63"/></text:span>Flusso degli eventi</text:p>
          </table:table-cell>
          <table:covered-table-cell/>
        </table:table-row>
        <table:table-row table:style-name="Tabella38.1">
          <table:table-cell table:style-name="Tabella38.A1" table:number-columns-spanned="2" office:value-type="string">
            <text:p text:style-name="P48"><text:span text:style-name="T20">L’utente</text:span><text:span text:style-name="T14"> </text:span><text:span text:style-name="T18">inserisce I seguenti dati:</text:span></text:p>
            <text:list xml:id="list160251628405235" text:continue-numbering="true" text:style-name="L1">
              <text:list-item>
                <text:p text:style-name="P121"><text:span text:style-name="T20">Nome</text:span><text:span text:style-name="T18"> - </text:span><text:span text:style-name="T20">null</text:span></text:p>
              </text:list-item>
              <text:list-item>
                <text:p text:style-name="P129"><text:span text:style-name="T19">D</text:span><text:span text:style-name="T12">escrizione - //</text:span></text:p>
              </text:list-item>
            </text:list>
            <text:p text:style-name="P112"/>
            <text:p text:style-name="P48"><text:span text:style-name="T20">L’utente</text:span><text:span text:style-name="T14"> preme</text:span><text:span text:style-name="T12"> il pulsante “ </text:span><text:span text:style-name="T20">Modifica</text:span><text:span text:style-name="T18"> </text:span><text:span text:style-name="T20">Community</text:span><text:span text:style-name="T12">”</text:span></text:p>
          </table:table-cell>
          <table:covered-table-cell/>
        </table:table-row>
        <table:table-row table:style-name="Tabella38.1">
          <table:table-cell table:style-name="Tabella38.A1" office:value-type="string">
            <text:p text:style-name="P20">Oracolo</text:p>
          </table:table-cell>
          <table:table-cell table:style-name="Tabella38.A1" office:value-type="string">
            <text:p text:style-name="P48"><text:span text:style-name="T19">Il form non è corretto</text:span><text:span text:style-name="T12">, </text:span><text:span text:style-name="T20">ModificaCommunity</text:span><text:span text:style-name="T12"> dà esito </text:span><text:span text:style-name="T14">negativo</text:span></text:p>
          </table:table-cell>
        </table:table-row>
      </table:table>
      <text:h text:style-name="P80" text:outline-level="1"/>
      <table:table table:name="Tabella39" table:style-name="Tabella39">
        <table:table-column table:style-name="Tabella39.A"/>
        <table:table-column table:style-name="Tabella39.B"/>
        <table:table-row table:style-name="Tabella39.1">
          <table:table-cell table:style-name="Tabella39.A1" office:value-type="string">
            <text:p text:style-name="P20">Test Case ID</text:p>
          </table:table-cell>
          <table:table-cell table:style-name="Tabella39.A1" office:value-type="string">
            <text:p text:style-name="P48"><text:span text:style-name="T12">TC – </text:span><text:span text:style-name="T20">10</text:span><text:span text:style-name="T14">.</text:span><text:span text:style-name="T20">2</text:span></text:p>
          </table:table-cell>
        </table:table-row>
        <table:table-row table:style-name="Tabella39.1">
          <table:table-cell table:style-name="Tabella39.A1" office:value-type="string">
            <text:p text:style-name="P20">Priorità</text:p>
          </table:table-cell>
          <table:table-cell table:style-name="Tabella39.A1" office:value-type="string">
            <text:p text:style-name="P34">Alta</text:p>
          </table:table-cell>
        </table:table-row>
        <table:table-row table:style-name="Tabella39.1">
          <table:table-cell table:style-name="Tabella39.A1" office:value-type="string">
            <text:p text:style-name="P20">Precondizioni </text:p>
          </table:table-cell>
          <table:table-cell table:style-name="Tabella39.A1" office:value-type="string">
            <text:p text:style-name="P48"><text:span text:style-name="T20">L’utente</text:span><text:span text:style-name="T12"> si trova nella pagina </text:span><text:span text:style-name="T20">principale</text:span><text:span text:style-name="T18"> </text:span><text:span text:style-name="T20">della modifica di una community</text:span></text:p>
          </table:table-cell>
        </table:table-row>
        <table:table-row table:style-name="Tabella39.1">
          <table:table-cell table:style-name="Tabella39.A1" table:number-columns-spanned="2" office:value-type="string">
            <text:p text:style-name="P20"><text:span text:style-name="T27"><text:s text:c="63"/></text:span>Flusso degli eventi</text:p>
          </table:table-cell>
          <table:covered-table-cell/>
        </table:table-row>
        <table:table-row table:style-name="Tabella39.1">
          <table:table-cell table:style-name="Tabella39.A1" table:number-columns-spanned="2" office:value-type="string">
            <text:p text:style-name="P48"><text:span text:style-name="T20">L’utente</text:span><text:span text:style-name="T14"> </text:span><text:span text:style-name="T18">inserisce I seguenti dati:</text:span></text:p>
            <text:list xml:id="list160252541964497" text:continue-numbering="true" text:style-name="L1">
              <text:list-item>
                <text:p text:style-name="P121"><text:span text:style-name="T20">Nome</text:span><text:span text:style-name="T18"> - </text:span><text:span text:style-name="T20">//</text:span></text:p>
              </text:list-item>
              <text:list-item>
                <text:p text:style-name="P121"><text:span text:style-name="T19">D</text:span><text:span text:style-name="T20">escrizione - null</text:span></text:p>
              </text:list-item>
            </text:list>
            <text:p text:style-name="P112"/>
            <text:p text:style-name="P48"><text:soft-page-break/><text:span text:style-name="T20">L’utente</text:span><text:span text:style-name="T14"> preme</text:span><text:span text:style-name="T12"> il pulsante “ </text:span><text:span text:style-name="T20">Modifica</text:span><text:span text:style-name="T18"> </text:span><text:span text:style-name="T20">Community</text:span><text:span text:style-name="T12">”</text:span></text:p>
          </table:table-cell>
          <table:covered-table-cell/>
        </table:table-row>
        <table:table-row table:style-name="Tabella39.1">
          <table:table-cell table:style-name="Tabella39.A1" office:value-type="string">
            <text:p text:style-name="P20">Oracolo</text:p>
          </table:table-cell>
          <table:table-cell table:style-name="Tabella39.A1" office:value-type="string">
            <text:p text:style-name="P48"><text:span text:style-name="T19">Il form non è corretto</text:span><text:span text:style-name="T12">, </text:span><text:span text:style-name="T20">ModificaCommunity</text:span><text:span text:style-name="T12"> dà esito </text:span><text:span text:style-name="T14">negativo</text:span></text:p>
          </table:table-cell>
        </table:table-row>
      </table:table>
      <text:p text:style-name="P45"/>
      <text:p text:style-name="P45"/>
      <table:table table:name="Tabella40" table:style-name="Tabella40">
        <table:table-column table:style-name="Tabella40.A"/>
        <table:table-column table:style-name="Tabella40.B"/>
        <table:table-row table:style-name="Tabella40.1">
          <table:table-cell table:style-name="Tabella40.A1" office:value-type="string">
            <text:p text:style-name="P20">Test Case ID</text:p>
          </table:table-cell>
          <table:table-cell table:style-name="Tabella40.A1" office:value-type="string">
            <text:p text:style-name="P48"><text:span text:style-name="T12">TC – </text:span><text:span text:style-name="T20">10</text:span><text:span text:style-name="T14">.</text:span><text:span text:style-name="T20">3</text:span></text:p>
          </table:table-cell>
        </table:table-row>
        <table:table-row table:style-name="Tabella40.1">
          <table:table-cell table:style-name="Tabella40.A1" office:value-type="string">
            <text:p text:style-name="P20">Priorità</text:p>
          </table:table-cell>
          <table:table-cell table:style-name="Tabella40.A1" office:value-type="string">
            <text:p text:style-name="P34">Alta</text:p>
          </table:table-cell>
        </table:table-row>
        <table:table-row table:style-name="Tabella40.1">
          <table:table-cell table:style-name="Tabella40.A1" office:value-type="string">
            <text:p text:style-name="P20">Precondizioni </text:p>
          </table:table-cell>
          <table:table-cell table:style-name="Tabella40.A1" office:value-type="string">
            <text:p text:style-name="P48"><text:span text:style-name="T20">L’utente</text:span><text:span text:style-name="T12"> si trova nella pagina </text:span><text:span text:style-name="T20">principale</text:span><text:span text:style-name="T18"> </text:span><text:span text:style-name="T20">della modifica di una community</text:span></text:p>
          </table:table-cell>
        </table:table-row>
        <table:table-row table:style-name="Tabella40.1">
          <table:table-cell table:style-name="Tabella40.A1" table:number-columns-spanned="2" office:value-type="string">
            <text:p text:style-name="P20"><text:span text:style-name="T27"><text:s text:c="63"/></text:span>Flusso degli eventi</text:p>
          </table:table-cell>
          <table:covered-table-cell/>
        </table:table-row>
        <table:table-row table:style-name="Tabella40.1">
          <table:table-cell table:style-name="Tabella40.A1" table:number-columns-spanned="2" office:value-type="string">
            <text:p text:style-name="P48"><text:span text:style-name="T20">L’utente</text:span><text:span text:style-name="T14"> </text:span><text:span text:style-name="T18">inserisce I seguenti dati:</text:span></text:p>
            <text:list xml:id="list160253105353645" text:continue-numbering="true" text:style-name="L1">
              <text:list-item>
                <text:p text:style-name="P121"><text:span text:style-name="T20">Nome</text:span><text:span text:style-name="T18"> - </text:span><text:span text:style-name="T20">//</text:span></text:p>
              </text:list-item>
              <text:list-item>
                <text:p text:style-name="P121"><text:span text:style-name="T19">D</text:span><text:span text:style-name="T20">escrizione - //</text:span></text:p>
              </text:list-item>
            </text:list>
            <text:p text:style-name="P112"/>
            <text:p text:style-name="P48"><text:span text:style-name="T20">L’utente</text:span><text:span text:style-name="T14"> preme</text:span><text:span text:style-name="T12"> il pulsante “ </text:span><text:span text:style-name="T20">Modifica</text:span><text:span text:style-name="T18"> </text:span><text:span text:style-name="T20">Community</text:span><text:span text:style-name="T12">”</text:span></text:p>
          </table:table-cell>
          <table:covered-table-cell/>
        </table:table-row>
        <table:table-row table:style-name="Tabella40.1">
          <table:table-cell table:style-name="Tabella40.A1" office:value-type="string">
            <text:p text:style-name="P20">Oracolo</text:p>
          </table:table-cell>
          <table:table-cell table:style-name="Tabella40.A1" office:value-type="string">
            <text:p text:style-name="P48"><text:span text:style-name="T19">Il form è corretto</text:span><text:span text:style-name="T12">, </text:span><text:span text:style-name="T20">ModificaCommunity</text:span><text:span text:style-name="T12"> dà esito </text:span><text:span text:style-name="T20">positivo</text:span></text:p>
          </table:table-cell>
        </table:table-row>
      </table:table>
      <text:h text:style-name="P80" text:outline-level="1"><text:bookmark-start text:name="__RefHeading___Toc3258_1211047186"/>5 Gestione Post<text:bookmark-end text:name="__RefHeading___Toc3258_1211047186"/></text:h>
      <text:h text:style-name="P85" text:outline-level="2"><text:bookmark-start text:name="__RefHeading___Toc3260_1211047186"/>5.1 CaricaPost<text:bookmark-end text:name="__RefHeading___Toc3260_1211047186"/></text:h>
      <table:table table:name="Tabella41" table:style-name="Tabella41">
        <table:table-column table:style-name="Tabella41.A"/>
        <table:table-column table:style-name="Tabella41.B"/>
        <table:table-row table:style-name="Tabella41.1">
          <table:table-cell table:style-name="Tabella41.A1" office:value-type="string">
            <text:p text:style-name="P20">Test Case ID</text:p>
          </table:table-cell>
          <table:table-cell table:style-name="Tabella41.A1" office:value-type="string">
            <text:p text:style-name="P48"><text:span text:style-name="T12">TC – </text:span><text:span text:style-name="T20">11.1</text:span></text:p>
          </table:table-cell>
        </table:table-row>
        <table:table-row table:style-name="Tabella41.1">
          <table:table-cell table:style-name="Tabella41.A1" office:value-type="string">
            <text:p text:style-name="P20">Priorità</text:p>
          </table:table-cell>
          <table:table-cell table:style-name="Tabella41.A1" office:value-type="string">
            <text:p text:style-name="P34">Alta</text:p>
          </table:table-cell>
        </table:table-row>
        <table:table-row table:style-name="Tabella41.1">
          <table:table-cell table:style-name="Tabella41.A1" office:value-type="string">
            <text:p text:style-name="P20">Precondizioni </text:p>
          </table:table-cell>
          <table:table-cell table:style-name="Tabella41.A1" office:value-type="string">
            <text:p text:style-name="P48"><text:span text:style-name="T20">L’utente</text:span><text:span text:style-name="T12"> si trova nella pagina </text:span><text:span text:style-name="T20">principale</text:span><text:span text:style-name="T18"> </text:span><text:span text:style-name="T20">della creazione di un post</text:span></text:p>
          </table:table-cell>
        </table:table-row>
        <table:table-row table:style-name="Tabella41.1">
          <table:table-cell table:style-name="Tabella41.A1" table:number-columns-spanned="2" office:value-type="string">
            <text:p text:style-name="P20"><text:span text:style-name="T27"><text:s text:c="63"/></text:span>Flusso degli eventi</text:p>
          </table:table-cell>
          <table:covered-table-cell/>
        </table:table-row>
        <table:table-row table:style-name="Tabella41.1">
          <table:table-cell table:style-name="Tabella41.A1" table:number-columns-spanned="2" office:value-type="string">
            <text:p text:style-name="P51"><text:span text:style-name="T20">L’utente</text:span><text:span text:style-name="T14"> </text:span><text:span text:style-name="T18">inserisce I seguenti dati:</text:span></text:p>
            <text:list xml:id="list160252322721816" text:continue-numbering="true" text:style-name="L1">
              <text:list-item>
                <text:p text:style-name="P121"><text:span text:style-name="T19">D</text:span><text:span text:style-name="T20">escrizione - null</text:span></text:p>
              </text:list-item>
              <text:list-item>
                <text:p text:style-name="P129"><text:span text:style-name="T20">G</text:span><text:span text:style-name="T12">enere . //</text:span></text:p>
              </text:list-item>
            </text:list>
            <text:p text:style-name="P112"/>
            <text:p text:style-name="P48"><text:span text:style-name="T20">L’utente</text:span><text:span text:style-name="T14"> preme</text:span><text:span text:style-name="T12"> il pulsante “ </text:span><text:span text:style-name="T20">aggiungi post</text:span><text:span text:style-name="T12">”</text:span></text:p>
          </table:table-cell>
          <table:covered-table-cell/>
        </table:table-row>
        <table:table-row table:style-name="Tabella41.1">
          <table:table-cell table:style-name="Tabella41.A1" office:value-type="string">
            <text:p text:style-name="P20">Oracolo</text:p>
          </table:table-cell>
          <table:table-cell table:style-name="Tabella41.A1" office:value-type="string">
            <text:p text:style-name="P48"><text:span text:style-name="T19">Il form </text:span><text:span text:style-name="T20">non </text:span><text:span text:style-name="T19">è corretto</text:span><text:span text:style-name="T12">, </text:span><text:span text:style-name="T20">caricaPost</text:span><text:span text:style-name="T12"> dà esito </text:span><text:span text:style-name="T21">negativo</text:span></text:p>
          </table:table-cell>
        </table:table-row>
      </table:table>
      <text:h text:style-name="P96" text:outline-level="2"/>
      <table:table table:name="Tabella42" table:style-name="Tabella42">
        <table:table-column table:style-name="Tabella42.A"/>
        <table:table-column table:style-name="Tabella42.B"/>
        <table:table-row table:style-name="Tabella42.1">
          <table:table-cell table:style-name="Tabella42.A1" office:value-type="string">
            <text:p text:style-name="P21">Test Case ID</text:p>
          </table:table-cell>
          <table:table-cell table:style-name="Tabella42.A1" office:value-type="string">
            <text:p text:style-name="P49"><text:span text:style-name="T12">TC – </text:span><text:span text:style-name="T20">11.</text:span><text:span text:style-name="T22">2</text:span></text:p>
          </table:table-cell>
        </table:table-row>
        <table:table-row table:style-name="Tabella42.1">
          <table:table-cell table:style-name="Tabella42.A1" office:value-type="string">
            <text:p text:style-name="P21">Priorità</text:p>
          </table:table-cell>
          <table:table-cell table:style-name="Tabella42.A1" office:value-type="string">
            <text:p text:style-name="P35">Alta</text:p>
          </table:table-cell>
        </table:table-row>
        <table:table-row table:style-name="Tabella42.1">
          <table:table-cell table:style-name="Tabella42.A1" office:value-type="string">
            <text:p text:style-name="P21">Precondizioni </text:p>
          </table:table-cell>
          <table:table-cell table:style-name="Tabella42.A1" office:value-type="string">
            <text:p text:style-name="P49"><text:span text:style-name="T20">L’utente</text:span><text:span text:style-name="T12"> si trova nella pagina </text:span><text:span text:style-name="T20">principale</text:span><text:span text:style-name="T18"> </text:span><text:span text:style-name="T20">della creazione di un post</text:span></text:p>
          </table:table-cell>
        </table:table-row>
        <table:table-row table:style-name="Tabella42.1">
          <table:table-cell table:style-name="Tabella42.A1" table:number-columns-spanned="2" office:value-type="string">
            <text:p text:style-name="P21"><text:span text:style-name="T27"><text:s text:c="63"/></text:span>Flusso degli eventi</text:p>
          </table:table-cell>
          <table:covered-table-cell/>
        </table:table-row>
        <table:table-row table:style-name="Tabella42.1">
          <table:table-cell table:style-name="Tabella42.A1" table:number-columns-spanned="2" office:value-type="string">
            <text:p text:style-name="P51"><text:span text:style-name="T20">L’utente</text:span><text:span text:style-name="T14"> </text:span><text:span text:style-name="T18">inserisce I seguenti dati:</text:span></text:p>
            <text:list xml:id="list160252641572267" text:continue-numbering="true" text:style-name="L1">
              <text:list-item>
                <text:p text:style-name="P122"><text:span text:style-name="T19">D</text:span><text:span text:style-name="T20">escrizione - //</text:span></text:p>
              </text:list-item>
              <text:list-item>
                <text:p text:style-name="P118">Genere . //</text:p>
              </text:list-item>
            </text:list>
            <text:p text:style-name="P113"/>
            <text:p text:style-name="P49"><text:span text:style-name="T20">L’utente</text:span><text:span text:style-name="T14"> preme</text:span><text:span text:style-name="T12"> il pulsante “ </text:span><text:span text:style-name="T20">aggiungi post</text:span><text:span text:style-name="T12">”</text:span></text:p>
          </table:table-cell>
          <table:covered-table-cell/>
        </table:table-row>
        <table:table-row table:style-name="Tabella42.1">
          <table:table-cell table:style-name="Tabella42.A1" office:value-type="string">
            <text:p text:style-name="P21">Oracolo</text:p>
          </table:table-cell>
          <table:table-cell table:style-name="Tabella42.A1" office:value-type="string">
            <text:p text:style-name="P49"><text:span text:style-name="T19">Il form</text:span><text:span text:style-name="T20"> </text:span><text:span text:style-name="T19">è corretto</text:span><text:span text:style-name="T12">, </text:span><text:span text:style-name="T20">caricaPost</text:span><text:span text:style-name="T12"> dà esito </text:span><text:span text:style-name="T20">positivo</text:span></text:p>
          </table:table-cell>
        </table:table-row>
      </table:table>
      <text:p text:style-name="P11"/>
      <text:h text:style-name="P94" text:outline-level="2"><text:bookmark-start text:name="__RefHeading___Toc3262_1211047186"/><text:soft-page-break/>5.2 ModificaPost<text:bookmark-end text:name="__RefHeading___Toc3262_1211047186"/></text:h>
      <table:table table:name="Tabella43" table:style-name="Tabella43">
        <table:table-column table:style-name="Tabella43.A"/>
        <table:table-column table:style-name="Tabella43.B"/>
        <table:table-row table:style-name="Tabella43.1">
          <table:table-cell table:style-name="Tabella43.A1" office:value-type="string">
            <text:p text:style-name="P22">Test Case ID</text:p>
          </table:table-cell>
          <table:table-cell table:style-name="Tabella43.A1" office:value-type="string">
            <text:p text:style-name="P50"><text:span text:style-name="T12">TC – </text:span><text:span text:style-name="T20">1</text:span><text:span text:style-name="T23">2</text:span><text:span text:style-name="T20">.1</text:span></text:p>
          </table:table-cell>
        </table:table-row>
        <table:table-row table:style-name="Tabella43.1">
          <table:table-cell table:style-name="Tabella43.A1" office:value-type="string">
            <text:p text:style-name="P22">Priorità</text:p>
          </table:table-cell>
          <table:table-cell table:style-name="Tabella43.A1" office:value-type="string">
            <text:p text:style-name="P36">Alta</text:p>
          </table:table-cell>
        </table:table-row>
        <table:table-row table:style-name="Tabella43.1">
          <table:table-cell table:style-name="Tabella43.A1" office:value-type="string">
            <text:p text:style-name="P22">Precondizioni </text:p>
          </table:table-cell>
          <table:table-cell table:style-name="Tabella43.A1" office:value-type="string">
            <text:p text:style-name="P50"><text:span text:style-name="T20">L’utente</text:span><text:span text:style-name="T12"> si trova nella pagina </text:span><text:span text:style-name="T20">principale</text:span><text:span text:style-name="T18"> </text:span><text:span text:style-name="T20">della </text:span><text:span text:style-name="T23">modifica</text:span><text:span text:style-name="T20"> di un post</text:span></text:p>
          </table:table-cell>
        </table:table-row>
        <table:table-row table:style-name="Tabella43.1">
          <table:table-cell table:style-name="Tabella43.A1" table:number-columns-spanned="2" office:value-type="string">
            <text:p text:style-name="P22"><text:span text:style-name="T27"><text:s text:c="63"/></text:span>Flusso degli eventi</text:p>
          </table:table-cell>
          <table:covered-table-cell/>
        </table:table-row>
        <table:table-row table:style-name="Tabella43.1">
          <table:table-cell table:style-name="Tabella43.A1" table:number-columns-spanned="2" office:value-type="string">
            <text:p text:style-name="P51"><text:span text:style-name="T20">L’utente</text:span><text:span text:style-name="T14"> </text:span><text:span text:style-name="T18">inserisce I seguenti dati:</text:span></text:p>
            <text:list xml:id="list160252596264203" text:continue-numbering="true" text:style-name="L1">
              <text:list-item>
                <text:p text:style-name="P123"><text:span text:style-name="T19">D</text:span><text:span text:style-name="T20">escrizione - null</text:span></text:p>
              </text:list-item>
            </text:list>
            <text:p text:style-name="P114"/>
            <text:p text:style-name="P50"><text:span text:style-name="T20">L’utente</text:span><text:span text:style-name="T14"> preme</text:span><text:span text:style-name="T12"> il pulsante “ </text:span><text:span text:style-name="T23">modifica</text:span><text:span text:style-name="T20"> post</text:span><text:span text:style-name="T12">”</text:span></text:p>
          </table:table-cell>
          <table:covered-table-cell/>
        </table:table-row>
        <table:table-row table:style-name="Tabella43.1">
          <table:table-cell table:style-name="Tabella43.A1" office:value-type="string">
            <text:p text:style-name="P22">Oracolo</text:p>
          </table:table-cell>
          <table:table-cell table:style-name="Tabella43.A1" office:value-type="string">
            <text:p text:style-name="P50"><text:span text:style-name="T19">Il form </text:span><text:span text:style-name="T20">non </text:span><text:span text:style-name="T19">è corretto</text:span><text:span text:style-name="T12">, </text:span><text:span text:style-name="T23">modificaPost</text:span><text:span text:style-name="T12"> dà esito </text:span><text:span text:style-name="T23">negativo</text:span></text:p>
          </table:table-cell>
        </table:table-row>
      </table:table>
      <text:p text:style-name="P130"/>
      <text:p text:style-name="P131"/>
      <table:table table:name="Tabella44" table:style-name="Tabella44">
        <table:table-column table:style-name="Tabella44.A"/>
        <table:table-column table:style-name="Tabella44.B"/>
        <table:table-row table:style-name="Tabella44.1">
          <table:table-cell table:style-name="Tabella44.A1" office:value-type="string">
            <text:p text:style-name="P23">Test Case ID</text:p>
          </table:table-cell>
          <table:table-cell table:style-name="Tabella44.A1" office:value-type="string">
            <text:p text:style-name="P51"><text:span text:style-name="T12">TC – </text:span><text:span text:style-name="T20">1</text:span><text:span text:style-name="T23">2</text:span><text:span text:style-name="T20">.</text:span><text:span text:style-name="T24">2</text:span></text:p>
          </table:table-cell>
        </table:table-row>
        <table:table-row table:style-name="Tabella44.1">
          <table:table-cell table:style-name="Tabella44.A1" office:value-type="string">
            <text:p text:style-name="P23">Priorità</text:p>
          </table:table-cell>
          <table:table-cell table:style-name="Tabella44.A1" office:value-type="string">
            <text:p text:style-name="P37">Alta</text:p>
          </table:table-cell>
        </table:table-row>
        <table:table-row table:style-name="Tabella44.1">
          <table:table-cell table:style-name="Tabella44.A1" office:value-type="string">
            <text:p text:style-name="P23">Precondizioni </text:p>
          </table:table-cell>
          <table:table-cell table:style-name="Tabella44.A1" office:value-type="string">
            <text:p text:style-name="P51"><text:span text:style-name="T20">L’utente</text:span><text:span text:style-name="T12"> si trova nella pagina </text:span><text:span text:style-name="T20">principale</text:span><text:span text:style-name="T18"> </text:span><text:span text:style-name="T20">della </text:span><text:span text:style-name="T23">modifica</text:span><text:span text:style-name="T20"> di un post</text:span></text:p>
          </table:table-cell>
        </table:table-row>
        <table:table-row table:style-name="Tabella44.1">
          <table:table-cell table:style-name="Tabella44.A1" table:number-columns-spanned="2" office:value-type="string">
            <text:p text:style-name="P23"><text:span text:style-name="T27"><text:s text:c="63"/></text:span>Flusso degli eventi</text:p>
          </table:table-cell>
          <table:covered-table-cell/>
        </table:table-row>
        <table:table-row table:style-name="Tabella44.1">
          <table:table-cell table:style-name="Tabella44.A1" table:number-columns-spanned="2" office:value-type="string">
            <text:p text:style-name="P51"><text:span text:style-name="T20">L’utente</text:span><text:span text:style-name="T14"> </text:span><text:span text:style-name="T18">inserisce I seguenti dati:</text:span></text:p>
            <text:list xml:id="list160251589718911" text:continue-numbering="true" text:style-name="L1">
              <text:list-item>
                <text:p text:style-name="P124"><text:span text:style-name="T19">D</text:span><text:span text:style-name="T20">escrizione - //</text:span></text:p>
              </text:list-item>
            </text:list>
            <text:p text:style-name="P115"/>
            <text:p text:style-name="P51"><text:span text:style-name="T20">L’utente</text:span><text:span text:style-name="T14"> preme</text:span><text:span text:style-name="T12"> il pulsante “ </text:span><text:span text:style-name="T23">modifica</text:span><text:span text:style-name="T20"> post</text:span><text:span text:style-name="T12">”</text:span></text:p>
          </table:table-cell>
          <table:covered-table-cell/>
        </table:table-row>
        <table:table-row table:style-name="Tabella44.1">
          <table:table-cell table:style-name="Tabella44.A1" office:value-type="string">
            <text:p text:style-name="P23">Oracolo</text:p>
          </table:table-cell>
          <table:table-cell table:style-name="Tabella44.A1" office:value-type="string">
            <text:p text:style-name="P51"><text:span text:style-name="T19">Il form</text:span><text:span text:style-name="T20"> </text:span><text:span text:style-name="T19">è corretto</text:span><text:span text:style-name="T12">, </text:span><text:span text:style-name="T23">modificaPost</text:span><text:span text:style-name="T12"> dà esito </text:span><text:span text:style-name="T24">positivo</text:span></text:p>
          </table:table-cell>
        </table:table-row>
      </table:table>
      <text:h text:style-name="P97" text:outline-level="2"><text:bookmark-start text:name="__RefHeading___Toc3264_1211047186"/>5.3 RimuoviPost<text:bookmark-end text:name="__RefHeading___Toc3264_1211047186"/></text:h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office:value-type="string">
            <text:p text:style-name="P17">Test Case ID</text:p>
          </table:table-cell>
          <table:table-cell table:style-name="Tabella17.A1" office:value-type="string">
            <text:p text:style-name="P43"><text:span text:style-name="T12">TC – </text:span><text:span text:style-name="T17">13</text:span><text:span text:style-name="T14">.1</text:span></text:p>
          </table:table-cell>
        </table:table-row>
        <table:table-row table:style-name="Tabella17.1">
          <table:table-cell table:style-name="Tabella17.A1" office:value-type="string">
            <text:p text:style-name="P17">Priorità</text:p>
          </table:table-cell>
          <table:table-cell table:style-name="Tabella17.A1" office:value-type="string">
            <text:p text:style-name="P119">Bassa</text:p>
          </table:table-cell>
        </table:table-row>
        <table:table-row table:style-name="Tabella17.1">
          <table:table-cell table:style-name="Tabella17.A1" office:value-type="string">
            <text:p text:style-name="P17">Precondizioni </text:p>
          </table:table-cell>
          <table:table-cell table:style-name="Tabella17.A1" office:value-type="string">
            <text:p text:style-name="P43"><text:span text:style-name="T12">L</text:span><text:span text:style-name="T16">’utente </text:span><text:span text:style-name="T17">si trova sulla modifica di un post</text:span></text:p>
          </table:table-cell>
        </table:table-row>
        <table:table-row table:style-name="Tabella17.1">
          <table:table-cell table:style-name="Tabella17.A1" table:number-columns-spanned="2" office:value-type="string">
            <text:p text:style-name="P17"><text:span text:style-name="T27"><text:s text:c="63"/></text:span>Flusso degli eventi</text:p>
          </table:table-cell>
          <table:covered-table-cell/>
        </table:table-row>
        <table:table-row table:style-name="Tabella17.1">
          <table:table-cell table:style-name="Tabella17.A1" table:number-columns-spanned="2" office:value-type="string">
            <text:p text:style-name="P43"><text:span text:style-name="T16">L’utente</text:span><text:span text:style-name="T14"> preme</text:span><text:span text:style-name="T12"> </text:span><text:span text:style-name="T16">su “</text:span><text:span text:style-name="T17">Rimuovi post”</text:span></text:p>
          </table:table-cell>
          <table:covered-table-cell/>
        </table:table-row>
        <table:table-row table:style-name="Tabella17.1">
          <table:table-cell table:style-name="Tabella17.A1" office:value-type="string">
            <text:p text:style-name="P17">Oracolo</text:p>
          </table:table-cell>
          <table:table-cell table:style-name="Tabella17.A1" office:value-type="string">
            <text:p text:style-name="P43"><text:span text:style-name="T16">Il </text:span><text:span text:style-name="T17">post</text:span><text:span text:style-name="T14"> non esiste</text:span><text:span text:style-name="T12">, </text:span><text:span text:style-name="T17">RimuoviPost</text:span><text:span text:style-name="T12"> dà esito </text:span><text:span text:style-name="T14">negativo</text:span></text:p>
          </table:table-cell>
        </table:table-row>
      </table:table>
      <text:h text:style-name="P81" text:outline-level="1"/>
      <table:table table:name="Tabella18" table:style-name="Tabella18">
        <table:table-column table:style-name="Tabella18.A"/>
        <table:table-column table:style-name="Tabella18.B"/>
        <table:table-row table:style-name="Tabella18.1">
          <table:table-cell table:style-name="Tabella18.A1" office:value-type="string">
            <text:p text:style-name="P17">Test Case ID</text:p>
          </table:table-cell>
          <table:table-cell table:style-name="Tabella18.A1" office:value-type="string">
            <text:p text:style-name="P43"><text:span text:style-name="T12">TC – </text:span><text:span text:style-name="T17">13</text:span><text:span text:style-name="T14">.</text:span><text:span text:style-name="T17">2</text:span></text:p>
          </table:table-cell>
        </table:table-row>
        <table:table-row table:style-name="Tabella18.1">
          <table:table-cell table:style-name="Tabella18.A1" office:value-type="string">
            <text:p text:style-name="P17">Priorità</text:p>
          </table:table-cell>
          <table:table-cell table:style-name="Tabella18.A1" office:value-type="string">
            <text:p text:style-name="P119">Bassa</text:p>
          </table:table-cell>
        </table:table-row>
        <table:table-row table:style-name="Tabella18.1">
          <table:table-cell table:style-name="Tabella18.A1" office:value-type="string">
            <text:p text:style-name="P17">Precondizioni </text:p>
          </table:table-cell>
          <table:table-cell table:style-name="Tabella18.A1" office:value-type="string">
            <text:p text:style-name="P43"><text:span text:style-name="T12">L</text:span><text:span text:style-name="T16">’utente </text:span><text:span text:style-name="T17">si trova sulla modifica di un post</text:span></text:p>
          </table:table-cell>
        </table:table-row>
        <table:table-row table:style-name="Tabella18.1">
          <table:table-cell table:style-name="Tabella18.A1" table:number-columns-spanned="2" office:value-type="string">
            <text:p text:style-name="P17"><text:span text:style-name="T27"><text:s text:c="63"/></text:span>Flusso degli eventi</text:p>
          </table:table-cell>
          <table:covered-table-cell/>
        </table:table-row>
        <table:table-row table:style-name="Tabella18.1">
          <table:table-cell table:style-name="Tabella18.A1" table:number-columns-spanned="2" office:value-type="string">
            <text:p text:style-name="P43"><text:span text:style-name="T16">L’utente</text:span><text:span text:style-name="T14"> preme</text:span><text:span text:style-name="T12"> </text:span><text:span text:style-name="T16">su “</text:span><text:span text:style-name="T17">Rimuovi post”</text:span></text:p>
          </table:table-cell>
          <table:covered-table-cell/>
        </table:table-row>
        <table:table-row table:style-name="Tabella18.1">
          <table:table-cell table:style-name="Tabella18.A1" office:value-type="string">
            <text:p text:style-name="P17">Oracolo</text:p>
          </table:table-cell>
          <table:table-cell table:style-name="Tabella18.A1" office:value-type="string">
            <text:p text:style-name="P43"><text:span text:style-name="T16">Il </text:span><text:span text:style-name="T17">post</text:span><text:span text:style-name="T14"> esiste </text:span><text:span text:style-name="T17">ed è stato cancellato</text:span><text:span text:style-name="T12">, </text:span><text:span text:style-name="T17">RimuoviPost</text:span><text:span text:style-name="T12"> dà esito </text:span><text:span text:style-name="T17">positivo</text:span></text:p>
          </table:table-cell>
        </table:table-row>
      </table:table>
      <text:h text:style-name="P78" text:outline-level="1"/>
      <text:h text:style-name="P84" text:outline-level="1"><text:bookmark-start text:name="__RefHeading___Toc3266_1211047186"/>6 Gestione Profilo<text:bookmark-end text:name="__RefHeading___Toc3266_1211047186"/></text:h>
      <text:h text:style-name="P85" text:outline-level="2"><text:bookmark-start text:name="__RefHeading___Toc3268_1211047186"/>6.1 ModificaPassword<text:bookmark-end text:name="__RefHeading___Toc3268_1211047186"/></text:h>
      <table:table table:name="Tabella47" table:style-name="Tabella47">
        <table:table-column table:style-name="Tabella47.A"/>
        <table:table-column table:style-name="Tabella47.B"/>
        <table:table-row table:style-name="Tabella47.1">
          <table:table-cell table:style-name="Tabella47.A1" office:value-type="string">
            <text:p text:style-name="P25">Test Case ID</text:p>
          </table:table-cell>
          <table:table-cell table:style-name="Tabella47.A1" office:value-type="string">
            <text:p text:style-name="P53"><text:span text:style-name="T12">TC – </text:span><text:span text:style-name="T20">1</text:span><text:span text:style-name="T26">4</text:span><text:span text:style-name="T20">.1</text:span></text:p>
          </table:table-cell>
        </table:table-row>
        <table:table-row table:style-name="Tabella47.1">
          <table:table-cell table:style-name="Tabella47.A1" office:value-type="string">
            <text:p text:style-name="P25">Priorità</text:p>
          </table:table-cell>
          <table:table-cell table:style-name="Tabella47.A1" office:value-type="string">
            <text:p text:style-name="P119">Media</text:p>
          </table:table-cell>
        </table:table-row>
        <table:table-row table:style-name="Tabella47.1">
          <table:table-cell table:style-name="Tabella47.A1" office:value-type="string">
            <text:p text:style-name="P25">Precondizioni </text:p>
          </table:table-cell>
          <table:table-cell table:style-name="Tabella47.A1" office:value-type="string">
            <text:p text:style-name="P53"><text:span text:style-name="T20">L’utente</text:span><text:span text:style-name="T12"> si trova nella pagina </text:span><text:span text:style-name="T20">principale</text:span><text:span text:style-name="T18"> </text:span><text:span text:style-name="T20">della </text:span><text:span text:style-name="T23">modifica</text:span><text:span text:style-name="T20"> d</text:span><text:span text:style-name="T24">el</text:span><text:span text:style-name="T26">la sua password</text:span></text:p>
          </table:table-cell>
        </table:table-row>
        <table:table-row table:style-name="Tabella47.1">
          <table:table-cell table:style-name="Tabella47.A1" table:number-columns-spanned="2" office:value-type="string">
            <text:p text:style-name="P25"><text:span text:style-name="T27"><text:s text:c="63"/></text:span>Flusso degli eventi</text:p>
          </table:table-cell>
          <table:covered-table-cell/>
        </table:table-row>
        <table:table-row table:style-name="Tabella47.1">
          <table:table-cell table:style-name="Tabella47.A1" table:number-columns-spanned="2" office:value-type="string">
            <text:p text:style-name="P53"><text:span text:style-name="T20">L’utente</text:span><text:span text:style-name="T14"> </text:span><text:span text:style-name="T18">inserisce I seguenti dati:</text:span></text:p>
            <text:list xml:id="list160252088775287" text:continue-numbering="true" text:style-name="L1">
              <text:list-item>
                <text:p text:style-name="P125"><text:span text:style-name="T26">password attuale</text:span><text:span text:style-name="T20"> – </text:span><text:span text:style-name="T26">DueDue</text:span></text:p>
              </text:list-item>
              <text:list-item>
                <text:p text:style-name="P132"><text:span text:style-name="T20">p</text:span><text:span text:style-name="T12">assword nuova - //</text:span></text:p>
              </text:list-item>
            </text:list>
            <text:p text:style-name="P116"/>
            <text:p text:style-name="P53"><text:span text:style-name="T20">L’utente</text:span><text:span text:style-name="T14"> preme</text:span><text:span text:style-name="T12"> il pulsante “ </text:span><text:span text:style-name="T23">modifica</text:span><text:span text:style-name="T20"> </text:span><text:span text:style-name="T26">password</text:span><text:span text:style-name="T12">”</text:span></text:p>
          </table:table-cell>
          <table:covered-table-cell/>
        </table:table-row>
        <table:table-row table:style-name="Tabella47.1">
          <table:table-cell table:style-name="Tabella47.A1" office:value-type="string">
            <text:p text:style-name="P25">Oracolo</text:p>
          </table:table-cell>
          <table:table-cell table:style-name="Tabella47.A1" office:value-type="string">
            <text:p text:style-name="P53"><text:span text:style-name="T26">La password non corrisponde alla password nel database</text:span><text:span text:style-name="T12">, </text:span><text:span text:style-name="T26">modificaPassword</text:span><text:span text:style-name="T12"> dà esito </text:span><text:span text:style-name="T23">negativo</text:span></text:p>
          </table:table-cell>
        </table:table-row>
      </table:table>
      <text:h text:style-name="P98" text:outline-level="2"/>
      <table:table table:name="Tabella48" table:style-name="Tabella48">
        <table:table-column table:style-name="Tabella48.A"/>
        <table:table-column table:style-name="Tabella48.B"/>
        <table:table-row table:style-name="Tabella48.1">
          <table:table-cell table:style-name="Tabella48.A1" office:value-type="string">
            <text:p text:style-name="P25">Test Case ID</text:p>
          </table:table-cell>
          <table:table-cell table:style-name="Tabella48.A1" office:value-type="string">
            <text:p text:style-name="P53"><text:span text:style-name="T12">TC – </text:span><text:span text:style-name="T20">1</text:span><text:span text:style-name="T26">4</text:span><text:span text:style-name="T20">.</text:span><text:span text:style-name="T26">2</text:span></text:p>
          </table:table-cell>
        </table:table-row>
        <table:table-row table:style-name="Tabella48.1">
          <table:table-cell table:style-name="Tabella48.A1" office:value-type="string">
            <text:p text:style-name="P25">Priorità</text:p>
          </table:table-cell>
          <table:table-cell table:style-name="Tabella48.A1" office:value-type="string">
            <text:p text:style-name="P119">Media</text:p>
          </table:table-cell>
        </table:table-row>
        <table:table-row table:style-name="Tabella48.1">
          <table:table-cell table:style-name="Tabella48.A1" office:value-type="string">
            <text:p text:style-name="P25">Precondizioni </text:p>
          </table:table-cell>
          <table:table-cell table:style-name="Tabella48.A1" office:value-type="string">
            <text:p text:style-name="P53"><text:span text:style-name="T20">L’utente</text:span><text:span text:style-name="T12"> si trova nella pagina </text:span><text:span text:style-name="T20">principale</text:span><text:span text:style-name="T18"> </text:span><text:span text:style-name="T20">della </text:span><text:span text:style-name="T23">modifica</text:span><text:span text:style-name="T20"> d</text:span><text:span text:style-name="T24">el</text:span><text:span text:style-name="T26">la sua password</text:span></text:p>
          </table:table-cell>
        </table:table-row>
        <table:table-row table:style-name="Tabella48.1">
          <table:table-cell table:style-name="Tabella48.A1" table:number-columns-spanned="2" office:value-type="string">
            <text:p text:style-name="P25"><text:span text:style-name="T27"><text:s text:c="63"/></text:span>Flusso degli eventi</text:p>
          </table:table-cell>
          <table:covered-table-cell/>
        </table:table-row>
        <table:table-row table:style-name="Tabella48.1">
          <table:table-cell table:style-name="Tabella48.A1" table:number-columns-spanned="2" office:value-type="string">
            <text:p text:style-name="P53"><text:span text:style-name="T20">L’utente</text:span><text:span text:style-name="T14"> </text:span><text:span text:style-name="T18">inserisce I seguenti dati:</text:span></text:p>
            <text:list xml:id="list160252721211064" text:continue-numbering="true" text:style-name="L1">
              <text:list-item>
                <text:p text:style-name="P125"><text:span text:style-name="T26">password attuale</text:span><text:span text:style-name="T20"> – //</text:span></text:p>
              </text:list-item>
              <text:list-item>
                <text:p text:style-name="P132"><text:span text:style-name="T20">p</text:span><text:span text:style-name="T12">assword nuova - abc</text:span></text:p>
              </text:list-item>
            </text:list>
            <text:p text:style-name="P116"/>
            <text:p text:style-name="P53"><text:span text:style-name="T20">L’utente</text:span><text:span text:style-name="T14"> preme</text:span><text:span text:style-name="T12"> il pulsante “ </text:span><text:span text:style-name="T23">modifica</text:span><text:span text:style-name="T20"> </text:span><text:span text:style-name="T26">password</text:span><text:span text:style-name="T12">”</text:span></text:p>
          </table:table-cell>
          <table:covered-table-cell/>
        </table:table-row>
        <table:table-row table:style-name="Tabella48.1">
          <table:table-cell table:style-name="Tabella48.A1" office:value-type="string">
            <text:p text:style-name="P25">Oracolo</text:p>
          </table:table-cell>
          <table:table-cell table:style-name="Tabella48.A1" office:value-type="string">
            <text:p text:style-name="P53"><text:span text:style-name="T19">Il form </text:span><text:span text:style-name="T20">non </text:span><text:span text:style-name="T19">è corretto</text:span><text:span text:style-name="T12">, </text:span><text:span text:style-name="T26">modificaPassword</text:span><text:span text:style-name="T12"> dà esito </text:span><text:span text:style-name="T23">negativo</text:span></text:p>
          </table:table-cell>
        </table:table-row>
      </table:table>
      <text:h text:style-name="P98" text:outline-level="2"/>
      <table:table table:name="Tabella49" table:style-name="Tabella49">
        <table:table-column table:style-name="Tabella49.A"/>
        <table:table-column table:style-name="Tabella49.B"/>
        <table:table-row table:style-name="Tabella49.1">
          <table:table-cell table:style-name="Tabella49.A1" office:value-type="string">
            <text:p text:style-name="P25">Test Case ID</text:p>
          </table:table-cell>
          <table:table-cell table:style-name="Tabella49.A1" office:value-type="string">
            <text:p text:style-name="P53"><text:span text:style-name="T12">TC – </text:span><text:span text:style-name="T20">1</text:span><text:span text:style-name="T26">4</text:span><text:span text:style-name="T20">.</text:span><text:span text:style-name="T26">3</text:span></text:p>
          </table:table-cell>
        </table:table-row>
        <table:table-row table:style-name="Tabella49.1">
          <table:table-cell table:style-name="Tabella49.A1" office:value-type="string">
            <text:p text:style-name="P25">Priorità</text:p>
          </table:table-cell>
          <table:table-cell table:style-name="Tabella49.A1" office:value-type="string">
            <text:p text:style-name="P119">Media</text:p>
          </table:table-cell>
        </table:table-row>
        <table:table-row table:style-name="Tabella49.1">
          <table:table-cell table:style-name="Tabella49.A1" office:value-type="string">
            <text:p text:style-name="P25">Precondizioni </text:p>
          </table:table-cell>
          <table:table-cell table:style-name="Tabella49.A1" office:value-type="string">
            <text:p text:style-name="P53"><text:span text:style-name="T20">L’utente</text:span><text:span text:style-name="T12"> si trova nella pagina </text:span><text:span text:style-name="T20">principale</text:span><text:span text:style-name="T18"> </text:span><text:span text:style-name="T20">della </text:span><text:span text:style-name="T23">modifica</text:span><text:span text:style-name="T20"> d</text:span><text:span text:style-name="T24">el</text:span><text:span text:style-name="T26">la sua password</text:span></text:p>
          </table:table-cell>
        </table:table-row>
        <table:table-row table:style-name="Tabella49.1">
          <table:table-cell table:style-name="Tabella49.A1" table:number-columns-spanned="2" office:value-type="string">
            <text:p text:style-name="P25"><text:span text:style-name="T27"><text:s text:c="63"/></text:span>Flusso degli eventi</text:p>
          </table:table-cell>
          <table:covered-table-cell/>
        </table:table-row>
        <table:table-row table:style-name="Tabella49.1">
          <table:table-cell table:style-name="Tabella49.A1" table:number-columns-spanned="2" office:value-type="string">
            <text:p text:style-name="P53"><text:span text:style-name="T20">L’utente</text:span><text:span text:style-name="T14"> </text:span><text:span text:style-name="T18">inserisce I seguenti dati:</text:span></text:p>
            <text:list xml:id="list160251744361681" text:continue-numbering="true" text:style-name="L1">
              <text:list-item>
                <text:p text:style-name="P125"><text:span text:style-name="T26">password attuale</text:span><text:span text:style-name="T20"> – //</text:span></text:p>
              </text:list-item>
              <text:list-item>
                <text:p text:style-name="P125"><text:span text:style-name="T20">p</text:span><text:span text:style-name="T26">assword nuova - abcdefghij</text:span></text:p>
              </text:list-item>
            </text:list>
            <text:p text:style-name="P116"/>
            <text:p text:style-name="P53"><text:span text:style-name="T20">L’utente</text:span><text:span text:style-name="T14"> preme</text:span><text:span text:style-name="T12"> il pulsante “ </text:span><text:span text:style-name="T23">modifica</text:span><text:span text:style-name="T20"> </text:span><text:span text:style-name="T26">password</text:span><text:span text:style-name="T12">”</text:span></text:p>
          </table:table-cell>
          <table:covered-table-cell/>
        </table:table-row>
        <table:table-row table:style-name="Tabella49.1">
          <table:table-cell table:style-name="Tabella49.A1" office:value-type="string">
            <text:p text:style-name="P25">Oracolo</text:p>
          </table:table-cell>
          <table:table-cell table:style-name="Tabella49.A1" office:value-type="string">
            <text:p text:style-name="P53"><text:span text:style-name="T19">Il form </text:span><text:span text:style-name="T20">non </text:span><text:span text:style-name="T19">è corretto</text:span><text:span text:style-name="T12">, </text:span><text:span text:style-name="T26">modificaPassword</text:span><text:span text:style-name="T12"> dà esito </text:span><text:span text:style-name="T23">negativo</text:span></text:p>
          </table:table-cell>
        </table:table-row>
      </table:table>
      <text:h text:style-name="P93" text:outline-level="2"/>
      <text:h text:style-name="P71" text:outline-level="2"/>
      <text:h text:style-name="P71" text:outline-level="2"><text:soft-page-break/></text:h>
      <table:table table:name="Tabella50" table:style-name="Tabella50">
        <table:table-column table:style-name="Tabella50.A"/>
        <table:table-column table:style-name="Tabella50.B"/>
        <table:table-row table:style-name="Tabella50.1">
          <table:table-cell table:style-name="Tabella50.A1" office:value-type="string">
            <text:p text:style-name="P25">Test Case ID</text:p>
          </table:table-cell>
          <table:table-cell table:style-name="Tabella50.A1" office:value-type="string">
            <text:p text:style-name="P53"><text:span text:style-name="T12">TC – </text:span><text:span text:style-name="T20">1</text:span><text:span text:style-name="T26">4</text:span><text:span text:style-name="T20">.</text:span><text:span text:style-name="T26">4</text:span></text:p>
          </table:table-cell>
        </table:table-row>
        <table:table-row table:style-name="Tabella50.1">
          <table:table-cell table:style-name="Tabella50.A1" office:value-type="string">
            <text:p text:style-name="P25">Priorità</text:p>
          </table:table-cell>
          <table:table-cell table:style-name="Tabella50.A1" office:value-type="string">
            <text:p text:style-name="P119">Media</text:p>
          </table:table-cell>
        </table:table-row>
        <table:table-row table:style-name="Tabella50.1">
          <table:table-cell table:style-name="Tabella50.A1" office:value-type="string">
            <text:p text:style-name="P25">Precondizioni </text:p>
          </table:table-cell>
          <table:table-cell table:style-name="Tabella50.A1" office:value-type="string">
            <text:p text:style-name="P53"><text:span text:style-name="T20">L’utente</text:span><text:span text:style-name="T12"> si trova nella pagina </text:span><text:span text:style-name="T20">principale</text:span><text:span text:style-name="T18"> </text:span><text:span text:style-name="T20">della </text:span><text:span text:style-name="T23">modifica</text:span><text:span text:style-name="T20"> d</text:span><text:span text:style-name="T24">el</text:span><text:span text:style-name="T26">la sua password</text:span></text:p>
          </table:table-cell>
        </table:table-row>
        <table:table-row table:style-name="Tabella50.1">
          <table:table-cell table:style-name="Tabella50.A1" table:number-columns-spanned="2" office:value-type="string">
            <text:p text:style-name="P25"><text:span text:style-name="T27"><text:s text:c="63"/></text:span>Flusso degli eventi</text:p>
          </table:table-cell>
          <table:covered-table-cell/>
        </table:table-row>
        <table:table-row table:style-name="Tabella50.1">
          <table:table-cell table:style-name="Tabella50.A1" table:number-columns-spanned="2" office:value-type="string">
            <text:p text:style-name="P53"><text:span text:style-name="T20">L’utente</text:span><text:span text:style-name="T14"> </text:span><text:span text:style-name="T18">inserisce I seguenti dati:</text:span></text:p>
            <text:list xml:id="list160252754240333" text:continue-numbering="true" text:style-name="L1">
              <text:list-item>
                <text:p text:style-name="P125"><text:span text:style-name="T26">password attuale</text:span><text:span text:style-name="T20"> – //</text:span></text:p>
              </text:list-item>
              <text:list-item>
                <text:p text:style-name="P132"><text:span text:style-name="T20">p</text:span><text:span text:style-name="T12">assword nuova - //</text:span></text:p>
              </text:list-item>
            </text:list>
            <text:p text:style-name="P116"/>
            <text:p text:style-name="P53"><text:span text:style-name="T20">L’utente</text:span><text:span text:style-name="T14"> preme</text:span><text:span text:style-name="T12"> il pulsante “ </text:span><text:span text:style-name="T23">modifica</text:span><text:span text:style-name="T20"> </text:span><text:span text:style-name="T26">password</text:span><text:span text:style-name="T12">”</text:span></text:p>
          </table:table-cell>
          <table:covered-table-cell/>
        </table:table-row>
        <table:table-row table:style-name="Tabella50.1">
          <table:table-cell table:style-name="Tabella50.A1" office:value-type="string">
            <text:p text:style-name="P25">Oracolo</text:p>
          </table:table-cell>
          <table:table-cell table:style-name="Tabella50.A1" office:value-type="string">
            <text:p text:style-name="P53"><text:span text:style-name="T19">Il form</text:span><text:span text:style-name="T20"> </text:span><text:span text:style-name="T19">è corretto</text:span><text:span text:style-name="T12">, </text:span><text:span text:style-name="T26">modificaPassword</text:span><text:span text:style-name="T12"> dà esito </text:span><text:span text:style-name="T26">positivo</text:span></text:p>
          </table:table-cell>
        </table:table-row>
      </table:table>
      <text:h text:style-name="P103" text:outline-level="2"><text:bookmark-start text:name="__RefHeading___Toc3270_1211047186"/>6.2 ModificaProfilo<text:bookmark-end text:name="__RefHeading___Toc3270_1211047186"/></text:h>
      <table:table table:name="Tabella45" table:style-name="Tabella45">
        <table:table-column table:style-name="Tabella45.A"/>
        <table:table-column table:style-name="Tabella45.B"/>
        <table:table-row table:style-name="Tabella45.1">
          <table:table-cell table:style-name="Tabella45.A1" office:value-type="string">
            <text:p text:style-name="P23">Test Case ID</text:p>
          </table:table-cell>
          <table:table-cell table:style-name="Tabella45.A1" office:value-type="string">
            <text:p text:style-name="P51"><text:span text:style-name="T12">TC – </text:span><text:span text:style-name="T20">1</text:span><text:span text:style-name="T24">5</text:span><text:span text:style-name="T20">.1</text:span></text:p>
          </table:table-cell>
        </table:table-row>
        <table:table-row table:style-name="Tabella45.1">
          <table:table-cell table:style-name="Tabella45.A1" office:value-type="string">
            <text:p text:style-name="P23">Priorità</text:p>
          </table:table-cell>
          <table:table-cell table:style-name="Tabella45.A1" office:value-type="string">
            <text:p text:style-name="P37">Alta</text:p>
          </table:table-cell>
        </table:table-row>
        <table:table-row table:style-name="Tabella45.1">
          <table:table-cell table:style-name="Tabella45.A1" office:value-type="string">
            <text:p text:style-name="P23">Precondizioni </text:p>
          </table:table-cell>
          <table:table-cell table:style-name="Tabella45.A1" office:value-type="string">
            <text:p text:style-name="P51"><text:span text:style-name="T20">L’utente</text:span><text:span text:style-name="T12"> si trova nella pagina </text:span><text:span text:style-name="T20">principale</text:span><text:span text:style-name="T18"> </text:span><text:span text:style-name="T20">della </text:span><text:span text:style-name="T23">modifica</text:span><text:span text:style-name="T20"> d</text:span><text:span text:style-name="T24">el suo profilo</text:span></text:p>
          </table:table-cell>
        </table:table-row>
        <table:table-row table:style-name="Tabella45.1">
          <table:table-cell table:style-name="Tabella45.A1" table:number-columns-spanned="2" office:value-type="string">
            <text:p text:style-name="P23"><text:span text:style-name="T27"><text:s text:c="63"/></text:span>Flusso degli eventi</text:p>
          </table:table-cell>
          <table:covered-table-cell/>
        </table:table-row>
        <table:table-row table:style-name="Tabella45.1">
          <table:table-cell table:style-name="Tabella45.A1" table:number-columns-spanned="2" office:value-type="string">
            <text:p text:style-name="P51"><text:span text:style-name="T20">L’utente</text:span><text:span text:style-name="T14"> </text:span><text:span text:style-name="T18">inserisce I seguenti dati:</text:span></text:p>
            <text:list xml:id="list160251270372491" text:continue-numbering="true" text:style-name="L1">
              <text:list-item>
                <text:p text:style-name="P124"><text:span text:style-name="T24">Bio</text:span><text:span text:style-name="T20"> - null</text:span></text:p>
              </text:list-item>
            </text:list>
            <text:p text:style-name="P115"/>
            <text:p text:style-name="P51"><text:span text:style-name="T20">L’utente</text:span><text:span text:style-name="T14"> preme</text:span><text:span text:style-name="T12"> il pulsante “ </text:span><text:span text:style-name="T23">modifica</text:span><text:span text:style-name="T20"> </text:span><text:span text:style-name="T25">profilo</text:span><text:span text:style-name="T12">”</text:span></text:p>
          </table:table-cell>
          <table:covered-table-cell/>
        </table:table-row>
        <table:table-row table:style-name="Tabella45.1">
          <table:table-cell table:style-name="Tabella45.A1" office:value-type="string">
            <text:p text:style-name="P23">Oracolo</text:p>
          </table:table-cell>
          <table:table-cell table:style-name="Tabella45.A1" office:value-type="string">
            <text:p text:style-name="P51"><text:span text:style-name="T19">Il form </text:span><text:span text:style-name="T20">non </text:span><text:span text:style-name="T19">è corretto</text:span><text:span text:style-name="T12">, </text:span><text:span text:style-name="T23">modifica</text:span><text:span text:style-name="T25">Profilo</text:span><text:span text:style-name="T12"> dà esito </text:span><text:span text:style-name="T23">negativo</text:span></text:p>
          </table:table-cell>
        </table:table-row>
      </table:table>
      <text:h text:style-name="P99" text:outline-level="2"/>
      <table:table table:name="Tabella46" table:style-name="Tabella46">
        <table:table-column table:style-name="Tabella46.A"/>
        <table:table-column table:style-name="Tabella46.B"/>
        <table:table-row table:style-name="Tabella46.1">
          <table:table-cell table:style-name="Tabella46.A1" office:value-type="string">
            <text:p text:style-name="P24">Test Case ID</text:p>
          </table:table-cell>
          <table:table-cell table:style-name="Tabella46.A1" office:value-type="string">
            <text:p text:style-name="P52"><text:span text:style-name="T12">TC – </text:span><text:span text:style-name="T20">1</text:span><text:span text:style-name="T24">5</text:span><text:span text:style-name="T20">.</text:span><text:span text:style-name="T25">2</text:span></text:p>
          </table:table-cell>
        </table:table-row>
        <table:table-row table:style-name="Tabella46.1">
          <table:table-cell table:style-name="Tabella46.A1" office:value-type="string">
            <text:p text:style-name="P24">Priorità</text:p>
          </table:table-cell>
          <table:table-cell table:style-name="Tabella46.A1" office:value-type="string">
            <text:p text:style-name="P38">Alta</text:p>
          </table:table-cell>
        </table:table-row>
        <table:table-row table:style-name="Tabella46.1">
          <table:table-cell table:style-name="Tabella46.A1" office:value-type="string">
            <text:p text:style-name="P24">Precondizioni </text:p>
          </table:table-cell>
          <table:table-cell table:style-name="Tabella46.A1" office:value-type="string">
            <text:p text:style-name="P52"><text:span text:style-name="T20">L’utente</text:span><text:span text:style-name="T12"> si trova nella pagina </text:span><text:span text:style-name="T20">principale</text:span><text:span text:style-name="T18"> </text:span><text:span text:style-name="T20">della </text:span><text:span text:style-name="T23">modifica</text:span><text:span text:style-name="T20"> d</text:span><text:span text:style-name="T24">el suo profilo</text:span></text:p>
          </table:table-cell>
        </table:table-row>
        <table:table-row table:style-name="Tabella46.1">
          <table:table-cell table:style-name="Tabella46.A1" table:number-columns-spanned="2" office:value-type="string">
            <text:p text:style-name="P24"><text:span text:style-name="T27"><text:s text:c="63"/></text:span>Flusso degli eventi</text:p>
          </table:table-cell>
          <table:covered-table-cell/>
        </table:table-row>
        <table:table-row table:style-name="Tabella46.1">
          <table:table-cell table:style-name="Tabella46.A1" table:number-columns-spanned="2" office:value-type="string">
            <text:p text:style-name="P52"><text:span text:style-name="T20">L’utente</text:span><text:span text:style-name="T14"> </text:span><text:span text:style-name="T18">inserisce I seguenti dati:</text:span></text:p>
            <text:list xml:id="list160252657533199" text:continue-numbering="true" text:style-name="L1">
              <text:list-item>
                <text:p text:style-name="P126"><text:span text:style-name="T24">Bio</text:span><text:span text:style-name="T20"> - //</text:span></text:p>
              </text:list-item>
            </text:list>
            <text:p text:style-name="P117"/>
            <text:p text:style-name="P52"><text:span text:style-name="T20">L’utente</text:span><text:span text:style-name="T14"> preme</text:span><text:span text:style-name="T12"> il pulsante “ </text:span><text:span text:style-name="T23">modifica</text:span><text:span text:style-name="T20"> </text:span><text:span text:style-name="T25">profilo</text:span><text:span text:style-name="T12">”</text:span></text:p>
          </table:table-cell>
          <table:covered-table-cell/>
        </table:table-row>
        <table:table-row table:style-name="Tabella46.1">
          <table:table-cell table:style-name="Tabella46.A1" office:value-type="string">
            <text:p text:style-name="P24">Oracolo</text:p>
          </table:table-cell>
          <table:table-cell table:style-name="Tabella46.A1" office:value-type="string">
            <text:p text:style-name="P52"><text:span text:style-name="T19">Il form</text:span><text:span text:style-name="T20"> </text:span><text:span text:style-name="T19">è corretto</text:span><text:span text:style-name="T12">, </text:span><text:span text:style-name="T23">modifica</text:span><text:span text:style-name="T25">Profilo</text:span><text:span text:style-name="T12"> dà esito </text:span><text:span text:style-name="T25">positivo</text:span></text:p>
          </table:table-cell>
        </table:table-row>
      </table:table>
      <text:p text:style-name="P12"/>
      <text:h text:style-name="P97" text:outline-level="2"><text:bookmark-start text:name="__RefHeading___Toc3272_1211047186"/>6.3 VisualizzaProfilo<text:bookmark-end text:name="__RefHeading___Toc3272_1211047186"/></text:h>
      <text:p text:style-name="P65"/>
      <table:table table:name="Tabella19" table:style-name="Tabella19">
        <table:table-column table:style-name="Tabella19.A"/>
        <table:table-column table:style-name="Tabella19.B"/>
        <table:table-row table:style-name="Tabella19.1">
          <table:table-cell table:style-name="Tabella19.A1" office:value-type="string">
            <text:p text:style-name="P17">Test Case ID</text:p>
          </table:table-cell>
          <table:table-cell table:style-name="Tabella19.A1" office:value-type="string">
            <text:p text:style-name="P43"><text:span text:style-name="T12">TC – </text:span><text:span text:style-name="T17">16</text:span><text:span text:style-name="T14">.1</text:span></text:p>
          </table:table-cell>
        </table:table-row>
        <table:table-row table:style-name="Tabella19.1">
          <table:table-cell table:style-name="Tabella19.A1" office:value-type="string">
            <text:p text:style-name="P17">Priorità</text:p>
          </table:table-cell>
          <table:table-cell table:style-name="Tabella19.A1" office:value-type="string">
            <text:p text:style-name="P30">Alta</text:p>
          </table:table-cell>
        </table:table-row>
        <table:table-row table:style-name="Tabella19.1">
          <table:table-cell table:style-name="Tabella19.A1" office:value-type="string">
            <text:p text:style-name="P17">Precondizioni </text:p>
          </table:table-cell>
          <table:table-cell table:style-name="Tabella19.A1" office:value-type="string">
            <text:p text:style-name="P43"><text:span text:style-name="T12">L</text:span><text:span text:style-name="T16">’utente </text:span><text:span text:style-name="T17">si trova sulla <text:s/>lista degli utenti</text:span></text:p>
          </table:table-cell>
        </table:table-row>
        <table:table-row table:style-name="Tabella19.1">
          <table:table-cell table:style-name="Tabella19.A1" table:number-columns-spanned="2" office:value-type="string">
            <text:p text:style-name="P17"><text:span text:style-name="T27"><text:s text:c="63"/></text:span>Flusso degli eventi</text:p>
          </table:table-cell>
          <table:covered-table-cell/>
        </table:table-row>
        <table:table-row table:style-name="Tabella19.1">
          <table:table-cell table:style-name="Tabella19.A1" table:number-columns-spanned="2" office:value-type="string">
            <text:p text:style-name="P43"><text:span text:style-name="T16">L’utente</text:span><text:span text:style-name="T14"> preme</text:span><text:span text:style-name="T12"> </text:span><text:span text:style-name="T16">su </text:span><text:span text:style-name="T17">un utente o sul proprio profilo</text:span></text:p>
          </table:table-cell>
          <table:covered-table-cell/>
        </table:table-row>
        <table:table-row table:style-name="Tabella19.1">
          <table:table-cell table:style-name="Tabella19.A1" office:value-type="string">
            <text:p text:style-name="P17">Oracolo</text:p>
          </table:table-cell>
          <table:table-cell table:style-name="Tabella19.A1" office:value-type="string">
            <text:p text:style-name="P43"><text:span text:style-name="T16">Il </text:span><text:span text:style-name="T17">Profilo</text:span><text:span text:style-name="T14"> non esiste</text:span><text:span text:style-name="T12">, </text:span><text:span text:style-name="T17">VisualizzaProfilo</text:span><text:span text:style-name="T12"> dà esito </text:span><text:span text:style-name="T14">negativo</text:span></text:p>
          </table:table-cell>
        </table:table-row>
      </table:table>
      <text:p text:style-name="P43"/>
      <text:p text:style-name="P43"/>
      <table:table table:name="Tabella20" table:style-name="Tabella20">
        <table:table-column table:style-name="Tabella20.A"/>
        <table:table-column table:style-name="Tabella20.B"/>
        <table:table-row table:style-name="Tabella20.1">
          <table:table-cell table:style-name="Tabella20.A1" office:value-type="string">
            <text:p text:style-name="P17">Test Case ID</text:p>
          </table:table-cell>
          <table:table-cell table:style-name="Tabella20.A1" office:value-type="string">
            <text:p text:style-name="P43"><text:span text:style-name="T12">TC – </text:span><text:span text:style-name="T17">16.2</text:span></text:p>
          </table:table-cell>
        </table:table-row>
        <table:table-row table:style-name="Tabella20.1">
          <table:table-cell table:style-name="Tabella20.A1" office:value-type="string">
            <text:p text:style-name="P17">Priorità</text:p>
          </table:table-cell>
          <table:table-cell table:style-name="Tabella20.A1" office:value-type="string">
            <text:p text:style-name="P30">Alta</text:p>
          </table:table-cell>
        </table:table-row>
        <table:table-row table:style-name="Tabella20.1">
          <table:table-cell table:style-name="Tabella20.A1" office:value-type="string">
            <text:p text:style-name="P17">Precondizioni </text:p>
          </table:table-cell>
          <table:table-cell table:style-name="Tabella20.A1" office:value-type="string">
            <text:p text:style-name="P43"><text:span text:style-name="T12">L</text:span><text:span text:style-name="T16">’utente </text:span><text:span text:style-name="T17">si trova sulla <text:s/>lista degli utenti</text:span></text:p>
          </table:table-cell>
        </table:table-row>
        <table:table-row table:style-name="Tabella20.1">
          <table:table-cell table:style-name="Tabella20.A1" table:number-columns-spanned="2" office:value-type="string">
            <text:p text:style-name="P17"><text:span text:style-name="T27"><text:s text:c="63"/></text:span>Flusso degli eventi</text:p>
          </table:table-cell>
          <table:covered-table-cell/>
        </table:table-row>
        <table:table-row table:style-name="Tabella20.1">
          <table:table-cell table:style-name="Tabella20.A1" table:number-columns-spanned="2" office:value-type="string">
            <text:p text:style-name="P43"><text:span text:style-name="T16">L’utente</text:span><text:span text:style-name="T14"> preme</text:span><text:span text:style-name="T12"> </text:span><text:span text:style-name="T16">su </text:span><text:span text:style-name="T17">un utente o sul proprio profilo</text:span></text:p>
          </table:table-cell>
          <table:covered-table-cell/>
        </table:table-row>
        <table:table-row table:style-name="Tabella20.1">
          <table:table-cell table:style-name="Tabella20.A1" office:value-type="string">
            <text:p text:style-name="P17">Oracolo</text:p>
          </table:table-cell>
          <table:table-cell table:style-name="Tabella20.A1" office:value-type="string">
            <text:p text:style-name="P43"><text:span text:style-name="T16">Il </text:span><text:span text:style-name="T17">Profilo</text:span><text:span text:style-name="T14"> esiste </text:span><text:span text:style-name="T17">e l’utente viene reinderizzato sulla pagina profilo dell’utente</text:span><text:span text:style-name="T12">, </text:span><text:span text:style-name="T17">VisualizzaProfilo</text:span><text:span text:style-name="T12"> dà esito </text:span><text:span text:style-name="T17">positivo</text:span>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8z0" style:family="text">
      <style:text-properties fo:color="#000000" loext:opacity="100%" style:font-name="Symbol" fo:font-family="Symbol" style:font-family-generic="roman" style:font-pitch="variable" style:font-charset="x-symbol" fo:letter-spacing="0.053cm" fo:background-color="#ffffff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0-14T16:02:50.698000000</dc:date>
    <meta:editing-duration>PT2H8M13S</meta:editing-duration>
    <meta:editing-cycles>15</meta:editing-cycles>
    <meta:document-statistic meta:table-count="50" meta:image-count="0" meta:object-count="0" meta:page-count="20" meta:paragraph-count="701" meta:word-count="2613" meta:character-count="18924" meta:non-whitespace-character-count="13912"/>
  </office:meta>
</office:document-meta>
</file>